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Body">
      <style:paragraph-properties fo:text-align="justify" style:justify-single-word="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Table_20_Contents">
      <style:paragraph-properties fo:text-align="start" style:justify-single-word="false"/>
    </style:style>
    <style:style style:name="P11" style:family="paragraph" style:parent-style-name="Table_20_Contents">
      <style:text-properties style:font-name="Courier New1"/>
    </style:style>
    <style:style style:name="P12" style:family="paragraph" style:parent-style-name="Table_20_Contents">
      <style:text-properties fo:color="#800000"/>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language="en" fo:country="GB"/>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style:font-name="Arial" fo:font-size="10pt" style:font-size-asian="10pt" style:font-size-complex="10pt"/>
    </style:style>
    <style:style style:name="P21" style:family="paragraph" style:parent-style-name="Body">
      <style:paragraph-properties fo:text-align="start" style:justify-single-word="false"/>
      <style:text-properties style:font-name="Arial" fo:font-size="10pt" style:font-size-asian="10pt" style:font-size-complex="10pt"/>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orphans="2" fo:widows="2" style:writing-mode="lr-tb"/>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style:use-window-font-color="true" fo:font-style="normal" style:font-style-asian="normal" style:font-style-complex="normal"/>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Standard" style:list-style-name="">
      <style:paragraph-properties fo:line-height="0.1945in"/>
      <style:text-properties style:use-window-font-color="true"/>
    </style:style>
    <style:style style:name="P42" style:family="paragraph" style:parent-style-name="Standard" style:list-style-name="">
      <style:paragraph-properties fo:line-height="0.1846in"/>
      <style:text-properties style:use-window-font-color="true"/>
    </style:style>
    <style:style style:name="P43" style:family="paragraph" style:parent-style-name="Standard" style:list-style-name=""/>
    <style:style style:name="P44" style:family="paragraph" style:parent-style-name="Standard" style:list-style-name="">
      <style:paragraph-properties fo:keep-together="always"/>
    </style:style>
    <style:style style:name="P45" style:family="paragraph" style:parent-style-name="Standard" style:list-style-name="">
      <style:text-properties fo:font-size="10pt" style:font-size-asian="10pt" style:font-size-complex="10pt"/>
    </style:style>
    <style:style style:name="P4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7"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48"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0"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1"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2" style:family="paragraph" style:parent-style-name="Standard" style:list-style-name="">
      <style:paragraph-properties fo:margin-top="0in" fo:margin-bottom="0.1945in"/>
      <style:text-properties fo:font-size="9pt" style:font-size-asian="9pt" style:font-size-complex="9pt"/>
    </style:style>
    <style:style style:name="P53" style:family="paragraph" style:parent-style-name="Standard" style:list-style-name="">
      <style:paragraph-properties fo:margin-top="0in" fo:margin-bottom="0.1945in" fo:keep-together="always"/>
    </style:style>
    <style:style style:name="P54" style:family="paragraph" style:parent-style-name="Standard" style:list-style-name="">
      <style:paragraph-properties fo:margin-top="0in" fo:margin-bottom="0.1945in"/>
      <style:text-properties fo:font-size="10pt" style:font-size-asian="10pt" style:font-size-complex="10pt"/>
    </style:style>
    <style:style style:name="P55"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in" fo:margin-bottom="0.1945in"/>
    </style:style>
    <style:style style:name="P57" style:family="paragraph" style:parent-style-name="Standard" style:list-style-name="">
      <style:paragraph-properties fo:margin-top="0.0374in" fo:margin-bottom="0.0374in"/>
      <style:text-properties fo:font-size="9pt" style:font-size-asian="9pt" style:font-size-complex="9pt"/>
    </style:style>
    <style:style style:name="P5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9" style:family="paragraph" style:parent-style-name="Standard" style:list-style-name="">
      <style:paragraph-properties fo:margin-top="0.0374in" fo:margin-bottom="0.0374in"/>
    </style:style>
    <style:style style:name="P60" style:family="paragraph" style:parent-style-name="Standard" style:list-style-name="">
      <style:paragraph-properties fo:margin-top="0.0374in" fo:margin-bottom="0.0374in"/>
      <style:text-properties fo:font-size="10pt" style:font-size-asian="10pt" style:font-size-complex="10pt"/>
    </style:style>
    <style:style style:name="P61"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style:text-properties fo:color="#000000" fo:font-size="10pt" style:font-size-asian="10pt" style:font-size-complex="10pt"/>
    </style:style>
    <style:style style:name="P64" style:family="paragraph" style:parent-style-name="Standard" style:list-style-name="">
      <style:paragraph-properties fo:margin-top="0.0374in" fo:margin-bottom="0.0374in" fo:text-align="center" style:justify-single-word="false"/>
      <style:text-properties style:use-window-font-color="true"/>
    </style:style>
    <style:style style:name="P65" style:family="paragraph" style:parent-style-name="Standard" style:list-style-name="">
      <style:paragraph-properties fo:margin-top="0.0374in" fo:margin-bottom="0.0374in"/>
      <style:text-properties style:use-window-font-color="true"/>
    </style:style>
    <style:style style:name="P6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top="0.0374in" fo:margin-bottom="0.0374in" fo:keep-with-next="always"/>
      <style:text-properties style:use-window-font-color="true"/>
    </style:style>
    <style:style style:name="P6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style>
    <style:style style:name="P72" style:family="paragraph" style:parent-style-name="Standard" style:list-style-name="">
      <style:paragraph-properties fo:margin-top="0.1945in" fo:margin-bottom="0in"/>
    </style:style>
    <style:style style:name="P73" style:family="paragraph" style:parent-style-name="Standard" style:list-style-name="">
      <style:paragraph-properties fo:margin-top="0.1945in" fo:margin-bottom="0in"/>
      <style:text-properties fo:font-size="10pt" style:font-size-asian="10pt" style:font-size-complex="10pt"/>
    </style:style>
    <style:style style:name="P7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1945in" fo:margin-bottom="0in" fo:keep-together="always" fo:keep-with-next="always"/>
    </style:style>
    <style:style style:name="P7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7" style:family="paragraph" style:parent-style-name="Standard" style:list-style-name="">
      <style:paragraph-properties fo:margin-left="0.5in" fo:margin-right="0in" fo:margin-top="0in" fo:margin-bottom="0.1945in" fo:text-indent="0in" style:auto-text-indent="false"/>
    </style:style>
    <style:style style:name="P7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text-indent="0in" style:auto-text-indent="false"/>
    </style:style>
    <style:style style:name="P81" style:family="paragraph" style:parent-style-name="Standard" style:list-style-name="">
      <style:paragraph-properties fo:margin-left="0.5in" fo:margin-right="0in" fo:margin-top="0in" fo:margin-bottom="0.1665in" fo:text-indent="0in" style:auto-text-indent="false"/>
    </style:style>
    <style:style style:name="P8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margin-top="0in" fo:margin-bottom="0.1665in"/>
      <style:text-properties fo:font-size="10pt" style:font-size-asian="10pt" style:font-size-complex="10pt"/>
    </style:style>
    <style:style style:name="P87" style:family="paragraph" style:parent-style-name="Standard" style:list-style-name="">
      <style:paragraph-properties fo:margin-top="0in" fo:margin-bottom="0.1665in"/>
    </style:style>
    <style:style style:name="P88" style:family="paragraph" style:parent-style-name="Standard" style:list-style-name="">
      <style:paragraph-properties fo:keep-with-next="always"/>
    </style:style>
    <style:style style:name="P8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keep-together="always" fo:keep-with-next="always"/>
    </style:style>
    <style:style style:name="P91" style:family="paragraph" style:parent-style-name="Standard" style:list-style-name="">
      <style:paragraph-properties fo:margin-top="0.1736in" fo:margin-bottom="0in" fo:keep-together="always" fo:keep-with-next="always"/>
    </style:style>
    <style:style style:name="P92"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0319in" fo:margin-bottom="0.0319in" fo:keep-with-next="always"/>
      <style:text-properties style:use-window-font-color="true"/>
    </style:style>
    <style:style style:name="P94"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5" style:family="paragraph" style:parent-style-name="Standard" style:list-style-name="">
      <style:paragraph-properties fo:margin-top="0.0319in" fo:margin-bottom="0.0319in" fo:text-align="end" style:justify-single-word="false"/>
      <style:text-properties style:use-window-font-color="true"/>
    </style:style>
    <style:style style:name="P96" style:family="paragraph" style:parent-style-name="Standard" style:list-style-name="">
      <style:paragraph-properties fo:margin-top="0.0319in" fo:margin-bottom="0.0319in" fo:text-align="center" style:justify-single-word="false"/>
      <style:text-properties style:use-window-font-color="true"/>
    </style:style>
    <style:style style:name="P97" style:family="paragraph" style:parent-style-name="Standard" style:list-style-name="">
      <style:paragraph-properties fo:margin-top="0.0319in" fo:margin-bottom="0.0319in" fo:text-align="end" style:justify-single-word="false"/>
    </style:style>
    <style:style style:name="P98" style:family="paragraph" style:parent-style-name="Standard" style:list-style-name="">
      <style:paragraph-properties fo:margin-top="0.0319in" fo:margin-bottom="0.0319in"/>
    </style:style>
    <style:style style:name="P99" style:family="paragraph" style:parent-style-name="Standard" style:list-style-name="">
      <style:paragraph-properties fo:margin-top="0.0319in" fo:margin-bottom="0in"/>
    </style:style>
    <style:style style:name="P100" style:family="paragraph" style:parent-style-name="Standard" style:list-style-name="">
      <style:paragraph-properties fo:margin-left="0in" fo:margin-right="0in" fo:margin-top="0.028in" fo:margin-bottom="0.0319in" fo:text-indent="0.4165in" style:auto-text-indent="false"/>
    </style:style>
    <style:style style:name="P10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3" style:family="paragraph" style:parent-style-name="Standard" style:list-style-name="">
      <style:paragraph-properties fo:margin-left="1in" fo:margin-right="0in" fo:text-indent="0in" style:auto-text-indent="false"/>
    </style:style>
    <style:style style:name="P104"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5"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7" style:family="paragraph" style:parent-style-name="Standard" style:list-style-name="">
      <style:paragraph-properties fo:margin-top="0.1736in" fo:margin-bottom="0.1945in" fo:keep-together="always"/>
    </style:style>
    <style:style style:name="P108"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09" style:family="paragraph" style:parent-style-name="Heading_20_1">
      <style:paragraph-properties fo:break-before="page"/>
    </style:style>
    <style:style style:name="P110" style:family="paragraph" style:parent-style-name="Heading_20_2">
      <style:text-properties fo:language="en" fo:country="US" style:language-complex="ar" style:country-complex="SA"/>
    </style:style>
    <style:style style:name="P111" style:family="paragraph" style:parent-style-name="Heading_20_4">
      <style:text-properties style:font-name="CourierNewPSMT" fo:font-size="10pt"/>
    </style:style>
    <style:style style:name="P112" style:family="paragraph" style:parent-style-name="Body" style:list-style-name="L8"/>
    <style:style style:name="P113" style:family="paragraph" style:parent-style-name="Body" style:list-style-name="L9">
      <style:text-properties style:use-window-font-color="true" fo:font-style="normal" style:font-style-asian="normal" style:font-style-complex="normal"/>
    </style:style>
    <style:style style:name="P114"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15" style:family="paragraph" style:parent-style-name="Body" style:list-style-name="L10"/>
    <style:style style:name="P116" style:family="paragraph" style:parent-style-name="Body" style:list-style-name="L11">
      <style:paragraph-properties>
        <style:tab-stops>
          <style:tab-stop style:position="3.9374in"/>
        </style:tab-stops>
      </style:paragraph-properties>
    </style:style>
    <style:style style:name="P117" style:family="paragraph" style:parent-style-name="Body" style:list-style-name="L12"/>
    <style:style style:name="P118" style:family="paragraph" style:parent-style-name="Body" style:list-style-name="L13"/>
    <style:style style:name="P119" style:family="paragraph" style:parent-style-name="Body" style:list-style-name="L14"/>
    <style:style style:name="P120" style:family="paragraph" style:parent-style-name="Body" style:list-style-name="L15"/>
    <style:style style:name="P121" style:family="paragraph" style:parent-style-name="Body" style:list-style-name="L16"/>
    <style:style style:name="P122" style:family="paragraph" style:parent-style-name="Body" style:list-style-name="L17"/>
    <style:style style:name="P123" style:family="paragraph" style:parent-style-name="Body" style:list-style-name="L18"/>
    <style:style style:name="P124" style:family="paragraph" style:parent-style-name="Body" style:list-style-name="L19"/>
    <style:style style:name="P125" style:family="paragraph" style:parent-style-name="Body" style:list-style-name="L20"/>
    <style:style style:name="P126" style:family="paragraph" style:parent-style-name="Body">
      <style:paragraph-properties fo:text-align="start" style:justify-single-word="false"/>
    </style:style>
    <style:style style:name="P127" style:family="paragraph" style:parent-style-name="Body">
      <style:paragraph-properties fo:text-align="justify" style:justify-single-word="false"/>
    </style:style>
    <style:style style:name="P128"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29" style:family="paragraph" style:parent-style-name="Document_20_Title" style:master-page-name="First_20_Page">
      <style:paragraph-properties fo:text-align="center" style:justify-single-word="false" style:page-number="auto"/>
    </style:style>
    <style:style style:name="P130" style:family="paragraph" style:parent-style-name="CellBody" style:list-style-name="L1">
      <style:paragraph-properties style:snap-to-layout-grid="false"/>
    </style:style>
    <style:style style:name="P131" style:family="paragraph" style:parent-style-name="CellBody" style:list-style-name="L1">
      <style:paragraph-properties style:snap-to-layout-grid="false"/>
      <style:text-properties style:use-window-font-color="true" fo:font-style="normal" style:font-style-asian="normal" style:font-style-complex="normal"/>
    </style:style>
    <style:style style:name="P132" style:family="paragraph" style:parent-style-name="CellBody" style:list-style-name="L2">
      <style:paragraph-properties style:snap-to-layout-grid="false"/>
      <style:text-properties style:use-window-font-color="true" fo:font-style="normal" style:font-style-asian="normal" style:font-style-complex="normal"/>
    </style:style>
    <style:style style:name="P133" style:family="paragraph" style:parent-style-name="CellBody" style:list-style-name="L3">
      <style:paragraph-properties style:snap-to-layout-grid="false"/>
      <style:text-properties style:use-window-font-color="true" fo:font-style="normal" style:font-style-asian="normal" style:font-style-complex="normal"/>
    </style:style>
    <style:style style:name="P134" style:family="paragraph" style:parent-style-name="CellBody" style:list-style-name="L4">
      <style:paragraph-properties style:snap-to-layout-grid="false"/>
      <style:text-properties style:use-window-font-color="true" fo:font-style="normal" style:font-style-asian="normal" style:font-style-complex="normal"/>
    </style:style>
    <style:style style:name="P135" style:family="paragraph" style:parent-style-name="CellBody" style:list-style-name="L5">
      <style:paragraph-properties style:snap-to-layout-grid="false"/>
      <style:text-properties style:use-window-font-color="true" fo:font-style="normal" style:font-style-asian="normal" style:font-style-complex="normal"/>
    </style:style>
    <style:style style:name="P136" style:family="paragraph" style:parent-style-name="CellBody" style:list-style-name="L6">
      <style:paragraph-properties style:snap-to-layout-grid="false"/>
      <style:text-properties style:use-window-font-color="true" fo:font-style="normal" style:font-style-asian="normal" style:font-style-complex="normal"/>
    </style:style>
    <style:style style:name="P137" style:family="paragraph" style:parent-style-name="CellBody" style:list-style-name="L7">
      <style:paragraph-properties style:snap-to-layout-grid="false"/>
      <style:text-properties style:use-window-font-color="true" fo:font-style="normal" style:font-style-asian="normal" style:font-style-complex="normal"/>
    </style:style>
    <style:style style:name="P138" style:family="paragraph" style:parent-style-name="Definition_20_Term" style:list-style-name="WW8Num3"/>
    <style:style style:name="P139" style:family="paragraph" style:parent-style-name="Table_20_Contents">
      <style:paragraph-properties fo:text-align="start" style:justify-single-word="false"/>
    </style:style>
    <style:style style:name="P14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1"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List_20_Heading_20__28_user_29_" style:list-style-name="">
      <style:text-properties fo:color="#000000" fo:font-size="10pt" style:font-size-asian="10pt" style:font-size-complex="10pt"/>
    </style:style>
    <style:style style:name="P157" style:family="paragraph" style:parent-style-name="Detail_20_Heading" style:list-style-name="">
      <style:paragraph-properties fo:padding="0.0236in" fo:border="0.0008in solid #666666"/>
      <style:text-properties fo:color="#000000"/>
    </style:style>
    <style:style style:name="P158" style:family="paragraph" style:parent-style-name="Detail_20_Heading" style:list-style-name="">
      <style:paragraph-properties fo:margin-top="0.0807in" fo:margin-bottom="0.0193in" fo:padding="0.0236in" fo:border="0.0008in solid #666666"/>
      <style:text-properties fo:color="#000000"/>
    </style:style>
    <style:style style:name="P159" style:family="paragraph" style:parent-style-name="Item_20_Heading" style:list-style-name="">
      <style:text-properties fo:color="#000000"/>
    </style:style>
    <style:style style:name="P160"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90000448" text:id="ct90000448">
          <text:insertion>
            <office:change-info>
              <dc:creator>Carsten Ziegeler</dc:creator>
              <dc:date>2014-01-21T09:32:00</dc:date>
            </office:change-info>
          </text:insertion>
        </text:changed-region>
        <text:changed-region xml:id="ct90000752" text:id="ct90000752">
          <text:insertion>
            <office:change-info>
              <dc:creator>Carsten Ziegeler</dc:creator>
              <dc:date>2014-01-21T17:44:00</dc:date>
            </office:change-info>
          </text:insertion>
        </text:changed-region>
        <text:changed-region xml:id="ct90001136" text:id="ct90001136">
          <text:insertion>
            <office:change-info>
              <dc:creator>Carsten Ziegeler</dc:creator>
              <dc:date>2014-01-21T17:45:00</dc:date>
            </office:change-info>
          </text:insertion>
        </text:changed-region>
        <text:changed-region xml:id="ct89997824" text:id="ct89997824">
          <text:insertion>
            <office:change-info>
              <dc:creator>Carsten Ziegeler</dc:creator>
              <dc:date>2014-01-20T20:45:00</dc:date>
            </office:change-info>
          </text:insertion>
        </text:changed-region>
        <text:changed-region xml:id="ct90003504" text:id="ct90003504">
          <text:insertion>
            <office:change-info>
              <dc:creator>Carsten Ziegeler</dc:creator>
              <dc:date>2014-01-21T17:46:00</dc:date>
            </office:change-info>
          </text:insertion>
        </text:changed-region>
        <text:changed-region xml:id="ct90006288" text:id="ct90006288">
          <text:insertion>
            <office:change-info>
              <dc:creator>Carsten Ziegeler</dc:creator>
              <dc:date>2014-01-20T20:46:00</dc:date>
            </office:change-info>
          </text:insertion>
        </text:changed-region>
        <text:changed-region xml:id="ct90007024" text:id="ct90007024">
          <text:insertion>
            <office:change-info>
              <dc:creator>Carsten Ziegeler</dc:creator>
              <dc:date>2014-01-21T17:57:00</dc:date>
            </office:change-info>
          </text:insertion>
        </text:changed-region>
        <text:changed-region xml:id="ct90010960" text:id="ct90010960">
          <text:insertion>
            <office:change-info>
              <dc:creator>Carsten Ziegeler</dc:creator>
              <dc:date>2014-01-21T17:58:00</dc:date>
            </office:change-info>
          </text:insertion>
        </text:changed-region>
        <text:changed-region xml:id="ct90012544" text:id="ct90012544">
          <text:insertion>
            <office:change-info>
              <dc:creator>Carsten Ziegeler</dc:creator>
              <dc:date>2014-01-21T17:59:00</dc:date>
            </office:change-info>
          </text:insertion>
        </text:changed-region>
        <text:changed-region xml:id="ct90004992" text:id="ct90004992">
          <text:insertion>
            <office:change-info>
              <dc:creator>Carsten Ziegeler</dc:creator>
              <dc:date>2014-01-21T18:00:00</dc:date>
            </office:change-info>
          </text:insertion>
        </text:changed-region>
        <text:changed-region xml:id="ct90014992" text:id="ct90014992">
          <text:insertion>
            <office:change-info>
              <dc:creator>Carsten Ziegeler</dc:creator>
              <dc:date>2014-01-21T18:01:00</dc:date>
            </office:change-info>
          </text:insertion>
        </text:changed-region>
        <text:changed-region xml:id="ct90000544" text:id="ct90000544">
          <text:insertion>
            <office:change-info>
              <dc:creator>Carsten Ziegeler</dc:creator>
              <dc:date>2014-01-21T09:36:00</dc:date>
            </office:change-info>
          </text:insertion>
        </text:changed-region>
        <text:changed-region xml:id="ct90010016" text:id="ct90010016">
          <text:insertion>
            <office:change-info>
              <dc:creator>Carsten Ziegeler</dc:creator>
              <dc:date>2014-01-21T09:37:00</dc:date>
            </office:change-info>
          </text:insertion>
        </text:changed-region>
        <text:changed-region xml:id="ct89820080" text:id="ct89820080">
          <text:insertion>
            <office:change-info>
              <dc:creator>Carsten Ziegeler</dc:creator>
              <dc:date>2014-01-21T09:38:00</dc:date>
            </office:change-info>
          </text:insertion>
        </text:changed-region>
        <text:changed-region xml:id="ct90010384" text:id="ct90010384">
          <text:deletion>
            <office:change-info>
              <dc:creator>Carsten Ziegeler</dc:creator>
              <dc:date>2014-01-21T09:38:00</dc:date>
            </office:change-info>
            <text:p text:style-name="Table_20_Contents"><text:span text:style-name="Source_20_Text">Http</text:span></text:p>
          </text:deletion>
        </text:changed-region>
        <text:changed-region xml:id="ct89819408" text:id="ct89819408">
          <text:insertion>
            <office:change-info>
              <dc:creator>Carsten Ziegeler</dc:creator>
              <dc:date>2014-01-21T17:48:00</dc:date>
            </office:change-info>
          </text:insertion>
        </text:changed-region>
        <text:changed-region xml:id="ct90012640" text:id="ct90012640">
          <text:insertion>
            <office:change-info>
              <dc:creator>Carsten Ziegeler</dc:creator>
              <dc:date>2014-01-21T17:48:00</dc:date>
            </office:change-info>
          </text:insertion>
        </text:changed-region>
        <text:changed-region xml:id="ct89819264" text:id="ct89819264">
          <text:deletion>
            <office:change-info>
              <dc:creator>Carsten Ziegeler</dc:creator>
              <dc:date>2014-01-16T18:48:00</dc:date>
            </office:change-info>
            <text:p text:style-name="Table_20_Contents"><text:span text:style-name="Source_20_Text">HttpContext</text:span></text:p>
          </text:deletion>
        </text:changed-region>
        <text:changed-region xml:id="ct90013264" text:id="ct90013264">
          <text:insertion>
            <office:change-info>
              <dc:creator>Carsten Ziegeler</dc:creator>
              <dc:date>2014-01-21T17:49:00</dc:date>
            </office:change-info>
          </text:insertion>
        </text:changed-region>
        <text:changed-region xml:id="ct90013600" text:id="ct90013600">
          <text:insertion>
            <office:change-info>
              <dc:creator>Carsten Ziegeler</dc:creator>
              <dc:date>2014-01-21T09:39:00</dc:date>
            </office:change-info>
          </text:insertion>
        </text:changed-region>
        <text:changed-region xml:id="ct90013968" text:id="ct90013968">
          <text:insertion>
            <office:change-info>
              <dc:creator>Carsten Ziegeler</dc:creator>
              <dc:date>2014-01-21T17:49:00</dc:date>
            </office:change-info>
          </text:insertion>
        </text:changed-region>
        <text:changed-region xml:id="ct90004464" text:id="ct90004464">
          <text:deletion>
            <office:change-info>
              <dc:creator>Carsten Ziegeler</dc:creator>
              <dc:date>2014-01-21T09:39:00</dc:date>
            </office:change-info>
            <text:p text:style-name="Table_20_Contents"><text:span text:style-name="Source_20_Text">HttpContext</text:span></text:p>
          </text:deletion>
        </text:changed-region>
        <text:changed-region xml:id="ct90013392" text:id="ct90013392">
          <text:insertion>
            <office:change-info>
              <dc:creator>Carsten Ziegeler</dc:creator>
              <dc:date>2014-01-21T17:49:00</dc:date>
            </office:change-info>
          </text:insertion>
        </text:changed-region>
        <text:changed-region xml:id="ct90014064" text:id="ct90014064">
          <text:deletion>
            <office:change-info>
              <dc:creator>Carsten Ziegeler</dc:creator>
              <dc:date>2014-01-21T09:39:00</dc:date>
            </office:change-info>
            <text:p text:style-name="Table_20_Contents"><text:span text:style-name="Source_20_Text">HttpContext</text:span></text:p>
          </text:deletion>
        </text:changed-region>
        <text:changed-region xml:id="ct90014320" text:id="ct90014320">
          <text:insertion>
            <office:change-info>
              <dc:creator>Carsten Ziegeler</dc:creator>
              <dc:date>2014-01-21T17:49:00</dc:date>
            </office:change-info>
          </text:insertion>
        </text:changed-region>
        <text:changed-region xml:id="ct90008432" text:id="ct90008432">
          <text:deletion>
            <office:change-info>
              <dc:creator>Carsten Ziegeler</dc:creator>
              <dc:date>2014-01-20T15:28:00</dc:date>
            </office:change-info>
            <text:p text:style-name="Table_20_Contents"><text:span text:style-name="Source_20_Text">c</text:span></text:p>
          </text:deletion>
        </text:changed-region>
        <text:changed-region xml:id="ct90006064" text:id="ct90006064">
          <text:deletion>
            <office:change-info>
              <dc:creator>Carsten Ziegeler</dc:creator>
              <dc:date>2014-01-16T18:42:00</dc:date>
            </office:change-info>
            <text:p text:style-name="Table_20_Contents"><text:span text:style-name="Source_20_Text">HttpContext</text:span></text:p>
          </text:deletion>
        </text:changed-region>
        <text:changed-region xml:id="ct90008528" text:id="ct90008528">
          <text:insertion>
            <office:change-info>
              <dc:creator>Carsten Ziegeler</dc:creator>
              <dc:date>2014-01-21T17:49:00</dc:date>
            </office:change-info>
          </text:insertion>
        </text:changed-region>
        <text:changed-region xml:id="ct90016656" text:id="ct90016656">
          <text:deletion>
            <office:change-info>
              <dc:creator>Carsten Ziegeler</dc:creator>
              <dc:date>2014-01-21T09:39:00</dc:date>
            </office:change-info>
            <text:p text:style-name="Table_20_Contents"><text:span text:style-name="Source_20_Text">HttpContext</text:span></text:p>
          </text:deletion>
        </text:changed-region>
        <text:changed-region xml:id="ct90017536" text:id="ct90017536">
          <text:insertion>
            <office:change-info>
              <dc:creator>Carsten Ziegeler</dc:creator>
              <dc:date>2014-01-21T17:49:00</dc:date>
            </office:change-info>
          </text:insertion>
        </text:changed-region>
        <text:changed-region xml:id="ct90017728" text:id="ct90017728">
          <text:deletion>
            <office:change-info>
              <dc:creator>Carsten Ziegeler</dc:creator>
              <dc:date>2014-01-21T09:39:00</dc:date>
            </office:change-info>
            <text:p text:style-name="Table_20_Contents"><text:span text:style-name="Source_20_Text">HttpContext</text:span></text:p>
          </text:deletion>
        </text:changed-region>
        <text:changed-region xml:id="ct90018032" text:id="ct90018032">
          <text:insertion>
            <office:change-info>
              <dc:creator>Carsten Ziegeler</dc:creator>
              <dc:date>2014-01-21T17:49:00</dc:date>
            </office:change-info>
          </text:insertion>
        </text:changed-region>
        <text:changed-region xml:id="ct90018288" text:id="ct90018288">
          <text:deletion>
            <office:change-info>
              <dc:creator>Carsten Ziegeler</dc:creator>
              <dc:date>2014-01-21T09:39:00</dc:date>
            </office:change-info>
            <text:p text:style-name="Table_20_Contents"><text:span text:style-name="Source_20_Text">HttpContext</text:span></text:p>
          </text:deletion>
        </text:changed-region>
        <text:changed-region xml:id="ct90018592" text:id="ct90018592">
          <text:insertion>
            <office:change-info>
              <dc:creator>Carsten Ziegeler</dc:creator>
              <dc:date>2014-01-21T17:49:00</dc:date>
            </office:change-info>
          </text:insertion>
        </text:changed-region>
        <text:changed-region xml:id="ct90018784" text:id="ct90018784">
          <text:deletion>
            <office:change-info>
              <dc:creator>Carsten Ziegeler</dc:creator>
              <dc:date>2014-01-21T09:39:00</dc:date>
            </office:change-info>
            <text:p text:style-name="Table_20_Contents"><text:span text:style-name="Source_20_Text">HttpContext</text:span></text:p>
          </text:deletion>
        </text:changed-region>
        <text:changed-region xml:id="ct90019088" text:id="ct90019088">
          <text:insertion>
            <office:change-info>
              <dc:creator>Carsten Ziegeler</dc:creator>
              <dc:date>2014-01-21T17:49:00</dc:date>
            </office:change-info>
          </text:insertion>
        </text:changed-region>
        <text:changed-region xml:id="ct90025040" text:id="ct90025040">
          <text:insertion>
            <office:change-info>
              <dc:creator>Carsten Ziegeler</dc:creator>
              <dc:date>2014-01-21T09:40:00</dc:date>
            </office:change-info>
          </text:insertion>
        </text:changed-region>
        <text:changed-region xml:id="ct90036560" text:id="ct90036560">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90037232" text:id="ct90037232">
          <text:insertion>
            <office:change-info>
              <dc:creator>Carsten Ziegeler</dc:creator>
              <dc:date>2014-01-21T09:41:00</dc:date>
            </office:change-info>
          </text:insertion>
        </text:changed-region>
        <text:changed-region xml:id="ct90034896" text:id="ct90034896">
          <text:deletion>
            <office:change-info>
              <dc:creator>Carsten Ziegeler</dc:creator>
              <dc:date>2014-01-21T17:50:00</dc:date>
            </office:change-info>
            <text:p text:style-name="P1"><text:span text:style-name="Default_20_Paragraph_20_Font"><text:s/>Context</text:span></text:p>
          </text:deletion>
        </text:changed-region>
        <text:changed-region xml:id="ct90034800" text:id="ct90034800">
          <text:deletion>
            <office:change-info>
              <dc:creator>Carsten Ziegeler</dc:creator>
              <dc:date>2014-01-21T09:41:00</dc:date>
            </office:change-info>
            <text:p text:style-name="P1"><text:span text:style-name="Default_20_Paragraph_20_Font">Http</text:span></text:p>
          </text:deletion>
        </text:changed-region>
        <text:changed-region xml:id="ct90035200" text:id="ct90035200">
          <text:insertion>
            <office:change-info>
              <dc:creator>Carsten Ziegeler</dc:creator>
              <dc:date>2014-01-21T17:50:00</dc:date>
            </office:change-info>
          </text:insertion>
        </text:changed-region>
        <text:changed-region xml:id="ct90034000" text:id="ct90034000">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90035520" text:id="ct90035520">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90037584" text:id="ct90037584">
          <text:insertion>
            <office:change-info>
              <dc:creator>Carsten Ziegeler</dc:creator>
              <dc:date>2014-01-21T17:50:00</dc:date>
            </office:change-info>
          </text:insertion>
        </text:changed-region>
        <text:changed-region xml:id="ct90036320" text:id="ct90036320">
          <text:deletion>
            <office:change-info>
              <dc:creator>Carsten Ziegeler</dc:creator>
              <dc:date>2014-01-21T17:51:00</dc:date>
            </office:change-info>
            <text:p text:style-name="Body">HttpContext</text:p>
          </text:deletion>
        </text:changed-region>
        <text:changed-region xml:id="ct90040592" text:id="ct90040592">
          <text:insertion>
            <office:change-info>
              <dc:creator>Carsten Ziegeler</dc:creator>
              <dc:date>2014-01-21T17:51:00</dc:date>
            </office:change-info>
          </text:insertion>
        </text:changed-region>
        <text:changed-region xml:id="ct90041840" text:id="ct90041840">
          <text:deletion>
            <office:change-info>
              <dc:creator>Carsten Ziegeler</dc:creator>
              <dc:date>2014-01-21T17:51:00</dc:date>
            </office:change-info>
            <text:p text:style-name="Body">HttpContexts</text:p>
          </text:deletion>
        </text:changed-region>
        <text:changed-region xml:id="ct89842752" text:id="ct89842752">
          <text:insertion>
            <office:change-info>
              <dc:creator>Carsten Ziegeler</dc:creator>
              <dc:date>2014-01-21T17:51:00</dc:date>
            </office:change-info>
          </text:insertion>
        </text:changed-region>
        <text:changed-region xml:id="ct90041936" text:id="ct90041936">
          <text:deletion>
            <office:change-info>
              <dc:creator>Carsten Ziegeler</dc:creator>
              <dc:date>2014-01-21T17:51:00</dc:date>
            </office:change-info>
            <text:p text:style-name="Body">HttpContext</text:p>
          </text:deletion>
        </text:changed-region>
        <text:changed-region xml:id="ct90040096" text:id="ct90040096">
          <text:insertion>
            <office:change-info>
              <dc:creator>Carsten Ziegeler</dc:creator>
              <dc:date>2014-01-21T17:51:00</dc:date>
            </office:change-info>
          </text:insertion>
        </text:changed-region>
        <text:changed-region xml:id="ct90043184" text:id="ct90043184">
          <text:deletion>
            <office:change-info>
              <dc:creator>Carsten Ziegeler</dc:creator>
              <dc:date>2014-01-21T17:51:00</dc:date>
            </office:change-info>
            <text:p text:style-name="Body"><text:span text:style-name="Default_20_Paragraph_20_Font">HttpContext</text:span></text:p>
          </text:deletion>
        </text:changed-region>
        <text:changed-region xml:id="ct90043488" text:id="ct90043488">
          <text:insertion>
            <office:change-info>
              <dc:creator>Carsten Ziegeler</dc:creator>
              <dc:date>2014-01-21T17:51:00</dc:date>
            </office:change-info>
          </text:insertion>
        </text:changed-region>
        <text:changed-region xml:id="ct90043856" text:id="ct90043856">
          <text:insertion>
            <office:change-info>
              <dc:creator>Carsten Ziegeler</dc:creator>
              <dc:date>2014-01-21T17:52:00</dc:date>
            </office:change-info>
          </text:insertion>
        </text:changed-region>
        <text:changed-region xml:id="ct90044208" text:id="ct90044208">
          <text:deletion>
            <office:change-info>
              <dc:creator>Carsten Ziegeler</dc:creator>
              <dc:date>2014-01-21T17:52:00</dc:date>
            </office:change-info>
            <text:p text:style-name="Body"><text:span text:style-name="Default_20_Paragraph_20_Font">HttpContext</text:span></text:p>
          </text:deletion>
        </text:changed-region>
        <text:changed-region xml:id="ct90044576" text:id="ct90044576">
          <text:insertion>
            <office:change-info>
              <dc:creator>Carsten Ziegeler</dc:creator>
              <dc:date>2014-01-21T17:52:00</dc:date>
            </office:change-info>
          </text:insertion>
        </text:changed-region>
        <text:changed-region xml:id="ct90044928" text:id="ct90044928">
          <text:deletion>
            <office:change-info>
              <dc:creator>Carsten Ziegeler</dc:creator>
              <dc:date>2014-01-21T17:52:00</dc:date>
            </office:change-info>
            <text:p text:style-name="Body"><text:span text:style-name="Default_20_Paragraph_20_Font">HttpContext</text:span></text:p>
          </text:deletion>
        </text:changed-region>
        <text:changed-region xml:id="ct90045264" text:id="ct90045264">
          <text:insertion>
            <office:change-info>
              <dc:creator>Carsten Ziegeler</dc:creator>
              <dc:date>2014-01-21T17:52:00</dc:date>
            </office:change-info>
          </text:insertion>
        </text:changed-region>
        <text:changed-region xml:id="ct90045616" text:id="ct90045616">
          <text:deletion>
            <office:change-info>
              <dc:creator>Carsten Ziegeler</dc:creator>
              <dc:date>2014-01-21T09:51:00</dc:date>
            </office:change-info>
            <text:p text:style-name="Body"><text:span text:style-name="Default_20_Paragraph_20_Font"><text:s/></text:span></text:p>
          </text:deletion>
        </text:changed-region>
        <text:changed-region xml:id="ct89841616" text:id="ct8984161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043312" text:id="ct90043312">
          <text:insertion>
            <office:change-info>
              <dc:creator>Carsten Ziegeler</dc:creator>
              <dc:date>2014-01-21T17:53:00</dc:date>
            </office:change-info>
          </text:insertion>
        </text:changed-region>
        <text:changed-region xml:id="ct90043696" text:id="ct9004369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045744" text:id="ct90045744">
          <text:insertion>
            <office:change-info>
              <dc:creator>Carsten Ziegeler</dc:creator>
              <dc:date>2014-01-21T17:53:00</dc:date>
            </office:change-info>
          </text:insertion>
        </text:changed-region>
        <text:changed-region xml:id="ct90046416" text:id="ct9004641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047088" text:id="ct90047088">
          <text:insertion>
            <office:change-info>
              <dc:creator>Carsten Ziegeler</dc:creator>
              <dc:date>2014-01-21T17:53:00</dc:date>
            </office:change-info>
          </text:insertion>
        </text:changed-region>
        <text:changed-region xml:id="ct90042992" text:id="ct90042992">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049536" text:id="ct90049536">
          <text:insertion>
            <office:change-info>
              <dc:creator>Carsten Ziegeler</dc:creator>
              <dc:date>2014-01-21T17:53:00</dc:date>
            </office:change-info>
          </text:insertion>
        </text:changed-region>
        <text:changed-region xml:id="ct90050208" text:id="ct9005020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050912" text:id="ct90050912">
          <text:insertion>
            <office:change-info>
              <dc:creator>Carsten Ziegeler</dc:creator>
              <dc:date>2014-01-21T17:53:00</dc:date>
            </office:change-info>
          </text:insertion>
        </text:changed-region>
        <text:changed-region xml:id="ct90053760" text:id="ct90053760">
          <text:insertion>
            <office:change-info>
              <dc:creator>Carsten Ziegeler</dc:creator>
              <dc:date>2014-01-21T09:50:00</dc:date>
            </office:change-info>
          </text:insertion>
        </text:changed-region>
        <text:changed-region xml:id="ct90055328" text:id="ct90055328">
          <text:insertion>
            <office:change-info>
              <dc:creator>Carsten Ziegeler</dc:creator>
              <dc:date>2014-01-20T15:35:00</dc:date>
            </office:change-info>
          </text:insertion>
        </text:changed-region>
        <text:changed-region xml:id="ct90051008" text:id="ct90051008">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90051600" text:id="ct90051600">
          <text:insertion>
            <office:change-info>
              <dc:creator>Carsten Ziegeler</dc:creator>
              <dc:date>2014-01-21T17:53:00</dc:date>
            </office:change-info>
          </text:insertion>
        </text:changed-region>
        <text:changed-region xml:id="ct90052272" text:id="ct90052272">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90052944" text:id="ct90052944">
          <text:insertion>
            <office:change-info>
              <dc:creator>Carsten Ziegeler</dc:creator>
              <dc:date>2014-01-21T17:54:00</dc:date>
            </office:change-info>
          </text:insertion>
        </text:changed-region>
        <text:changed-region xml:id="ct89846544" text:id="ct89846544">
          <text:deletion>
            <office:change-info>
              <dc:creator>Carsten Ziegeler</dc:creator>
              <dc:date>2014-01-21T10:00:00</dc:date>
            </office:change-info>
            <text:p text:style-name="Table_20_Contents">or</text:p>
            <text:p text:style-name="Table_20_Contents">String</text:p>
          </text:deletion>
        </text:changed-region>
        <text:changed-region xml:id="ct89846784" text:id="ct89846784">
          <text:deletion>
            <office:change-info>
              <dc:creator>Carsten Ziegeler</dc:creator>
              <dc:date>2014-01-21T17:54:00</dc:date>
            </office:change-info>
            <text:p text:style-name="Table_20_Contents"><text:span text:style-name="Source_20_Text">HttpContext</text:span></text:p>
          </text:deletion>
        </text:changed-region>
        <text:changed-region xml:id="ct89844832" text:id="ct89844832">
          <text:insertion>
            <office:change-info>
              <dc:creator>Carsten Ziegeler</dc:creator>
              <dc:date>2014-01-21T17:54:00</dc:date>
            </office:change-info>
          </text:insertion>
        </text:changed-region>
        <text:changed-region xml:id="ct89843744" text:id="ct89843744">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89845776" text:id="ct89845776">
          <text:insertion>
            <office:change-info>
              <dc:creator>Carsten Ziegeler</dc:creator>
              <dc:date>2014-01-21T10:01:00</dc:date>
            </office:change-info>
          </text:insertion>
        </text:changed-region>
        <text:changed-region xml:id="ct90049808" text:id="ct90049808">
          <text:deletion>
            <office:change-info>
              <dc:creator>Carsten Ziegeler</dc:creator>
              <dc:date>2014-01-21T18:05:00</dc:date>
            </office:change-info>
            <text:p text:style-name="Table_20_Contents"><text:span text:style-name="Default_20_Paragraph_20_Font">Http Context</text:span></text:p>
          </text:deletion>
        </text:changed-region>
        <text:changed-region xml:id="ct89843360" text:id="ct89843360">
          <text:insertion>
            <office:change-info>
              <dc:creator>Carsten Ziegeler</dc:creator>
              <dc:date>2014-01-21T18:05:00</dc:date>
            </office:change-info>
          </text:insertion>
        </text:changed-region>
        <text:changed-region xml:id="ct90053856" text:id="ct90053856">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89845904" text:id="ct89845904">
          <text:deletion>
            <office:change-info>
              <dc:creator>Carsten Ziegeler</dc:creator>
              <dc:date>2014-01-21T18:05:00</dc:date>
            </office:change-info>
            <text:p text:style-name="Table_20_Contents">Http Context</text:p>
          </text:deletion>
        </text:changed-region>
        <text:changed-region xml:id="ct89849552" text:id="ct89849552">
          <text:insertion>
            <office:change-info>
              <dc:creator>Carsten Ziegeler</dc:creator>
              <dc:date>2014-01-21T18:05:00</dc:date>
            </office:change-info>
          </text:insertion>
        </text:changed-region>
        <text:changed-region xml:id="ct90047376" text:id="ct90047376">
          <text:insertion>
            <office:change-info>
              <dc:creator>Carsten Ziegeler</dc:creator>
              <dc:date>2014-01-21T18:06:00</dc:date>
            </office:change-info>
          </text:insertion>
        </text:changed-region>
        <text:changed-region xml:id="ct89849904" text:id="ct89849904">
          <text:deletion>
            <office:change-info>
              <dc:creator>Carsten Ziegeler</dc:creator>
              <dc:date>2014-01-21T18:06:00</dc:date>
            </office:change-info>
            <text:p text:style-name="Table_20_Contents">Http Context</text:p>
          </text:deletion>
        </text:changed-region>
        <text:changed-region xml:id="ct89849680" text:id="ct89849680">
          <text:insertion>
            <office:change-info>
              <dc:creator>Carsten Ziegeler</dc:creator>
              <dc:date>2014-01-21T18:06:00</dc:date>
            </office:change-info>
          </text:insertion>
        </text:changed-region>
        <text:changed-region xml:id="ct90060512" text:id="ct90060512">
          <text:insertion>
            <office:change-info>
              <dc:creator>Carsten Ziegeler</dc:creator>
              <dc:date>2014-01-21T09:49:00</dc:date>
            </office:change-info>
          </text:insertion>
        </text:changed-region>
        <text:changed-region xml:id="ct90061680" text:id="ct90061680">
          <text:insertion>
            <office:change-info>
              <dc:creator>Carsten Ziegeler</dc:creator>
              <dc:date>2014-01-21T18:10:00</dc:date>
            </office:change-info>
          </text:insertion>
        </text:changed-region>
        <text:changed-region xml:id="ct90064880" text:id="ct90064880">
          <text:insertion>
            <office:change-info>
              <dc:creator>Carsten Ziegeler</dc:creator>
              <dc:date>2014-01-21T09:58:00</dc:date>
            </office:change-info>
          </text:insertion>
        </text:changed-region>
        <text:changed-region xml:id="ct90065584" text:id="ct90065584">
          <text:insertion>
            <office:change-info>
              <dc:creator>Carsten Ziegeler</dc:creator>
              <dc:date>2014-01-21T09:59:00</dc:date>
            </office:change-info>
          </text:insertion>
        </text:changed-region>
        <text:changed-region xml:id="ct90067568" text:id="ct90067568">
          <text:insertion>
            <office:change-info>
              <dc:creator>Carsten Ziegeler</dc:creator>
              <dc:date>2014-01-21T10:00:00</dc:date>
            </office:change-info>
          </text:insertion>
        </text:changed-region>
        <text:changed-region xml:id="ct90069712" text:id="ct90069712">
          <text:insertion>
            <office:change-info>
              <dc:creator>Carsten Ziegeler</dc:creator>
              <dc:date>2014-01-21T09:51:00</dc:date>
            </office:change-info>
          </text:insertion>
        </text:changed-region>
        <text:changed-region xml:id="ct90071168" text:id="ct90071168">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90071840" text:id="ct90071840">
          <text:insertion>
            <office:change-info>
              <dc:creator>Carsten Ziegeler</dc:creator>
              <dc:date>2014-01-21T17:54:00</dc:date>
            </office:change-info>
          </text:insertion>
        </text:changed-region>
        <text:changed-region xml:id="ct90072512" text:id="ct90072512">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90073184" text:id="ct90073184">
          <text:insertion>
            <office:change-info>
              <dc:creator>Carsten Ziegeler</dc:creator>
              <dc:date>2014-01-21T18:03:00</dc:date>
            </office:change-info>
          </text:insertion>
        </text:changed-region>
        <text:changed-region xml:id="ct89848512" text:id="ct89848512">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90063328" text:id="ct90063328">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90064000" text:id="ct90064000">
          <text:insertion>
            <office:change-info>
              <dc:creator>Carsten Ziegeler</dc:creator>
              <dc:date>2014-01-21T18:05:00</dc:date>
            </office:change-info>
          </text:insertion>
        </text:changed-region>
        <text:changed-region xml:id="ct89852160" text:id="ct89852160">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90067200" text:id="ct90067200">
          <text:deletion>
            <office:change-info>
              <dc:creator>Carsten Ziegeler</dc:creator>
              <dc:date>2014-01-20T20:43:00</dc:date>
            </office:change-info>
            <text:p text:style-name="P2"><text:span text:style-name="Source_20_Text">org.osgi.service.http.ResourceServlet</text:span></text:p>
          </text:deletion>
        </text:changed-region>
        <text:changed-region xml:id="ct90079392" text:id="ct90079392">
          <text:insertion>
            <office:change-info>
              <dc:creator>Carsten Ziegeler</dc:creator>
              <dc:date>2014-01-20T20:43:00</dc:date>
            </office:change-info>
          </text:insertion>
        </text:changed-region>
        <text:changed-region xml:id="ct90081296" text:id="ct90081296">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90080128" text:id="ct90080128">
          <text:insertion>
            <office:change-info>
              <dc:creator>Carsten Ziegeler</dc:creator>
              <dc:date>2014-01-21T18:04:00</dc:date>
            </office:change-info>
          </text:insertion>
        </text:changed-region>
        <text:changed-region xml:id="ct90079888" text:id="ct90079888">
          <text:deletion>
            <office:change-info>
              <dc:creator>Carsten Ziegeler</dc:creator>
              <dc:date>2014-01-21T18:04:00</dc:date>
            </office:change-info>
            <text:p text:style-name="Preformatted_20_Text"><text:span text:style-name="Default_20_Paragraph_20_Font"><text:s/></text:span></text:p>
          </text:deletion>
        </text:changed-region>
        <text:changed-region xml:id="ct90082128" text:id="ct90082128">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90083968" text:id="ct90083968">
          <text:insertion>
            <office:change-info>
              <dc:creator>Carsten Ziegeler</dc:creator>
              <dc:date>2014-01-21T10:02:00</dc:date>
            </office:change-info>
          </text:insertion>
        </text:changed-region>
        <text:changed-region xml:id="ct89851680" text:id="ct89851680">
          <text:deletion>
            <office:change-info>
              <dc:creator>Carsten Ziegeler</dc:creator>
              <dc:date>2014-01-20T20:43:00</dc:date>
            </office:change-info>
            <text:p text:style-name="Preformatted_20_Text"><text:span text:style-name="Default_20_Paragraph_20_Font">Resource</text:span></text:p>
          </text:deletion>
        </text:changed-region>
        <text:changed-region xml:id="ct90085408" text:id="ct90085408">
          <text:insertion>
            <office:change-info>
              <dc:creator>Carsten Ziegeler</dc:creator>
              <dc:date>2014-01-20T20:43:00</dc:date>
            </office:change-info>
          </text:insertion>
        </text:changed-region>
        <text:changed-region xml:id="ct90094640" text:id="ct9009464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90095728" text:id="ct90095728">
          <text:insertion>
            <office:change-info>
              <dc:creator>Carsten Ziegeler</dc:creator>
              <dc:date>2014-01-21T18:07:00</dc:date>
            </office:change-info>
          </text:insertion>
        </text:changed-region>
        <text:changed-region xml:id="ct90095088" text:id="ct90095088">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90095488" text:id="ct90095488">
          <text:insertion>
            <office:change-info>
              <dc:creator>Carsten Ziegeler</dc:creator>
              <dc:date>2014-01-21T18:07:00</dc:date>
            </office:change-info>
          </text:insertion>
        </text:changed-region>
        <text:changed-region xml:id="ct90095824" text:id="ct90095824">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90096496" text:id="ct90096496">
          <text:insertion>
            <office:change-info>
              <dc:creator>Carsten Ziegeler</dc:creator>
              <dc:date>2014-01-21T18:07:00</dc:date>
            </office:change-info>
          </text:insertion>
        </text:changed-region>
        <text:changed-region xml:id="ct89854576" text:id="ct89854576">
          <text:deletion>
            <office:change-info>
              <dc:creator>Carsten Ziegeler</dc:creator>
              <dc:date>2014-01-21T18:07:00</dc:date>
            </office:change-info>
            <text:p text:style-name="P3"><text:span text:style-name="Default_20_Paragraph_20_Font">Http Context</text:span></text:p>
          </text:deletion>
        </text:changed-region>
        <text:changed-region xml:id="ct90095584" text:id="ct90095584">
          <text:insertion>
            <office:change-info>
              <dc:creator>Carsten Ziegeler</dc:creator>
              <dc:date>2014-01-21T18:07:00</dc:date>
            </office:change-info>
          </text:insertion>
        </text:changed-region>
        <text:changed-region xml:id="ct90094128" text:id="ct90094128">
          <text:deletion>
            <office:change-info>
              <dc:creator>Carsten Ziegeler</dc:creator>
              <dc:date>2014-01-21T18:07:00</dc:date>
            </office:change-info>
            <text:p text:style-name="P3"><text:span text:style-name="Default_20_Paragraph_20_Font">Http Context</text:span></text:p>
          </text:deletion>
        </text:changed-region>
        <text:changed-region xml:id="ct90097280" text:id="ct90097280">
          <text:insertion>
            <office:change-info>
              <dc:creator>Carsten Ziegeler</dc:creator>
              <dc:date>2014-01-21T18:07:00</dc:date>
            </office:change-info>
          </text:insertion>
        </text:changed-region>
        <text:changed-region xml:id="ct90099296" text:id="ct90099296">
          <text:deletion>
            <office:change-info>
              <dc:creator>Carsten Ziegeler</dc:creator>
              <dc:date>2014-01-21T18:07:00</dc:date>
            </office:change-info>
            <text:p text:style-name="P3"><text:span text:style-name="Default_20_Paragraph_20_Font">Http Context</text:span></text:p>
          </text:deletion>
        </text:changed-region>
        <text:changed-region xml:id="ct90100032" text:id="ct90100032">
          <text:insertion>
            <office:change-info>
              <dc:creator>Carsten Ziegeler</dc:creator>
              <dc:date>2014-01-21T18:07:00</dc:date>
            </office:change-info>
          </text:insertion>
        </text:changed-region>
        <text:changed-region xml:id="ct90100416" text:id="ct90100416">
          <text:deletion>
            <office:change-info>
              <dc:creator>Carsten Ziegeler</dc:creator>
              <dc:date>2014-01-21T18:07:00</dc:date>
            </office:change-info>
            <text:p text:style-name="P3"><text:span text:style-name="Default_20_Paragraph_20_Font">Http Context</text:span></text:p>
          </text:deletion>
        </text:changed-region>
        <text:changed-region xml:id="ct90101152" text:id="ct90101152">
          <text:insertion>
            <office:change-info>
              <dc:creator>Carsten Ziegeler</dc:creator>
              <dc:date>2014-01-21T18:07:00</dc:date>
            </office:change-info>
          </text:insertion>
        </text:changed-region>
        <text:changed-region xml:id="ct90101536" text:id="ct90101536">
          <text:deletion>
            <office:change-info>
              <dc:creator>Carsten Ziegeler</dc:creator>
              <dc:date>2014-01-21T18:07:00</dc:date>
            </office:change-info>
            <text:p text:style-name="P3"><text:span text:style-name="Default_20_Paragraph_20_Font">Http Context</text:span></text:p>
          </text:deletion>
        </text:changed-region>
        <text:changed-region xml:id="ct90102272" text:id="ct90102272">
          <text:insertion>
            <office:change-info>
              <dc:creator>Carsten Ziegeler</dc:creator>
              <dc:date>2014-01-21T18:07:00</dc:date>
            </office:change-info>
          </text:insertion>
        </text:changed-region>
        <text:changed-region xml:id="ct90104768" text:id="ct90104768">
          <text:deletion>
            <office:change-info>
              <dc:creator>Carsten Ziegeler</dc:creator>
              <dc:date>2014-01-21T18:07:00</dc:date>
            </office:change-info>
            <text:p text:style-name="P3"><text:span text:style-name="Default_20_Paragraph_20_Font">Http Context</text:span></text:p>
          </text:deletion>
        </text:changed-region>
        <text:changed-region xml:id="ct90105504" text:id="ct90105504">
          <text:insertion>
            <office:change-info>
              <dc:creator>Carsten Ziegeler</dc:creator>
              <dc:date>2014-01-21T18: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80</text:page-count></text:span><text:span text:style-name="T49"> Pages</text:span></text:p>
      <text:p text:style-name="P28">Abstract</text:p>
      <text:p text:style-name="P2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09" text:outline-level="1" text:restart-numbering="true" text:start-value="-1">Document Information</text:h>
      <text:h text:style-name="P110" text:outline-level="2">License</text:h>
      <text:p text:style-name="P18">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110"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0"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9">0.1 License<text:tab/>2</text:p>
          <text:p text:style-name="P39">0.2 Trademarks<text:tab/>3</text:p>
          <text:p text:style-name="P39">0.3 Feedback<text:tab/>3</text:p>
          <text:p text:style-name="P39">0.4 Table of Contents<text:tab/>3</text:p>
          <text:p text:style-name="P39">0.5 Terminology and Document Conventions<text:tab/>4</text:p>
          <text:p text:style-name="P39">0.6 Revision History<text:tab/>4</text:p>
          <text:p text:style-name="P38">1 Introduction<text:tab/>7</text:p>
          <text:p text:style-name="P38">2 Application Domain<text:tab/>7</text:p>
          <text:p text:style-name="P38">3 Problem Description<text:tab/>7</text:p>
          <text:p text:style-name="P39">3.1 Support for dated Serlvet API 2.1<text:tab/>7</text:p>
          <text:p text:style-name="P39">3.2 Dependency on the HttpService service<text:tab/>8</text:p>
          <text:p text:style-name="P39">3.3 Configuration<text:tab/>8</text:p>
          <text:p text:style-name="P38">4 Requirements<text:tab/>8</text:p>
          <text:p text:style-name="P39">4.1 Update to Http Service API<text:tab/>8</text:p>
          <text:p text:style-name="P38">5 Technical Solution<text:tab/>10</text:p>
          <text:p text:style-name="P39">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39">5.2 Whiteboard Registration Support<text:tab/>15</text:p>
          <text:p text:style-name="P40">5.2.1 Target HttpService<text:tab/>15</text:p>
          <text:p text:style-name="P40">5.2.2 <text:s/>ContextHttpServletContextHelper for servlets, servlet filters, resources, and listeners<text:tab/>16</text:p>
          <text:p text:style-name="P40">5.2.3 Lifecycle of servlets, servlet filters, resources, and listeners<text:tab/>16</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39">5.3 Provided Capability<text:tab/>20</text:p>
          <text:p text:style-name="P38">6 Data Transfer Objects<text:tab/>22</text:p>
          <text:p text:style-name="P38">7 Javadoc<text:tab/>22</text:p>
          <text:p text:style-name="P38">8 Considered Alternatives<text:tab/>60</text:p>
          <text:p text:style-name="P39">8.1 Servlet API Reference Version<text:tab/>60</text:p>
          <text:p text:style-name="P39">8.2 New methods to register Servlets and Filters<text:tab/>60</text:p>
          <text:p text:style-name="P39">8.3 Web Application Events<text:tab/>60</text:p>
          <text:p text:style-name="P40">8.3.1 Limiting events<text:tab/>60</text:p>
          <text:p text:style-name="P40">8.3.2 Event Admin Service<text:tab/>60</text:p>
          <text:p text:style-name="P39">8.4 HTTP Sessions<text:tab/>60</text:p>
          <text:p text:style-name="P39">8.5 Resources<text:tab/>60</text:p>
          <text:p text:style-name="P39">8.6 Deprecated HttpService<text:tab/>61</text:p>
          <text:p text:style-name="P38">9 Security Considerations<text:tab/>61</text:p>
          <text:p text:style-name="P38">10 Document Support<text:tab/>61</text:p>
          <text:p text:style-name="P39">10.1 References<text:tab/>61</text:p>
          <text:p text:style-name="P39">10.2 Author’s Address<text:tab/>62</text:p>
          <text:p text:style-name="P39">10.3 Acronyms and Abbreviations<text:tab/>62</text:p>
          <text:p text:style-name="P39">10.4 End of Document<text:tab/>6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11/02/12</text:p>
          </table:table-cell>
          <table:table-cell table:style-name="Tabelle1.C1" office:value-type="string">
            <text:p text:style-name="P32">Initial Version</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01/27/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01/28/12</text:p>
          </table:table-cell>
          <table:table-cell table:style-name="Tabelle1.C3" office:value-type="string">
            <text:p text:style-name="P32">Update on feedback from Austin F2F</text:p>
            <text:list xml:id="list5870139484862965721" text:style-name="L1">
              <text:list-item>
                <text:p text:style-name="P131">Removal of new registration/unregistration methods</text:p>
              </text:list-item>
              <text:list-item>
                <text:p text:style-name="P131">Clarification of Servlet API 3 registration methods</text:p>
              </text:list-item>
              <text:list-item>
                <text:p text:style-name="P131">Definition of the osgi.whiteboard namespace</text:p>
              </text:list-item>
              <text:list-item>
                <text:p text:style-name="P131">Minor clarifications and fixes</text:p>
              </text:list-item>
            </text:list>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04/16/13</text:p>
          </table:table-cell>
          <table:table-cell table:style-name="Tabelle1.C3" office:value-type="string">
            <text:p text:style-name="P32">Update with feedback from Cologne F2F</text:p>
            <text:list xml:id="list2146316295" text:continue-numbering="true" text:style-name="L1">
              <text:list-item>
                <text:p text:style-name="P130"><text:span text:style-name="T11">Annotations and </text:span>asynchronous<text:span text:style-name="T11"> processing</text:span></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05/22/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07/15/13</text:p>
          </table:table-cell>
          <table:table-cell table:style-name="Tabelle1.C3" office:value-type="string">
            <text:p text:style-name="P32">Updated with feedback from Palo Alto F2F</text:p>
            <text:list xml:id="list5499034254314908029" text:style-name="L2">
              <text:list-item>
                <text:p text:style-name="P132">Updated listener handling</text:p>
              </text:list-item>
              <text:list-item>
                <text:p text:style-name="P132">Clarified service lifecycle handling</text:p>
              </text:list-item>
              <text:list-item>
                <text:p text:style-name="P132">Renamed “pattern” property to “path”</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07/29/13</text:p>
          </table:table-cell>
          <table:table-cell table:style-name="Tabelle1.C3" office:value-type="string">
            <text:p text:style-name="P32">Updated with feedback from CPEG call</text:p>
            <text:list xml:id="list1324964309184941735" text:style-name="L3">
              <text:list-item>
                <text:p text:style-name="P133">Changed handling of multiple whiteboard implementation</text:p>
              </text:list-item>
            </text:list>
            <text:p text:style-name="P32">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08/15/13</text:p>
          </table:table-cell>
          <table:table-cell table:style-name="Tabelle1.C3" office:value-type="string">
            <text:p text:style-name="P32">Updated with feedback from BJ (partially already mentioned at the Palo Alto F2F) :</text:p>
            <text:list xml:id="list7370547164970889532" text:style-name="L4">
              <text:list-item>
                <text:p text:style-name="P134">Clean up requirements list</text:p>
              </text:list-item>
              <text:list-item>
                <text:p text:style-name="P134">Several clarifications / rewordings, samples</text:p>
              </text:list-item>
              <text:list-item>
                <text:p text:style-name="P134">Moved DTOs to org.osgi.dto.service.http</text:p>
              </text:list-item>
              <text:list-item>
                <text:p text:style-name="P134">Added security permissions</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08/23/13</text:p>
          </table:table-cell>
          <table:table-cell table:style-name="Tabelle1.C3" office:value-type="string">
            <text:p text:style-name="P32">Update with feedback from CPEG call and add missing pieces:</text:p>
            <text:list xml:id="list2441660683504097421" text:style-name="L5">
              <text:list-item>
                <text:p text:style-name="P135">use different registration properties for servlets and servlet filters</text:p>
              </text:list-item>
              <text:list-item>
                <text:p text:style-name="P135">add notes about service life cycle and clarify properties for each service</text:p>
              </text:list-item>
              <text:list-item>
                <text:p text:style-name="P135">Use consistent naming, changed the flow of chapters for easier reading</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10/01/13</text:p>
          </table:table-cell>
          <table:table-cell table:style-name="Tabelle1.C3" office:value-type="string">
            <text:p text:style-name="P32">Update with feedback from CPEG call:</text:p>
            <text:list xml:id="list5070421293983046229" text:style-name="L6">
              <text:list-item>
                <text:p text:style-name="P136">Reformat by moving common properties into separate chapter</text:p>
              </text:list-item>
              <text:list-item>
                <text:p text:style-name="P136">Use prototype scope</text:p>
              </text:list-item>
            </text:list>
            <text:p text:style-name="P32">Carsten Ziegeler, Adobe Systems Incorporated, <text:a xlink:type="simple" xlink:href="mailto:cziegele@adobe.com">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10/25/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1-21">
            <text:p text:style-name="P32">01/21/14</text:p>
          </table:table-cell>
          <table:table-cell table:style-name="Tabelle1.C3" office:value-type="string">
            <text:p text:style-name="P32">Update with feedback from Austin F2F</text:p>
            <text:list xml:id="list7534890999886403024" text:style-name="L7">
              <text:list-item>
                <text:p text:style-name="P137">new abstract class as a replacement for HttpContext</text:p>
              </text:list-item>
              <text:list-item>
                <text:p text:style-name="P137">add dispatching configuration for servlet filters</text:p>
              </text:list-item>
              <text:list-item>
                <text:p text:style-name="P137">clarify mapping of ServletContext methods</text:p>
              </text:list-item>
              <text:list-item>
                <text:p text:style-name="P137">added serviceId property to DTOs</text:p>
              </text:list-item>
            </text:list>
            <text:p text:style-name="P32">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2715077597772523090" text:style-name="L8">
        <text:list-item>
          <text:p text:style-name="P112">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2">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5499207352240886342" text:style-name="L9">
        <text:list-item>
          <text:p text:style-name="P113">Servlet Filters</text:p>
        </text:list-item>
        <text:list-item>
          <text:p text:style-name="P113">Servlet Event Listeners</text:p>
        </text:list-item>
        <text:list-item>
          <text:p text:style-name="P113"><text:soft-page-break/>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Configuration</text:h>
      <text:p text:style-name="P15">The Http Service specification currently declares a number of framework properties to configure the Http Service. This raises a number of issues:</text:p>
      <text:list xml:id="list6623786464753672517" text:style-name="L10">
        <text:list-item>
          <text:p text:style-name="P115">Unable to dynamically reconfigure the Http Service in an easy way</text:p>
        </text:list-item>
        <text:list-item>
          <text:p text:style-name="P115">Incomplete configuration. For example the local interface to bind to is not an official configuration property</text:p>
        </text:list-item>
        <text:list-item>
          <text:p text:style-name="P115">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be queried/introspected.</text:p>
      <text:h text:style-name="Heading_20_1" text:outline-level="1">Requirements</text:h>
      <text:h text:style-name="Heading_20_2" text:outline-level="2">Update to Http Service API</text:h>
      <text:list xml:id="list6693056730447852535" text:style-name="L11">
        <text:list-item>
          <text:p text:style-name="P114">The solution MUST update the Http Service specification to refer to the latest Servlet API specification and define to what extend the Http Service provides support.</text:p>
        </text:list-item>
        <text:list-item>
          <text:p text:style-name="P116"><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16"><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14">The solution MUST add support for error page configuration.</text:p>
        </text:list-item>
        <text:list-item>
          <text:p text:style-name="P114">The solution MUST define how registered servlets and servlet filters are named.</text:p>
        </text:list-item>
        <text:list-item>
          <text:p text:style-name="P114">The solution MUST clarify ServletContext implementation in the <text:span text:style-name="T19">Http Service</text:span> for both standalone and bridged Http Service implementations.</text:p>
        </text:list-item>
        <text:list-item>
          <text:p text:style-name="P114">The solution MUST clarify the ServletContext scope of Servlet API listeners registered through the <text:span text:style-name="T19">Http Service</text:span>.</text:p>
        </text:list-item>
        <text:list-item>
          <text:p text:style-name="P114">The solution MUST define runtime attribute of the <text:span text:style-name="T19">Http Service</text:span> to reflect configuration of the service.</text:p>
        </text:list-item>
        <text:list-item>
          <text:p text:style-name="P128">The solution MUST define whiteboard registration of servlet services with the <text:span text:style-name="T19">Http Service</text:span>. </text:p>
        </text:list-item>
        <text:list-item>
          <text:p text:style-name="P114">The solution MUST define whiteboard registration of filter services with the <text:span text:style-name="T19">Http Service</text:span>. </text:p>
        </text:list-item>
        <text:list-item>
          <text:p text:style-name="P114">The solution MUST define whiteboard registration of servlet listener services with the <text:span text:style-name="T19">Http Service</text:span>. </text:p>
        </text:list-item>
        <text:list-item>
          <text:p text:style-name="P114">The solution MUST define registration of OSGi HttpContext services used for Servlet and Filter registration.</text:p>
        </text:list-item>
        <text:list-item>
          <text:p text:style-name="P114">The solution MUST define how servlets, filters, and servlet listener services are matched with <text:span text:style-name="T19">Http Service</text:span> implementations.</text:p>
        </text:list-item>
        <text:list-item>
          <text:p text:style-name="P128">The solution MUST define whiteboard registration of static resources with the <text:span text:style-name="T19">Http Service</text:span>.</text:p>
        </text:list-item>
        <text:list-item>
          <text:p text:style-name="P128">The solution MUST define whiteboard registration of error pages with the <text:span text:style-name="T19">Http Service</text:span>.</text:p>
        </text:list-item>
        <text:list-item>
          <text:p text:style-name="P128">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5403192306920173615" text:style-name="L12">
        <text:list-item>
          <text:p text:style-name="P117">Updates and clarifications to the the Http Service API and specification itself.</text:p>
        </text:list-item>
        <text:list-item>
          <text:p text:style-name="P117">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4755822979614884105" text:style-name="L13">
        <text:list-item>
          <text:p text:style-name="P118"><text:span text:style-name="Default_20_Paragraph_20_Font">Servlets may be registered with more than one pattern (instead of a single alias)</text:span></text:p>
        </text:list-item>
        <text:list-item>
          <text:p text:style-name="P118"><text:span text:style-name="Default_20_Paragraph_20_Font">Servlet filters (introduced in Servlet API 2.3)</text:span></text:p>
        </text:list-item>
        <text:list-item>
          <text:p text:style-name="P118"><text:span text:style-name="Default_20_Paragraph_20_Font">Error pages (introduced in Servlet API 2.2)</text:span></text:p>
        </text:list-item>
        <text:list-item>
          <text:p text:style-name="P118"><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5105627692442439097" text:style-name="L14">
        <text:list-item>
          <text:p text:style-name="P119"><text:span text:style-name="Source_20_Text">ServletContext</text:span><text:span text:style-name="Default_20_Paragraph_20_Font"> objects used for servlet and servlet filter initialization</text:span></text:p>
        </text:list-item>
        <text:list-item>
          <text:p text:style-name="P119"><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90000448"/><text:span text:style-name="Default_20_Paragraph_20_Font">, </text:span><text:change-end text:change-id="ct90000448"/><text:change-start text:change-id="ct90000752"/><text:span text:style-name="Default_20_Paragraph_20_Font">Servlet</text:span><text:change-end text:change-id="ct90000752"/><text:change-start text:change-id="ct90001136"/><text:span text:style-name="Default_20_Paragraph_20_Font">ContextHelper</text:span><text:change-end text:change-id="ct90001136"/><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89997824"/></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89997824"/><text:change-start text:change-id="ct90003504"/><text:span text:style-name="Default_20_Paragraph_20_Font"><text:span text:style-name="T6"> </text:span></text:span><text:change-end text:change-id="ct90003504"/><text:change-start text:change-id="ct90006288"/><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90006288"/><text:change-start text:change-id="ct90007024"/><text:span text:style-name="Default_20_Paragraph_20_Font"><text:span text:style-name="T6"> Own implementations of this class must inherit from the abstract class and register themselves a</text:span></text:span><text:change-end text:change-id="ct90007024"/><text:change-start text:change-id="ct90010960"/><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90010960"/><text:change-start text:change-id="ct90012544"/></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90012544"/><text:change-start text:change-id="ct90004992"/><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90004992"/><text:change-start text:change-id="ct90014992"/><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90014992"/></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2"><text:change-start text:change-id="ct90000544"/>This method must return the class loader of the whiteboard servi<text:change-end text:change-id="ct90000544"/><text:change-start text:change-id="ct90010016"/>ce. An implementation of the Http Service can achieve this by returning separate instances of the ServletContext to each whiteboard <text:soft-page-break/>service. Such an instance would be a facade of the <text:change-end text:change-id="ct90010016"/><text:change-start text:change-id="ct89820080"/>used Servlet Context but has access to the context of the bundle of the whiteboard service.<text:change-end text:change-id="ct89820080"/></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90010384"/><text:change-start text:change-id="ct89819408"/><text:span text:style-name="Source_20_Text">Servlet</text:span><text:change-end text:change-id="ct89819408"/><text:span text:style-name="Source_20_Text">Context</text:span><text:change-start text:change-id="ct90012640"/><text:span text:style-name="Source_20_Text">Helper</text:span><text:change-end text:change-id="ct90012640"/></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89819264"/><text:change-start text:change-id="ct90013264"/><text:span text:style-name="Source_20_Text">Servlet</text:span><text:change-end text:change-id="ct90013264"/><text:change-start text:change-id="ct90013600"/><text:span text:style-name="Source_20_Text">Context</text:span><text:change-end text:change-id="ct90013600"/><text:change-start text:change-id="ct90013968"/><text:span text:style-name="Source_20_Text">Helper</text:span><text:change-end text:change-id="ct90013968"/></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90004464"/><text:change-start text:change-id="ct90013392"/><text:span text:style-name="Source_20_Text">ServletContextHelper</text:span><text:change-end text:change-id="ct90013392"/></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90014064"/><text:change-start text:change-id="ct90014320"/><text:span text:style-name="Source_20_Text">ServletContextHelper</text:span><text:change-end text:change-id="ct90014320"/></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90008432"/><text:span text:style-name="Source_20_Text">h(String)</text:span></text:p>
          </table:table-cell>
          <table:table-cell table:style-name="Tabelle2.B2" office:value-type="string">
            <text:p text:style-name="Table_20_Contents">Backed by <text:change text:change-id="ct90006064"/><text:change-start text:change-id="ct90008528"/><text:span text:style-name="Source_20_Text">ServletContextHelper</text:span><text:change-end text:change-id="ct90008528"/></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90016656"/><text:change-start text:change-id="ct90017536"/><text:span text:style-name="Source_20_Text">ServletContextHelper</text:span><text:change-end text:change-id="ct90017536"/></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90017728"/><text:change-start text:change-id="ct90018032"/><text:span text:style-name="Source_20_Text">ServletContextHelper</text:span><text:change-end text:change-id="ct90018032"/></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90018288"/><text:change-start text:change-id="ct90018592"/><text:span text:style-name="Source_20_Text">ServletContextHelper</text:span><text:change-end text:change-id="ct90018592"/></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90018784"/><text:change-start text:change-id="ct90019088"/><text:span text:style-name="Source_20_Text">ServletContextHelper</text:span><text:change-end text:change-id="ct90019088"/></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1610508299850302502" text:style-name="L15">
        <text:list-item>
          <text:p text:style-name="P120"><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0"><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90025040"/><text:span text:style-name="Default_20_Paragraph_20_Font"> and runtime attributes</text:span><text:change-end text:change-id="ct90025040"/><text:span text:style-name="Default_20_Paragraph_20_Font"> as ServletContext initialization parameters.</text:span><text:bookmark-end text:name="__RefNumPara__56320_1433603774"/></text:p>
        </text:list-item>
        <text:list-item>
          <text:p text:style-name="P120"><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20"><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listing URLs of bound ports; e.g. <text:soft-page-break/><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 version=2.6</text:p>
      <text:p text:style-name="P22">Provide-Capability: osgi.contract; osgi.contract=JavaServlet; version:Version=3;</text:p>
      <text:p text:style-name="P22"><text:s text:c="2"/><text:span text:style-name="T41">uses:="javax.servlet, javax.servlet.http, javax.servlet.annotation,</text:span></text:p>
      <text:p text:style-name="P25"><text:s text:c="9"/>javax.servlet.descriptor", </text:p>
      <text:p text:style-name="P22"><text:span text:style-name="T41"><text:s/>osgi.contract;</text:span> <text:span text:style-name="T41">osgi.contract=JavaServlet; version:Version=2.5;</text:span></text:p>
      <text:p text:style-name="P22"><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4"><text:s/>version:Version=2.5; uses:="javax.servlet, javax.servlet.http"</text:p>
      <text:h text:style-name="P111" text:outline-level="4" text:is-list-header="true"><text:soft-page-break/></text:h>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90036560"/><text:change-start text:change-id="ct90037232"/><text:span text:style-name="Source_20_Text"><text:span text:style-name="T7">select</text:span></text:span><text:change-end text:change-id="ct90037232"/></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change text:change-id="ct90034896"/><text:change text:change-id="ct90034800"/><text:change-start text:change-id="ct90035200"/><text:span text:style-name="Source_20_Text">ServletContextHelper</text:span><text:change-end text:change-id="ct90035200"/><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3"><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90034000"/><text:change text:change-id="ct90035520"/><text:change-start text:change-id="ct90037584"/><text:soft-page-break/><text:span text:style-name="Default_20_Paragraph_20_Font">ServletContextHelper</text:span><text:change-end text:change-id="ct90037584"/><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90036320"/><text:change-start text:change-id="ct90040592"/>ServletContextHelper<text:change-end text:change-id="ct90040592"/> of the targeted Http Service. Additional <text:change text:change-id="ct90041840"/><text:change-start text:change-id="ct89842752"/>ServletContextHelper services<text:change-end text:change-id="ct89842752"/> can be made available through the whiteboard support. In this case the <text:change text:change-id="ct90041936"/><text:change-start text:change-id="ct90040096"/>ServletContextHelper<text:change-end text:change-id="ct90040096"/>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90043184"/><text:change-start text:change-id="ct90043488"/><text:span text:style-name="Default_20_Paragraph_20_Font">ServletContextHelper ser</text:span><text:change-end text:change-id="ct90043488"/><text:change-start text:change-id="ct90043856"/><text:span text:style-name="Default_20_Paragraph_20_Font">vice</text:span><text:change-end text:change-id="ct90043856"/><text:span text:style-name="Default_20_Paragraph_20_Font"> should be used by services from a different bundle than the bundle which registered the </text:span><text:change text:change-id="ct90044208"/><text:change-start text:change-id="ct90044576"/><text:span text:style-name="Default_20_Paragraph_20_Font">ServletContextHelper</text:span><text:change-end text:change-id="ct90044576"/><text:span text:style-name="Default_20_Paragraph_20_Font"> service, the </text:span><text:change text:change-id="ct90044928"/><text:change-start text:change-id="ct90045264"/><text:span text:style-name="Default_20_Paragraph_20_Font">ServletContextHelper</text:span><text:change-end text:change-id="ct90045264"/><text:span text:style-name="Default_20_Paragraph_20_Font"> must set the </text:span><text:change text:change-id="ct90045616"/><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89841616"/><text:change-start text:change-id="ct90043312"/><text:span text:style-name="Source_20_Text"><text:span text:style-name="T29">ServletContextHelper</text:span></text:span><text:change-end text:change-id="ct90043312"/><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90043696"/><text:change-start text:change-id="ct90045744"/><text:span text:style-name="Source_20_Text"><text:span text:style-name="T29">ServletContextHelper</text:span></text:span><text:change-end text:change-id="ct90045744"/><text:span text:style-name="Source_20_Text"><text:span text:style-name="T3"> with the highest service ranking. An </text:span></text:span><text:change text:change-id="ct90046416"/><text:change-start text:change-id="ct90047088"/><text:span text:style-name="Source_20_Text"><text:span text:style-name="T29">ServletContextHelper</text:span></text:span><text:change-end text:change-id="ct90047088"/><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90042992"/><text:change-start text:change-id="ct90049536"/><text:span text:style-name="Source_20_Text"><text:span text:style-name="T29">ServletContextHelper</text:span></text:span><text:change-end text:change-id="ct90049536"/><text:span text:style-name="Source_20_Text"><text:span text:style-name="T3"> with a higher service ranking arrives or the current used </text:span></text:span><text:change text:change-id="ct90050208"/><text:change-start text:change-id="ct90050912"/><text:span text:style-name="Source_20_Text"><text:span text:style-name="T29">ServletContextHelper</text:span></text:span><text:change-end text:change-id="ct90050912"/><text:span text:style-name="Source_20_Text"><text:span text:style-name="T3"> is unregistered</text:span></text:span><text:change-start text:change-id="ct90053760"/><text:span text:style-name="Source_20_Text"><text:span text:style-name="T3"> (see section </text:span></text:span><text:span text:style-name="Source_20_Text"><text:span text:style-name="T3"><text:bookmark-ref text:reference-format="chapter" text:ref-name="__RefHeading__11529_916916513"/></text:span></text:span><text:span text:style-name="Source_20_Text"><text:span text:style-name="T3">)</text:span></text:span><text:change-end text:change-id="ct90053760"/><text:span text:style-name="Source_20_Text"><text:span text:style-name="T3">.</text:span></text:span><text:change-start text:change-id="ct90055328"/><text:span text:style-name="Source_20_Text"><text:span text:style-name="T3"> </text:span></text:span><text:change-end text:change-id="ct90055328"/></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90051008"/><text:change-start text:change-id="ct90051600"/><text:span text:style-name="Default_20_Paragraph_20_Font"><text:span text:style-name="T26">ServletContextHelper</text:span></text:span><text:change-end text:change-id="ct90051600"/><text:span text:style-name="Default_20_Paragraph_20_Font"><text:span text:style-name="T5"> it is using. Therefore servlets and servlet filters used by the same HttpService and referencing the same </text:span></text:span><text:change text:change-id="ct90052272"/><text:change-start text:change-id="ct90052944"/><text:span text:style-name="Default_20_Paragraph_20_Font"><text:span text:style-name="T31">ServletContextHelper</text:span></text:span><text:change-end text:change-id="ct90052944"/><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89846544"/></text:p>
          </table:table-cell>
          <table:table-cell table:style-name="Tabelle46.C2" office:value-type="string">
            <text:p text:style-name="Table_20_Contents">For <text:change text:change-id="ct89846784"/><text:change-start text:change-id="ct89844832"/><text:span text:style-name="Source_20_Text"><text:span text:style-name="T7">ServletContextHelper</text:span></text:span><text:change-end text:change-id="ct89844832"/><text:span text:style-name="Default_20_Paragraph_20_Font"> services this property is required and identifies the service when referred to by a </text:span><text:change text:change-id="ct89843744"/><text:change-start text:change-id="ct89845776"/><text:span text:style-name="Default_20_Paragraph_20_Font">whiteboard</text:span><text:change-end text:change-id="ct89845776"/><text:span text:style-name="Default_20_Paragraph_20_Font"> service. </text:span><text:change text:change-id="ct90049808"/><text:change-start text:change-id="ct89843360"/><text:span text:style-name="Default_20_Paragraph_20_Font">ServletContextHelper</text:span><text:change-end text:change-id="ct89843360"/><text:span text:style-name="Default_20_Paragraph_20_Font"> services without this property are ignored. </text:span><text:change text:change-id="ct90053856"/></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89845904"/><text:change-start text:change-id="ct89849552"/>ServletContext<text:change-end text:change-id="ct89849552"/><text:change-start text:change-id="ct90047376"/>Helper<text:change-end text:change-id="ct90047376"/> service may be used by servlet, listener, resource, or servlet filter services registered by other bundles. By default <text:change text:change-id="ct89849904"/><text:change-start text:change-id="ct89849680"/>ServletContextHelper<text:change-end text:change-id="ct89849680"/> services can only be used by servlet, listener, resource, or servlet filter services registered by the same bundle.</text:p>
          </table:table-cell>
        </table:table-row>
      </table:table>
      <text:h text:style-name="Heading_20_3" text:outline-level="3" text:is-list-header="true"><text:change-start text:change-id="ct90060512"/><text:span text:style-name="Default_20_Paragraph_20_Font"/></text:h>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4283204838284665067" text:style-name="L16">
        <text:list-item>
          <text:p text:style-name="P121"><text:span text:style-name="Default_20_Paragraph_20_Font">The service is get from the service registry</text:span></text:p>
        </text:list-item>
        <text:list-item>
          <text:p text:style-name="P121"><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605935676442735149" text:style-name="L17">
        <text:list-item>
          <text:p text:style-name="P122"><text:span text:style-name="Default_20_Paragraph_20_Font">For servlets and servlet filters, destroy() is called</text:span></text:p>
        </text:list-item>
        <text:list-item>
          <text:p text:style-name="P122"><text:soft-page-break/><text:span text:style-name="Default_20_Paragraph_20_Font">The service is released</text:span></text:p>
        </text:list-item>
      </text:list>
      <text:p text:style-name="Body"><text:change-end text:change-id="ct90060512"/><text:change-start text:change-id="ct90061680"/><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90061680"/><text:change-start text:change-id="ct90064880"/><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90064880"/><text:change-start text:change-id="ct90065584"/><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90065584"/><text:change-start text:change-id="ct90067568"/><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90067568"/><text:change-start text:change-id="ct90069712"/><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90069712"/></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717289229586909002" text:style-name="L18">
        <text:list-item>
          <text:p text:style-name="P123"><text:span text:style-name="Default_20_Paragraph_20_Font"><text:span text:style-name="T39">A string beginning with a ‘/’ character and ending with a ‘/*’ suffix is used for path mapping. </text:span></text:span></text:p>
        </text:list-item>
        <text:list-item>
          <text:p text:style-name="P123"><text:span text:style-name="Default_20_Paragraph_20_Font"><text:span text:style-name="T39">A string beginning with a ‘*.’ prefix is used as an extension mapping. </text:span></text:span></text:p>
        </text:list-item>
        <text:list-item>
          <text:p text:style-name="P123"><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3"><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3"><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90071168"/><text:change-start text:change-id="ct90071840"/><text:span text:style-name="Source_20_Text"><text:span text:style-name="T29">ServletContextHelper</text:span></text:span><text:change-end text:change-id="ct90071840"/><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90072512"/><text:change-start text:change-id="ct90073184"/><text:span text:style-name="Source_20_Text"><text:span text:style-name="T29">ServletContextHelper</text:span></text:span><text:change-end text:change-id="ct90073184"/><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89848512"/><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90063328"/><text:change-start text:change-id="ct90064000"/><text:span text:style-name="Source_20_Text"><text:span text:style-name="T29">ServletContextHelper</text:span></text:span><text:change-end text:change-id="ct90064000"/><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text:span></text:span><text:span text:style-name="Default_20_Paragraph_20_Font"><text:span text:style-name="T5"> implementation</text:span></text:span><text:span text:style-name="Default_20_Paragraph_20_Font"><text:span text:style-name="T5">, the init() method of the servlet filter will be called. Once the servlet filter is no longer be used by the HttpService </text:span></text:span><text:span text:style-name="Default_20_Paragraph_20_Font"><text:span text:style-name="T5">implementation, </text:span></text:span><text:span text:style-name="Default_20_Paragraph_20_Font"><text:span text:style-name="T5">the destroy() method will be called. </text:span></text:span></text:p>
      <text:p text:style-name="Body"><text:change text:change-id="ct89852160"/><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ext:soft-page-break/>
        <table:table-row>
          <table:table-cell table:style-name="Tabelle45.A2" office:value-type="string">
            <text:p text:style-name="P1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change text:change-id="ct90067200"/><text:change-start text:change-id="ct90079392"/><text:span text:style-name="Source_20_Text"><text:s/></text:span><text:span text:style-name="Default_20_Paragraph_20_Font">javax.servlet.Servlet</text:span><text:change-end text:change-id="ct90079392"/><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If this service property is not specified, a prefix of the empty string is used.</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90081296"/><text:change-start text:change-id="ct90080128"/><text:span text:style-name="Default_20_Paragraph_20_Font">ServletContextHelper</text:span><text:change-end text:change-id="ct90080128"/><text:change text:change-id="ct90079888"/><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90082128"/><text:change-start text:change-id="ct90083968"/><text:span text:style-name="Default_20_Paragraph_20_Font"><text:span text:style-name="T7">select</text:span></text:span><text:change-end text:change-id="ct90083968"/><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89851680"/><text:change-start text:change-id="ct90085408"/><text:span text:style-name="Default_20_Paragraph_20_Font">Http</text:span><text:change-end text:change-id="ct90085408"/><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2559751322983536317" text:style-name="L19">
        <text:list-item>
          <text:p text:style-name="P124"><text:span text:style-name="Default_20_Paragraph_20_Font"><text:span text:style-name="T5">ServletContextListener</text:span></text:span></text:p>
        </text:list-item>
      </text:list>
      <text:list xml:id="list3222599547060865744" text:style-name="L20">
        <text:list-item>
          <text:p text:style-name="P125"><text:span text:style-name="Default_20_Paragraph_20_Font"><text:span text:style-name="T5">ServletContextAttributeListener</text:span></text:span></text:p>
        </text:list-item>
        <text:list-item>
          <text:p text:style-name="P125"><text:span text:style-name="Default_20_Paragraph_20_Font"><text:span text:style-name="T5">ServletRequestListener</text:span></text:span></text:p>
        </text:list-item>
        <text:list-item>
          <text:p text:style-name="P125"><text:span text:style-name="Default_20_Paragraph_20_Font"><text:span text:style-name="T5">ServletRequestAttributeListener</text:span></text:span></text:p>
        </text:list-item>
        <text:list-item>
          <text:p text:style-name="P125"><text:span text:style-name="Default_20_Paragraph_20_Font"><text:span text:style-name="T5">HttpSessionListener</text:span></text:span></text:p>
        </text:list-item>
        <text:list-item>
          <text:p text:style-name="P125"><text:span text:style-name="Default_20_Paragraph_20_Font"><text:span text:style-name="T5">HttpSessionAttributeListener</text:span></text:span></text:p>
        </text:list-item>
        <text:list-item>
          <text:p text:style-name="P125"><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90094640"/><text:change-start text:change-id="ct90095728"/><text:span text:style-name="Default_20_Paragraph_20_Font"><text:span text:style-name="T31">ServletContextHelper</text:span></text:span><text:change-end text:change-id="ct90095728"/><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oft-page-break/><text:span text:style-name="Default_20_Paragraph_20_Font"><text:span text:style-name="T5">The Http Service implementation gets the listeners from the service registry as soon as the associated </text:span></text:span><text:change text:change-id="ct90095088"/><text:change-start text:change-id="ct90095488"/><text:span text:style-name="Default_20_Paragraph_20_Font"><text:span text:style-name="T31">ServletContextHelper</text:span></text:span><text:change-end text:change-id="ct90095488"/><text:span text:style-name="Default_20_Paragraph_20_Font"><text:span text:style-name="T5"> is established and releases them when the </text:span></text:span><text:change text:change-id="ct90095824"/><text:change-start text:change-id="ct90096496"/><text:span text:style-name="Default_20_Paragraph_20_Font"><text:span text:style-name="T31">ServletContextHelper</text:span></text:span><text:change-end text:change-id="ct90096496"/><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3"><text:span text:style-name="Default_20_Paragraph_20_Font">The ServletContextListener receives events after the Http Service implementation has started and the corresponding </text:span><text:change text:change-id="ct89854576"/><text:change-start text:change-id="ct90095584"/><text:span text:style-name="Default_20_Paragraph_20_Font"><text:span text:style-name="T28">ServletContextHelper</text:span></text:span><text:change-end text:change-id="ct90095584"/><text:span text:style-name="Default_20_Paragraph_20_Font"> is available and when either the </text:span><text:change text:change-id="ct90094128"/><text:change-start text:change-id="ct90097280"/><text:span text:style-name="Default_20_Paragraph_20_Font"><text:span text:style-name="T28">ServletContextHelper</text:span></text:span><text:change-end text:change-id="ct90097280"/><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90099296"/><text:change-start text:change-id="ct90100032"/><text:span text:style-name="Default_20_Paragraph_20_Font"><text:span text:style-name="T28">ServletContextHelper</text:span></text:span><text:change-end text:change-id="ct90100032"/><text:span text:style-name="Default_20_Paragraph_20_Font"> is available or when the </text:span><text:change text:change-id="ct90100416"/><text:change-start text:change-id="ct90101152"/><text:span text:style-name="Default_20_Paragraph_20_Font"><text:span text:style-name="T28">ServletContextHelper</text:span></text:span><text:change-end text:change-id="ct90101152"/><text:span text:style-name="Default_20_Paragraph_20_Font"> becomes available. As soon as the </text:span><text:change text:change-id="ct90101536"/><text:change-start text:change-id="ct90102272"/><text:span text:style-name="Default_20_Paragraph_20_Font"><text:span text:style-name="T28">ServletContextHelper</text:span></text:span><text:change-end text:change-id="ct90102272"/><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90104768"/><text:change-start text:change-id="ct90105504"/><text:span text:style-name="Default_20_Paragraph_20_Font"><text:span text:style-name="T28">ServletContextHelper</text:span></text:span><text:change-end text:change-id="ct90105504"/><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text:span><text:span text:style-name="Default_20_Paragraph_20_Font">programmatically</text:span><text:span text:style-name="Default_20_Paragraph_20_Font"> </text:span><text:span text:style-name="Default_20_Paragraph_20_Font">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span text:style-name="Source_20_Text"><text:span text:style-name="T6">.</text:span></text:span></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48">Provide-Capability: osgi.whiteboard;</text:span></text:span></text:p>
      <text:p text:style-name="P26"><text:span text:style-name="Default_20_Paragraph_20_Font"><text:span text:style-name="T47"><text:s text:c="7"/>osgi.whiteboard="osgi.http";</text:span></text:span></text:p>
      <text:p text:style-name="P26"><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6"><text:soft-page-break/><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3"><text:s text:c="3"/>Provide-Capability: osgi.whiteboard;</text:p>
      <text:p text:style-name="P23"><text:s text:c="6"/>osgi.whiteboard="osgi.http";</text:p>
      <text:p text:style-name="P23"><text:s text:c="6"/>uses:="javax.servlet,javax.servlet.http";</text:p>
      <text:p text:style-name="P23"><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P8">See the JavaDoc for details.</text:p>
      <text:h text:style-name="Heading_20_1" text:outline-level="1">Javadoc</text:h>
      <text:p text:style-name="P27"><text:span text:style-name="Default_20_Paragraph_20_Font"><text:span text:style-name="T46"/></text:span></text:p>
      <text:section text:style-name="Sect1" text:name="JavaDoc" text:protected="true">
        <text:section-source xlink:href="../javadoc.rtf" text:filter-name="Rich Text Format"/>
        <text:p text:style-name="P140">OSGi Javadoc</text:p>
        <text:p text:style-name="P52">21.01.14 21:09</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7"><text:span text:style-name="Summary_20_Heading_20_Font">Package Summary</text:span></text:p>
            </table:table-cell>
            <table:covered-table-cell/>
            <table:table-cell table:style-name="Tabelle5.A1" office:value-type="string">
              <text:p text:style-name="P58"><text:span text:style-name="Page_20_Reference_20_Font"><text:span text:style-name="T63">Page</text:span></text:span></text:p>
            </table:table-cell>
          </table:table-row>
          <table:table-row table:style-name="Tabelle5.1">
            <table:table-cell table:style-name="Tabelle5.A2" office:value-type="string">
              <text:p text:style-name="P59"><text:a xlink:type="simple" xlink:href="#r3"><text:span text:style-name="T52">org.osgi.service.http</text:span></text:a></text:p>
            </table:table-cell>
            <table:table-cell table:style-name="Tabelle5.A2" office:value-type="string">
              <text:p text:style-name="P60">Http Service Package Version 1.3.</text:p>
            </table:table-cell>
            <table:table-cell table:style-name="Tabelle5.A2" office:value-type="string">
              <text:p text:style-name="P58"><text:span text:style-name="Page_20_Reference_20_Font"><text:bookmark-ref text:reference-format="page" text:ref-name="r3"/></text:span></text:p>
            </table:table-cell>
          </table:table-row>
          <table:table-row table:style-name="Tabelle5.1">
            <table:table-cell table:style-name="Tabelle5.A3" office:value-type="string">
              <text:p text:style-name="P59"><text:a xlink:type="simple" xlink:href="#r54"><text:span text:style-name="T52">org.osgi.service.http.runtime</text:span></text:a></text:p>
            </table:table-cell>
            <table:table-cell table:style-name="Tabelle5.A3" office:value-type="string">
              <text:p text:style-name="P60">Http Service Runtime Package Version 1.3.</text:p>
            </table:table-cell>
            <table:table-cell table:style-name="Tabelle5.A3" office:value-type="string">
              <text:p text:style-name="P58"><text:span text:style-name="Page_20_Reference_20_Font"><text:bookmark-ref text:reference-format="page" text:ref-name="r54"/></text:span></text:p>
            </table:table-cell>
          </table:table-row>
        </table:table>
        <text:p text:style-name="P141"><text:bookmark text:name="r3"/>Package org.osgi.service.http</text:p>
        <text:p text:style-name="P72"><text:span text:style-name="Code_20_Small">@org.osgi.annotation.versioning.Version(value="1.3")</text:span></text:p>
        <text:p text:style-name="P73">Http Service Package Version 1.3.</text:p>
        <text:p text:style-name="P74">See:</text:p>
        <text:p text:style-name="P77"><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6"><text:span text:style-name="Summary_20_Heading_20_Font1">Interface Summary</text:span></text:p>
            </table:table-cell>
            <table:covered-table-cell/>
            <table:table-cell table:style-name="Tabelle6.A1" office:value-type="string">
              <text:p text:style-name="P67"><text:span text:style-name="Page_20_Reference_20_Font">Page</text:span></text:p>
            </table:table-cell>
          </table:table-row>
          <table:table-row table:style-name="Tabelle6.1">
            <table:table-cell table:style-name="Tabelle6.A2" office:value-type="string">
              <text:p text:style-name="P59"><text:a xlink:type="simple" xlink:href="#r31"><text:span text:style-name="T54">HttpContext</text:span></text:a></text:p>
            </table:table-cell>
            <table:table-cell table:style-name="Tabelle6.A2" office:value-type="string">
              <text:p text:style-name="P61">Deprecated.<text:span text:style-name="T64"> </text:span><text:span text:style-name="T65">As of 1.3.</text:span></text:p>
            </table:table-cell>
            <table:table-cell table:style-name="Tabelle6.A2" office:value-type="string">
              <text:p text:style-name="P62"><text:span text:style-name="Page_20_Reference_20_Font"><text:span text:style-name="T64"><text:bookmark-ref text:reference-format="page" text:ref-name="r31"/></text:span></text:span></text:p>
            </table:table-cell>
          </table:table-row>
          <table:table-row table:style-name="Tabelle6.1">
            <table:table-cell table:style-name="Tabelle6.A3" office:value-type="string">
              <text:p text:style-name="P59"><text:a xlink:type="simple" xlink:href="#r36"><text:span text:style-name="T54">HttpService</text:span></text:a></text:p>
            </table:table-cell>
            <table:table-cell table:style-name="Tabelle6.A3" office:value-type="string">
              <text:p text:style-name="P61">Deprecated.<text:span text:style-name="T64"> </text:span><text:span text:style-name="T65">As of 1.3.</text:span></text:p>
            </table:table-cell>
            <table:table-cell table:style-name="Tabelle6.A3" office:value-type="string">
              <text:p text:style-name="P62"><text:span text:style-name="Page_20_Reference_20_Font"><text:span text:style-name="T64"><text:bookmark-ref text:reference-format="page" text:ref-name="r36"/></text:span></text:span></text:p>
            </table:table-cell>
          </table:table-row>
        </table:table>
        <text:p text:style-name="P4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8"><text:span text:style-name="Summary_20_Heading_20_Font1"><text:span text:style-name="T23">Class Summary</text:span></text:span></text:p>
            </table:table-cell>
            <table:covered-table-cell/>
            <table:table-cell table:style-name="Tabelle8.A1" office:value-type="string">
              <text:p text:style-name="P69"><text:span text:style-name="Page_20_Reference_20_Font"><text:span text:style-name="T33">Page</text:span></text:span></text:p>
            </table:table-cell>
          </table:table-row>
          <table:table-row table:style-name="Tabelle8.1">
            <table:table-cell table:style-name="Tabelle8.A2" office:value-type="string">
              <text:p text:style-name="P59"><text:a xlink:type="simple" xlink:href="#r24"><text:span text:style-name="T52">HttpConstants</text:span></text:a></text:p>
            </table:table-cell>
            <table:table-cell table:style-name="Tabelle8.A2" office:value-type="string">
              <text:p text:style-name="P63">Defines standard names for Http Service constants.</text:p>
            </table:table-cell>
            <table:table-cell table:style-name="Tabelle8.A2" office:value-type="string">
              <text:p text:style-name="P64"><text:span text:style-name="Page_20_Reference_20_Font"><text:span text:style-name="T23"><text:bookmark-ref text:reference-format="page" text:ref-name="r24"/></text:span></text:span></text:p>
            </table:table-cell>
          </table:table-row>
          <table:table-row table:style-name="Tabelle8.1">
            <table:table-cell table:style-name="Tabelle8.A3" office:value-type="string">
              <text:p text:style-name="P59"><text:a xlink:type="simple" xlink:href="#r52"><text:span text:style-name="T52">ServletContextHelper</text:span></text:a></text:p>
            </table:table-cell>
            <table:table-cell table:style-name="Tabelle8.A3" office:value-type="string">
              <text:p text:style-name="P63">Helper service for the servlet context used by whiteboard services for HTTP requests.</text:p>
            </table:table-cell>
            <table:table-cell table:style-name="Tabelle8.A3" office:value-type="string">
              <text:p text:style-name="P64"><text:span text:style-name="Page_20_Reference_20_Font"><text:span text:style-name="T23"><text:bookmark-ref text:reference-format="page" text:ref-name="r52"/></text:span></text:span></text:p>
            </table:table-cell>
          </table:table-row>
        </table:table>
        <text:p text:style-name="P4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8"><text:span text:style-name="Summary_20_Heading_20_Font1"><text:span text:style-name="T23">Exception Summary</text:span></text:span></text:p>
            </table:table-cell>
            <table:covered-table-cell/>
            <table:table-cell table:style-name="Tabelle9.A1" office:value-type="string">
              <text:p text:style-name="P69"><text:span text:style-name="Page_20_Reference_20_Font"><text:span text:style-name="T33">Page</text:span></text:span></text:p>
            </table:table-cell>
          </table:table-row>
          <table:table-row table:style-name="Tabelle9.1">
            <table:table-cell table:style-name="Tabelle9.A2" office:value-type="string">
              <text:p text:style-name="P59"><text:a xlink:type="simple" xlink:href="#r42"><text:span text:style-name="T52">NamespaceException</text:span></text:a></text:p>
            </table:table-cell>
            <table:table-cell table:style-name="Tabelle9.A2" office:value-type="string">
              <text:p text:style-name="P65"><text:span text:style-name="T35">Deprecated.</text:span><text:span text:style-name="T34"> </text:span><text:span text:style-name="T36">As of 1.3.</text:span></text:p>
            </table:table-cell>
            <table:table-cell table:style-name="Tabelle9.A2" office:value-type="string">
              <text:p text:style-name="P64"><text:span text:style-name="Page_20_Reference_20_Font"><text:span text:style-name="T23"><text:bookmark-ref text:reference-format="page" text:ref-name="r42"/></text:span></text:span></text:p>
            </table:table-cell>
          </table:table-row>
        </table:table>
        <text:p text:style-name="P85"><text:bookmark text:name="r2"/>Package org.osgi.service.http Description</text:p>
        <text:p text:style-name="P86">Http Servic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 version="[1.3,2.0)"</text:span></text:p>
        <text:p text:style-name="P86">Example import for providers implementing the API in this package:</text:p>
        <text:p text:style-name="P43"><text:span text:style-name="Code1">Import-Package: org.osgi.service.http; version="[1.3,1.4)"</text:span></text:p>
        <text:p text:style-name="P143"><text:bookmark text:name="r24"/>Class HttpConstants</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76"/>
        <text:p text:style-name="P91"><text:span text:style-name="Code2">final public class </text:span><text:span text:style-name="Code2"><text:span text:style-name="T63">HttpConstants</text:span></text:span></text:p>
        <text:p text:style-name="P53"><text:span text:style-name="Code2">extends Object</text:span></text:p>
        <text:p text:style-name="P54">Defines standard names for Http Service constants.</text:p>
        <text:p text:style-name="P89">Since:</text:p>
        <text:p text:style-name="P79">1.3</text:p>
        <text:p text:style-name="P92"/>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3"><text:span text:style-name="Summary_20_Heading_20_Font2"><text:span text:style-name="T23">Field Summary</text:span></text:span></text:p>
            </table:table-cell>
            <table:covered-table-cell/>
            <table:table-cell table:style-name="Tabelle11.A1" office:value-type="string">
              <text:p text:style-name="P94"><text:span text:style-name="Page_20_Reference_20_Font"><text:span text:style-name="T33">Page</text:span></text:span></text:p>
            </table:table-cell>
          </table:table-row>
          <table:table-row table:style-name="Tabelle11.1">
            <table:table-cell table:style-name="Tabelle11.A2" office:value-type="string">
              <text:p text:style-name="P95"><text:span text:style-name="Code_20_Small1"><text:span text:style-name="T23">static String</text:span></text:span></text:p>
            </table:table-cell>
            <table:table-cell table:style-name="Tabelle11.A2" office:value-type="string">
              <text:p text:style-name="P99"><text:a xlink:type="simple" xlink:href="#r19"><text:span text:style-name="Code2"><text:span text:style-name="T58">DISPATCHER_ASYNC</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6"><text:span text:style-name="Page_20_Reference_20_Font"><text:span text:style-name="T23"><text:bookmark-ref text:reference-format="page" text:ref-name="r19"/></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0"><text:span text:style-name="Code2"><text:span text:style-name="T58">DISPATCHER_ERROR</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6"><text:span text:style-name="Page_20_Reference_20_Font"><text:span text:style-name="T23"><text:bookmark-ref text:reference-format="page" text:ref-name="r20"/></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8"><text:span text:style-name="Code2"><text:span text:style-name="T58">DISPATCHER_FORWARD</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6"><text:span text:style-name="Page_20_Reference_20_Font"><text:span text:style-name="T23"><text:bookmark-ref text:reference-format="page" text:ref-name="r18"/></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7"><text:span text:style-name="Code2"><text:span text:style-name="T58">DISPATCHER_INCLUDE</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6"><text:span text:style-name="Page_20_Reference_20_Font"><text:span text:style-name="T23"><text:bookmark-ref text:reference-format="page" text:ref-name="r17"/></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6"><text:span text:style-name="Code2"><text:span text:style-name="T58">DISPATCHER_REQUEST</text:span></text:span></text:a></text:p>
              <text:p text:style-name="P100"><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6"><text:span text:style-name="Page_20_Reference_20_Font"><text:span text:style-name="T23"><text:bookmark-ref text:reference-format="page" text:ref-name="r16"/></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3"><text:span text:style-name="Code2"><text:span text:style-name="T58">HTTP_SERVICE_ENDPOINT_ATTRIBUTE</text:span></text:span></text:a></text:p>
              <text:p text:style-name="P101">Http Service runtime attribute specifying the endpoints upon which the Http Service runtime is listening.</text:p>
            </table:table-cell>
            <table:table-cell table:style-name="Tabelle11.C3" office:value-type="string">
              <text:p text:style-name="P96"><text:span text:style-name="Page_20_Reference_20_Font"><text:span text:style-name="T23"><text:bookmark-ref text:reference-format="page" text:ref-name="r23"/></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4"><text:span text:style-name="Code2"><text:span text:style-name="T58">HTTP_WHITEBOARD_CONTEXT_NAME</text:span></text:span></text:a></text:p>
              <text:p text:style-name="P100"><text:span text:style-name="T34">Service property specifying the name(s) of an </text:span><text:a xlink:type="simple" xlink:href="#r52"><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4"/></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5"><text:span text:style-name="Code2"><text:span text:style-name="T58">HTTP_WHITEBOARD_CONTEXT_SELECT</text:span></text:span></text:a></text:p>
              <text:p text:style-name="P100"><text:span text:style-name="T34">Service property referencing the name of an </text:span><text:a xlink:type="simple" xlink:href="#r52"><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5"/></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6"><text:span text:style-name="Code2"><text:span text:style-name="T58">HTTP_WHITEBOARD_CONTEXT_SHARED</text:span></text:span></text:a></text:p>
              <text:p text:style-name="P100"><text:span text:style-name="T34">Service property specifying whether an </text:span><text:a xlink:type="simple" xlink:href="#r52"><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96"><text:span text:style-name="Page_20_Reference_20_Font"><text:span text:style-name="T23"><text:bookmark-ref text:reference-format="page" text:ref-name="r6"/></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4"><text:span text:style-name="Code2"><text:span text:style-name="T58">HTTP_WHITEBOARD_FILTER_ASYNC_SUPPORTED</text:span></text:span></text:a></text:p>
              <text:p text:style-name="P102"><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4"/></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5"><text:span text:style-name="Code2"><text:span text:style-name="T58">HTTP_WHITEBOARD_FILTER_DISPATCHER</text:span></text:span></text:a></text:p>
              <text:p text:style-name="P102"><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6"><text:span text:style-name="Page_20_Reference_20_Font"><text:span text:style-name="T23"><text:bookmark-ref text:reference-format="page" text:ref-name="r15"/></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1"><text:span text:style-name="Code2"><text:span text:style-name="T58">HTTP_WHITEBOARD_FILTER_NAME</text:span></text:span></text:a></text:p>
              <text:p text:style-name="P102"><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1"/></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2"><text:span text:style-name="Code2"><text:span text:style-name="T58">HTTP_WHITEBOARD_FILTER_PATTERN</text:span></text:span></text:a></text:p>
              <text:p text:style-name="P102"><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2"/></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3"><text:span text:style-name="Code2"><text:span text:style-name="T58">HTTP_WHITEBOARD_FILTER_SERVLET</text:span></text:span></text:a></text:p>
              <text:p text:style-name="P100"><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13"/></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1"><text:span text:style-name="Code2"><text:span text:style-name="T58">HTTP_WHITEBOARD_RESOURCE_PREFIX</text:span></text:span></text:a></text:p>
              <text:p text:style-name="P101">Service property specifying the resource entry prefix for a <text:s/>servlet service.</text:p>
            </table:table-cell>
            <table:table-cell table:style-name="Tabelle11.C3" office:value-type="string">
              <text:p text:style-name="P96"><text:span text:style-name="Page_20_Reference_20_Font"><text:span text:style-name="T23"><text:bookmark-ref text:reference-format="page" text:ref-name="r21"/></text:span></text:span></text:p>
            </table:table-cell>
          </table:table-row>
          <text:soft-page-break/>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10"><text:span text:style-name="Code2"><text:span text:style-name="T58">HTTP_WHITEBOARD_SERVLET_ASYNC_SUPPORTED</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6"><text:span text:style-name="Page_20_Reference_20_Font"><text:span text:style-name="T23"><text:bookmark-ref text:reference-format="page" text:ref-name="r10"/></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9"><text:span text:style-name="Code2"><text:span text:style-name="T58">HTTP_WHITEBOARD_SERVLET_ERROR_PAGE</text:span></text:span></text:a></text:p>
              <text:p text:style-name="P102"><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6"><text:span text:style-name="Page_20_Reference_20_Font"><text:span text:style-name="T23"><text:bookmark-ref text:reference-format="page" text:ref-name="r9"/></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7"><text:span text:style-name="Code2"><text:span text:style-name="T58">HTTP_WHITEBOARD_SERVLET_NAME</text:span></text:span></text:a></text:p>
              <text:p text:style-name="P102"><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7"/></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8"><text:span text:style-name="Code2"><text:span text:style-name="T58">HTTP_WHITEBOARD_SERVLET_PATTERN</text:span></text:span></text:a></text:p>
              <text:p text:style-name="P102"><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6"><text:span text:style-name="Page_20_Reference_20_Font"><text:span text:style-name="T23"><text:bookmark-ref text:reference-format="page" text:ref-name="r8"/></text:span></text:span></text:p>
            </table:table-cell>
          </table:table-row>
          <table:table-row table:style-name="Tabelle11.1">
            <table:table-cell table:style-name="Tabelle11.A3" office:value-type="string">
              <text:p text:style-name="P95"><text:span text:style-name="Code_20_Small1"><text:span text:style-name="T23">static String</text:span></text:span></text:p>
            </table:table-cell>
            <table:table-cell table:style-name="Tabelle11.A3" office:value-type="string">
              <text:p text:style-name="P99"><text:a xlink:type="simple" xlink:href="#r22"><text:span text:style-name="Code2"><text:span text:style-name="T58">HTTP_WHITEBOARD_TARGET</text:span></text:span></text:a></text:p>
              <text:p text:style-name="P101">Service property specifying the target filter to select the Http Service runtime to process the service.</text:p>
            </table:table-cell>
            <table:table-cell table:style-name="Tabelle11.C3" office:value-type="string">
              <text:p text:style-name="P96"><text:span text:style-name="Page_20_Reference_20_Font"><text:span text:style-name="T23"><text:bookmark-ref text:reference-format="page" text:ref-name="r22"/></text:span></text:span></text:p>
            </table:table-cell>
          </table:table-row>
        </table:table>
        <text:p text:style-name="P157">Field Detail</text:p>
        <text:p text:style-name="P160"><text:bookmark text:name="r4"/>HTTP_WHITEBOARD_CONTEXT_NAME</text:p>
        <text:p text:style-name="P53"><text:span text:style-name="Code2">public static final String </text:span><text:span text:style-name="Code2"><text:span text:style-name="T63">HTTP_WHITEBOARD_CONTEXT_NAME</text:span></text:span><text:span text:style-name="Code2"> = "osgi.http.whiteboard.context.name"</text:span></text:p>
        <text:p text:style-name="P81"><text:span text:style-name="T39">Service property specifying the name(s) of an </text:span><text:a xlink:type="simple" xlink:href="#r52"><text:span text:style-name="Code2"><text:span text:style-name="T57">ServletContextHelper</text:span></text:span></text:a><text:span text:style-name="Default_20_Paragraph_20_Font"><text:span text:style-name="T39"> service.</text:span></text:span></text:p>
        <text:p text:style-name="P81"><text:span text:style-name="T39">For </text:span><text:a xlink:type="simple" xlink:href="#r52"><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81"><text:span text:style-name="T39">Servlet, listener, servlet filter, and resource servlet services might refer to a specific </text:span><text:a xlink:type="simple" xlink:href="#r52"><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2"><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77"><text:span text:style-name="T39">For </text:span><text:a xlink:type="simple" xlink:href="#r52"><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84">See Also:</text:p>
        <text:p text:style-name="P103"><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05"/>
        <text:p text:style-name="P159"><text:bookmark text:name="r5"/>HTTP_WHITEBOARD_CONTEXT_SELECT</text:p>
        <text:p text:style-name="P53"><text:span text:style-name="Code2">public static final String </text:span><text:span text:style-name="Code2"><text:span text:style-name="T63">HTTP_WHITEBOARD_CONTEXT_SELECT</text:span></text:span><text:span text:style-name="Code2"> = "osgi.http.whiteboard.context.select"</text:span></text:p>
        <text:p text:style-name="P81"><text:span text:style-name="T39">Service property referencing the name of an </text:span><text:a xlink:type="simple" xlink:href="#r52"><text:span text:style-name="Code2"><text:span text:style-name="T57">ServletContextHelper</text:span></text:span></text:a><text:span text:style-name="Default_20_Paragraph_20_Font"><text:span text:style-name="T39"> service.</text:span></text:span></text:p>
        <text:p text:style-name="P81"><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77"><text:span text:style-name="T39">For servlet, listener, servlet filter, or resource servlet services, the value of this service property must be of type </text:span><text:span text:style-name="Code2">String</text:span></text:p>
        <text:p text:style-name="P84">See Also:</text:p>
        <text:p text:style-name="P103"><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05"/>
        <text:p text:style-name="P159"><text:bookmark text:name="r6"/>HTTP_WHITEBOARD_CONTEXT_SHARED</text:p>
        <text:p text:style-name="P53"><text:span text:style-name="Code2">public static final String </text:span><text:span text:style-name="Code2"><text:span text:style-name="T63">HTTP_WHITEBOARD_CONTEXT_SHARED</text:span></text:span><text:span text:style-name="Code2"> = "osgi.http.whiteboard.context.shared"</text:span></text:p>
        <text:p text:style-name="P81"><text:soft-page-break/><text:span text:style-name="T39">Service property specifying whether an </text:span><text:a xlink:type="simple" xlink:href="#r52"><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82">By default Http Context services can only be used by the bundle which registered the Http Context service.</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3"><text:a xlink:type="simple" xlink:href="#r4"><text:span text:style-name="Code2"><text:span text:style-name="T57">HTTP_WHITEBOARD_CONTEXT_NAME</text:span></text:span></text:a></text:p>
        <text:p text:style-name="P105"/>
        <text:p text:style-name="P159"><text:bookmark text:name="r7"/>HTTP_WHITEBOARD_SERVLET_NAME</text:p>
        <text:p text:style-name="P53"><text:span text:style-name="Code2">public static final String </text:span><text:span text:style-name="Code2"><text:span text:style-name="T63">HTTP_WHITEBOARD_SERVLET_NAME</text:span></text:span><text:span text:style-name="Code2"> = "osgi.http.whiteboard.servlet.name"</text:span></text:p>
        <text:p text:style-name="P81"><text:span text:style-name="T39">Service property specifying the servlet name of a </text:span><text:span text:style-name="Code2">Servlet</text:span><text:span text:style-name="Default_20_Paragraph_20_Font"><text:span text:style-name="T39"> service.</text:span></text:span></text:p>
        <text:p text:style-name="P81"><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1"><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7"><text:span text:style-name="T39">The value of this service property must be of type </text:span><text:span text:style-name="Code2">String</text:span><text:span text:style-name="Default_20_Paragraph_20_Font"><text:span text:style-name="T39">.</text:span></text:span></text:p>
        <text:p text:style-name="P106"/>
        <text:p text:style-name="P159"><text:bookmark text:name="r8"/>HTTP_WHITEBOARD_SERVLET_PATTERN</text:p>
        <text:p text:style-name="P53"><text:span text:style-name="Code2">public static final String </text:span><text:span text:style-name="Code2"><text:span text:style-name="T63">HTTP_WHITEBOARD_SERVLET_PATTERN</text:span></text:span><text:span text:style-name="Code2"> = "osgi.http.whiteboard.servlet.pattern"</text:span></text:p>
        <text:p text:style-name="P81"><text:span text:style-name="T39">Service property specifying the request mappings for a </text:span><text:span text:style-name="Code2">Servlet</text:span><text:span text:style-name="Default_20_Paragraph_20_Font"><text:span text:style-name="T39"> service.</text:span></text:span></text:p>
        <text:p text:style-name="P81"><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4">"Java Servlet Specification Version 3.0, Section 12.2 Specification of Mappings"</text:p>
        <text:p text:style-name="P105"/>
        <text:p text:style-name="P159"><text:bookmark text:name="r9"/>HTTP_WHITEBOARD_SERVLET_ERROR_PAGE</text:p>
        <text:p text:style-name="P53"><text:span text:style-name="Code2">public static final String </text:span><text:span text:style-name="Code2"><text:span text:style-name="T63">HTTP_WHITEBOARD_SERVLET_ERROR_PAGE</text:span></text:span><text:span text:style-name="Code2"> = "osgi.http.whiteboard.servlet.errorPage"</text:span></text:p>
        <text:p text:style-name="P81"><text:span text:style-name="T39">Service property specifying whether a </text:span><text:span text:style-name="Code2">Servlet</text:span><text:span text:style-name="Default_20_Paragraph_20_Font"><text:span text:style-name="T39"> service acts as an error page.</text:span></text:span></text:p>
        <text:p text:style-name="P82">The service property values may be the name of a fully qualified exception class or a three digit HTTP status code. Any value that is not a three digit number is considered to be the name of a fully qualified exception class.</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6"/>
        <text:p text:style-name="P159"><text:bookmark text:name="r10"/><text:soft-page-break/>HTTP_WHITEBOARD_SERVLET_ASYNC_SUPPORTED</text:p>
        <text:p text:style-name="P53"><text:span text:style-name="Code2">public static final String </text:span><text:span text:style-name="Code2"><text:span text:style-name="T63">HTTP_WHITEBOARD_SERVLET_ASYNC_SUPPORTED</text:span></text:span><text:span text:style-name="Code2"> = "osgi.http.whiteboard.servlet.asyncSupported"</text:span></text:p>
        <text:p text:style-name="P81"><text:span text:style-name="T39">Service property specifying whether a </text:span><text:span text:style-name="Code2">Servlet</text:span><text:span text:style-name="Default_20_Paragraph_20_Font"><text:span text:style-name="T39"> service supports asynchronous processing.</text:span></text:span></text:p>
        <text:p text:style-name="P82">By default Servlet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4">"Java Servlet Specification Version 3.0, Section 2.3.3.3 Asynchronous Processing"</text:p>
        <text:p text:style-name="P105"/>
        <text:p text:style-name="P159"><text:bookmark text:name="r11"/>HTTP_WHITEBOARD_FILTER_NAME</text:p>
        <text:p text:style-name="P53"><text:span text:style-name="Code2">public static final String </text:span><text:span text:style-name="Code2"><text:span text:style-name="T63">HTTP_WHITEBOARD_FILTER_NAME</text:span></text:span><text:span text:style-name="Code2"> = "osgi.http.whiteboard.filter.name"</text:span></text:p>
        <text:p text:style-name="P81"><text:span text:style-name="T39">Service property specifying the servlet filter name of a </text:span><text:span text:style-name="Code2">Filter</text:span><text:span text:style-name="Default_20_Paragraph_20_Font"><text:span text:style-name="T39"> service.</text:span></text:span></text:p>
        <text:p text:style-name="P81"><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1"><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7"><text:soft-page-break/><text:span text:style-name="T39">The value of this service property must be of type </text:span><text:span text:style-name="Code2">String</text:span><text:span text:style-name="Default_20_Paragraph_20_Font"><text:span text:style-name="T39">.</text:span></text:span></text:p>
        <text:p text:style-name="P106"/>
        <text:p text:style-name="P159"><text:bookmark text:name="r12"/>HTTP_WHITEBOARD_FILTER_PATTERN</text:p>
        <text:p text:style-name="P53"><text:span text:style-name="Code2">public static final String </text:span><text:span text:style-name="Code2"><text:span text:style-name="T63">HTTP_WHITEBOARD_FILTER_PATTERN</text:span></text:span><text:span text:style-name="Code2"> = "osgi.http.whiteboard.filter.pattern"</text:span></text:p>
        <text:p text:style-name="P81"><text:span text:style-name="T39">Service property specifying the request mappings for a </text:span><text:span text:style-name="Code2">Filter</text:span><text:span text:style-name="Default_20_Paragraph_20_Font"><text:span text:style-name="T39"> service.</text:span></text:span></text:p>
        <text:p text:style-name="P81"><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4">See Also:</text:p>
        <text:p text:style-name="P104">"Java Servlet Specification Version 3.0, Section 12.2 Specification of Mappings"</text:p>
        <text:p text:style-name="P105"/>
        <text:p text:style-name="P159"><text:bookmark text:name="r13"/>HTTP_WHITEBOARD_FILTER_SERVLET</text:p>
        <text:p text:style-name="P53"><text:span text:style-name="Code2">public static final String </text:span><text:span text:style-name="Code2"><text:span text:style-name="T63">HTTP_WHITEBOARD_FILTER_SERVLET</text:span></text:span><text:span text:style-name="Code2"> = "osgi.http.whiteboard.filter.servlet"</text:span></text:p>
        <text:p text:style-name="P81"><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1"><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06"><text:soft-page-break/></text:p>
        <text:p text:style-name="P159"><text:bookmark text:name="r14"/>HTTP_WHITEBOARD_FILTER_ASYNC_SUPPORTED</text:p>
        <text:p text:style-name="P53"><text:span text:style-name="Code2">public static final String </text:span><text:span text:style-name="Code2"><text:span text:style-name="T63">HTTP_WHITEBOARD_FILTER_ASYNC_SUPPORTED</text:span></text:span><text:span text:style-name="Code2"> = "osgi.http.whiteboard.filter.asyncSupported"</text:span></text:p>
        <text:p text:style-name="P81"><text:span text:style-name="T39">Service property specifying whether a </text:span><text:span text:style-name="Code2">Filter</text:span><text:span text:style-name="Default_20_Paragraph_20_Font"><text:span text:style-name="T39"> service supports asynchronous processing.</text:span></text:span></text:p>
        <text:p text:style-name="P82">By default Filters services do not support asynchronous processing.</text:p>
        <text:p text:style-name="P77"><text:span text:style-name="T39">The value of this service property must be of type </text:span><text:span text:style-name="Code2">Boolean</text:span><text:span text:style-name="Default_20_Paragraph_20_Font"><text:span text:style-name="T39">.</text:span></text:span></text:p>
        <text:p text:style-name="P84">See Also:</text:p>
        <text:p text:style-name="P104">"Java Servlet Specification Version 3.0, Section 2.3.3.3 Asynchronous Processing"</text:p>
        <text:p text:style-name="P105"/>
        <text:p text:style-name="P159"><text:bookmark text:name="r15"/>HTTP_WHITEBOARD_FILTER_DISPATCHER</text:p>
        <text:p text:style-name="P53"><text:span text:style-name="Code2">public static final String </text:span><text:span text:style-name="Code2"><text:span text:style-name="T63">HTTP_WHITEBOARD_FILTER_DISPATCHER</text:span></text:span><text:span text:style-name="Code2"> = "osgi.http.whiteboard.filter.dispatcher"</text:span></text:p>
        <text:p text:style-name="P81"><text:span text:style-name="T39">Service property specifying the dispatcher handling of a </text:span><text:span text:style-name="Code2">Filter</text:span><text:span text:style-name="Default_20_Paragraph_20_Font"><text:span text:style-name="T39">.</text:span></text:span></text:p>
        <text:p text:style-name="P81"><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7"><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4">See Also:</text:p>
        <text:p text:style-name="P104">"Java Servlet Specification Version 3.0, Section 6.2.5 Filters and the RequestDispatcher"</text:p>
        <text:p text:style-name="P105"/>
        <text:p text:style-name="P159"><text:bookmark text:name="r16"/>DISPATCHER_REQUEST</text:p>
        <text:p text:style-name="P53"><text:span text:style-name="Code2">public static final String </text:span><text:span text:style-name="Code2"><text:span text:style-name="T63">DISPATCHER_REQUEST</text:span></text:span><text:span text:style-name="Code2"> = "REQUEST"</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4">See Also:</text:p>
        <text:p text:style-name="P104">"Java Servlet Specification Version 3.0, Section 6.2.5 Filters and the RequestDispatcher"</text:p>
        <text:p text:style-name="P105"/>
        <text:p text:style-name="P159"><text:bookmark text:name="r17"/>DISPATCHER_INCLUDE</text:p>
        <text:p text:style-name="P53"><text:span text:style-name="Code2">public static final String </text:span><text:span text:style-name="Code2"><text:span text:style-name="T63">DISPATCHER_INCLUDE</text:span></text:span><text:span text:style-name="Code2"> = "INCLUDE"</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4">See Also:</text:p>
        <text:p text:style-name="P104">"Java Servlet Specification Version 3.0, Section 6.2.5 Filters and the RequestDispatcher"</text:p>
        <text:p text:style-name="P105"/>
        <text:p text:style-name="P159"><text:bookmark text:name="r18"/>DISPATCHER_FORWARD</text:p>
        <text:p text:style-name="P53"><text:span text:style-name="Code2">public static final String </text:span><text:span text:style-name="Code2"><text:span text:style-name="T63">DISPATCHER_FORWARD</text:span></text:span><text:span text:style-name="Code2"> = "FORWARD"</text:span></text:p>
        <text:p text:style-name="P77"><text:soft-page-break/><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4">See Also:</text:p>
        <text:p text:style-name="P104">"Java Servlet Specification Version 3.0, Section 6.2.5 Filters and the RequestDispatcher"</text:p>
        <text:p text:style-name="P105"/>
        <text:p text:style-name="P159"><text:bookmark text:name="r19"/>DISPATCHER_ASYNC</text:p>
        <text:p text:style-name="P53"><text:span text:style-name="Code2">public static final String </text:span><text:span text:style-name="Code2"><text:span text:style-name="T63">DISPATCHER_ASYNC</text:span></text:span><text:span text:style-name="Code2"> = "ASYNC"</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4">See Also:</text:p>
        <text:p text:style-name="P104">"Java Servlet Specification Version 3.0, Section 6.2.5 Filters and the RequestDispatcher"</text:p>
        <text:p text:style-name="P105"/>
        <text:p text:style-name="P159"><text:bookmark text:name="r20"/>DISPATCHER_ERROR</text:p>
        <text:p text:style-name="P53"><text:span text:style-name="Code2">public static final String </text:span><text:span text:style-name="Code2"><text:span text:style-name="T63">DISPATCHER_ERROR</text:span></text:span><text:span text:style-name="Code2"> = "ERROR"</text:span></text:p>
        <text:p text:style-name="P77"><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4">See Also:</text:p>
        <text:p text:style-name="P104">"Java Servlet Specification Version 3.0, Section 6.2.5 Filters and the RequestDispatcher"</text:p>
        <text:p text:style-name="P105"/>
        <text:p text:style-name="P159"><text:bookmark text:name="r21"/>HTTP_WHITEBOARD_RESOURCE_PREFIX</text:p>
        <text:p text:style-name="P53"><text:span text:style-name="Code2">public static final String </text:span><text:span text:style-name="Code2"><text:span text:style-name="T63">HTTP_WHITEBOARD_RESOURCE_PREFIX</text:span></text:span><text:span text:style-name="Code2"> = "osgi.http.whiteboard.resource.prefix"</text:span></text:p>
        <text:p text:style-name="P82">Service property specifying the resource entry prefix for a <text:s/>servlet service.</text:p>
        <text:p text:style-name="P82">If a servlet service is registerd with this property, it is marked as a resource serving servlet serving bundle resources.</text:p>
        <text:p text:style-name="P82">This prefix is used to map a requested resource to the bundle's entries. If this service property is not specified, a prefix of the empty string is used.</text:p>
        <text:p text:style-name="P77"><text:span text:style-name="T39">The value of this service property must be of type </text:span><text:span text:style-name="Code2">String</text:span><text:span text:style-name="Default_20_Paragraph_20_Font"><text:span text:style-name="T39">.</text:span></text:span></text:p>
        <text:p text:style-name="P106"/>
        <text:p text:style-name="P159"><text:bookmark text:name="r22"/>HTTP_WHITEBOARD_TARGET</text:p>
        <text:p text:style-name="P53"><text:span text:style-name="Code2">public static final String </text:span><text:span text:style-name="Code2"><text:span text:style-name="T63">HTTP_WHITEBOARD_TARGET</text:span></text:span><text:span text:style-name="Code2"> = "osgi.http.whiteboard.target"</text:span></text:p>
        <text:p text:style-name="P82">Service property specifying the target filter to select the Http Service runtime to process the service.</text:p>
        <text:p text:style-name="P81"><text:span text:style-name="T39">An Http Service implementation can define any number of </text:span><text:a xlink:type="simple" xlink:href="#r75"><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2">If this service property is not specified, then all Http Service runtimes can process the service.</text:p>
        <text:p text:style-name="P77"><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06"/>
        <text:p text:style-name="P159"><text:bookmark text:name="r23"/><text:soft-page-break/>HTTP_SERVICE_ENDPOINT_ATTRIBUTE</text:p>
        <text:p text:style-name="P53"><text:span text:style-name="Code2">public static final String </text:span><text:span text:style-name="Code2"><text:span text:style-name="T63">HTTP_SERVICE_ENDPOINT_ATTRIBUTE</text:span></text:span><text:span text:style-name="Code2"> = "osgi.http.endpoint"</text:span></text:p>
        <text:p text:style-name="P82">Http Service runtime attribute specifying the endpoints upon which the Http Service runtime is listening.</text:p>
        <text:p text:style-name="P81"><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7"><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44"><text:bookmark text:name="r31"/>Interface HttpContext</text:p>
        <text:p text:style-name="P88"><text:a xlink:type="simple" xlink:href="#r3"><text:span text:style-name="T56">org.osgi.service.http</text:span></text:a></text:p>
        <text:p text:style-name="P76"/>
        <text:p text:style-name="P107"><text:span text:style-name="Code_20_Small1">@org.osgi.annotation.versioning.ConsumerType<text:line-break/></text:span><text:span text:style-name="Code2">public interface </text:span><text:span text:style-name="Code2"><text:span text:style-name="T63">HttpContext</text:span></text:span></text:p>
        <text:p text:style-name="P55">Deprecated.</text:p>
        <text:p text:style-name="P86">Context for HTTP Requests.</text:p>
        <text:p text:style-name="P86">This service defines methods that the Http Service may call to get information for a request.</text:p>
        <text:p text:style-name="P87"><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9190755309083849850" text:style-name="RTF_5f_Num_20_2">
          <text:list-item>
            <text:p text:style-name="P46"><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6"><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9"><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9">ThreadSafe</text:p>
        <text:p text:style-name="P92"/>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3"><text:span text:style-name="Summary_20_Heading_20_Font2"><text:span text:style-name="T23">Field Summary</text:span></text:span></text:p>
            </table:table-cell>
            <table:covered-table-cell/>
            <table:table-cell table:style-name="Tabelle13.A1" office:value-type="string">
              <text:p text:style-name="P94"><text:span text:style-name="Page_20_Reference_20_Font"><text:span text:style-name="T33">Page</text:span></text:span></text:p>
            </table:table-cell>
          </table:table-row>
          <table:table-row table:style-name="Tabelle13.1">
            <table:table-cell table:style-name="Tabelle13.A2" office:value-type="string">
              <text:p text:style-name="P95"><text:span text:style-name="Code_20_Small1"><text:span text:style-name="T23">String</text:span></text:span></text:p>
            </table:table-cell>
            <table:table-cell table:style-name="Tabelle13.A2" office:value-type="string">
              <text:p text:style-name="P99"><text:a xlink:type="simple" xlink:href="#r26"><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6"><text:span text:style-name="Page_20_Reference_20_Font"><text:span text:style-name="T23"><text:bookmark-ref text:reference-format="page" text:ref-name="r26"/></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7"><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6"><text:span text:style-name="Page_20_Reference_20_Font"><text:span text:style-name="T23"><text:bookmark-ref text:reference-format="page" text:ref-name="r27"/></text:span></text:span></text:p>
            </table:table-cell>
          </table:table-row>
          <table:table-row table:style-name="Tabelle13.1">
            <table:table-cell table:style-name="Tabelle13.A3" office:value-type="string">
              <text:p text:style-name="P95"><text:span text:style-name="Code_20_Small1"><text:span text:style-name="T23">String</text:span></text:span></text:p>
            </table:table-cell>
            <table:table-cell table:style-name="Tabelle13.A3" office:value-type="string">
              <text:p text:style-name="P99"><text:a xlink:type="simple" xlink:href="#r25"><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6"><text:span text:style-name="Page_20_Reference_20_Font"><text:span text:style-name="T23"><text:bookmark-ref text:reference-format="page" text:ref-name="r25"/></text:span></text:span></text:p>
            </table:table-cell>
          </table:table-row>
        </table:table>
        <text:p text:style-name="P4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3"><text:span text:style-name="Summary_20_Heading_20_Font2"><text:span text:style-name="T23">Method Summary</text:span></text:span></text:p>
            </table:table-cell>
            <table:covered-table-cell/>
            <table:table-cell table:style-name="Tabelle14.A1" office:value-type="string">
              <text:p text:style-name="P94"><text:span text:style-name="Page_20_Reference_20_Font"><text:span text:style-name="T33">Page</text:span></text:span></text:p>
            </table:table-cell>
          </table:table-row>
          <table:table-row table:style-name="Tabelle14.1">
            <table:table-cell table:style-name="Tabelle14.A2" office:value-type="string">
              <text:p text:style-name="P95"><text:span text:style-name="Code_20_Small1"><text:span text:style-name="T23">String</text:span></text:span></text:p>
            </table:table-cell>
            <table:table-cell table:style-name="Tabelle14.A2" office:value-type="string">
              <text:p text:style-name="P99"><text:a xlink:type="simple" xlink:href="#r30"><text:span text:style-name="Code2"><text:span text:style-name="T58">getMimeType</text:span></text:span></text:a><text:span text:style-name="Code2"><text:span text:style-name="T23">(String name)</text:span></text:span></text:p>
              <text:p text:style-name="P101">Maps a name to a MIME type.</text:p>
            </table:table-cell>
            <table:table-cell table:style-name="Tabelle14.C2" office:value-type="string">
              <text:p text:style-name="P96"><text:span text:style-name="Page_20_Reference_20_Font"><text:span text:style-name="T23"><text:bookmark-ref text:reference-format="page" text:ref-name="r30"/></text:span></text:span></text:p>
            </table:table-cell>
          </table:table-row>
          <table:table-row table:style-name="Tabelle14.1">
            <table:table-cell table:style-name="Tabelle14.A3" office:value-type="string">
              <text:p text:style-name="P95"><text:span text:style-name="Code_20_Small1"><text:span text:style-name="T23">URL</text:span></text:span></text:p>
            </table:table-cell>
            <table:table-cell table:style-name="Tabelle14.A3" office:value-type="string">
              <text:p text:style-name="P99"><text:a xlink:type="simple" xlink:href="#r29"><text:span text:style-name="Code2"><text:span text:style-name="T58">getResource</text:span></text:span></text:a><text:span text:style-name="Code2"><text:span text:style-name="T23">(String name)</text:span></text:span></text:p>
              <text:p text:style-name="P101">Maps a resource name to a URL.</text:p>
            </table:table-cell>
            <table:table-cell table:style-name="Tabelle14.C3" office:value-type="string">
              <text:p text:style-name="P96"><text:span text:style-name="Page_20_Reference_20_Font"><text:span text:style-name="T23"><text:bookmark-ref text:reference-format="page" text:ref-name="r29"/></text:span></text:span></text:p>
            </table:table-cell>
          </table:table-row>
          <table:table-row table:style-name="Tabelle14.1">
            <table:table-cell table:style-name="Tabelle14.A3" office:value-type="string">
              <text:p text:style-name="P95"><text:span text:style-name="Code_20_Small1"><text:span text:style-name="T23">boolean</text:span></text:span></text:p>
            </table:table-cell>
            <table:table-cell table:style-name="Tabelle14.A3" office:value-type="string">
              <text:p text:style-name="P99"><text:a xlink:type="simple" xlink:href="#r28"><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14.C3" office:value-type="string">
              <text:p text:style-name="P96"><text:span text:style-name="Page_20_Reference_20_Font"><text:span text:style-name="T23"><text:bookmark-ref text:reference-format="page" text:ref-name="r28"/></text:span></text:span></text:p>
            </table:table-cell>
          </table:table-row>
        </table:table>
        <text:p text:style-name="P157">Field Detail</text:p>
        <text:p text:style-name="P160"><text:bookmark text:name="r25"/>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4"><text:soft-page-break/>Since:</text:p>
        <text:p text:style-name="P104">1.1</text:p>
        <text:p text:style-name="P105"/>
        <text:p text:style-name="P159"><text:bookmark text:name="r26"/>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4">Since:</text:p>
        <text:p text:style-name="P104">1.1</text:p>
        <text:p text:style-name="P105"/>
        <text:p text:style-name="P159"><text:bookmark text:name="r27"/>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4">Since:</text:p>
        <text:p text:style-name="P104">1.1</text:p>
        <text:p text:style-name="P157">Method Detail</text:p>
        <text:p text:style-name="P160"><text:bookmark text:name="r28"/>handleSecurity</text:p>
        <text:p text:style-name="P53"><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2">Handles security for the specified request.</text:p>
        <text:p text:style-name="P82">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oft-page-break/><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3"><text:span text:style-name="Code2">request</text:span><text:span text:style-name="Default_20_Paragraph_20_Font"><text:span text:style-name="T39"> - The HTTP request.</text:span></text:span></text:p>
        <text:p text:style-name="P103"><text:span text:style-name="Code2">response</text:span><text:span text:style-name="Default_20_Paragraph_20_Font"><text:span text:style-name="T39"> - The HTTP response.</text:span></text:span></text:p>
        <text:p text:style-name="P84">Returns:</text:p>
        <text:p text:style-name="P103"><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3"><text:span text:style-name="Code2">IOException</text:span><text:span text:style-name="Default_20_Paragraph_20_Font"><text:span text:style-name="T39"> - may be thrown by this method. If this occurs, the Http Service will terminate the request and close the socket.</text:span></text:span></text:p>
        <text:p text:style-name="P105"/>
        <text:p text:style-name="P159"><text:bookmark text:name="r29"/>getResource</text:p>
        <text:p text:style-name="P53"><text:span text:style-name="Code2">URL </text:span><text:span text:style-name="Code2"><text:span text:style-name="T63">getResource</text:span></text:span><text:span text:style-name="Code2">(String name)</text:span></text:p>
        <text:p text:style-name="P82">Maps a resource name to a URL.</text:p>
        <text:p text:style-name="P77"><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4">Parameters:</text:p>
        <text:p text:style-name="P103"><text:span text:style-name="Code2">name</text:span><text:span text:style-name="Default_20_Paragraph_20_Font"><text:span text:style-name="T39"> - the name of the requested resource</text:span></text:span></text:p>
        <text:p text:style-name="P84">Returns:</text:p>
        <text:p text:style-name="P103"><text:span text:style-name="T39">URL that Http Service can use to read the resource or </text:span><text:span text:style-name="T66">null</text:span><text:span text:style-name="T39"> if the resource does not exist.</text:span></text:p>
        <text:p text:style-name="P105"/>
        <text:p text:style-name="P159"><text:bookmark text:name="r30"/>getMimeType</text:p>
        <text:p text:style-name="P53"><text:span text:style-name="Code2">String </text:span><text:span text:style-name="Code2"><text:span text:style-name="T63">getMimeType</text:span></text:span><text:span text:style-name="Code2">(String name)</text:span></text:p>
        <text:p text:style-name="P82">Maps a name to a MIME type.</text:p>
        <text:p text:style-name="P77"><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3"><text:span text:style-name="Code2">name</text:span><text:span text:style-name="Default_20_Paragraph_20_Font"><text:span text:style-name="T39"> - The name for which to determine the MIME type.</text:span></text:span></text:p>
        <text:p text:style-name="P84">Returns:</text:p>
        <text:p text:style-name="P103"><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45"><text:bookmark text:name="r36"/>Interface HttpService</text:p>
        <text:p text:style-name="P88"><text:a xlink:type="simple" xlink:href="#r3"><text:span text:style-name="T56">org.osgi.service.http</text:span></text:a></text:p>
        <text:p text:style-name="P76"/>
        <text:p text:style-name="P107"><text:span text:style-name="Code_20_Small1">@org.osgi.annotation.versioning.ProviderType<text:line-break/></text:span><text:span text:style-name="Code2">public interface </text:span><text:span text:style-name="Code2"><text:span text:style-name="T63">HttpService</text:span></text:span></text:p>
        <text:p text:style-name="P55"><text:soft-page-break/>Deprecated.</text:p>
        <text:p text:style-name="P54">The Http Service allows other bundles in the OSGi environment to dynamically register resources and servlets into the URI namespace of Http Service. A bundle may later unregister its resources or servlets.</text:p>
        <text:p text:style-name="P89">See Also:</text:p>
        <text:p text:style-name="P80"><text:a xlink:type="simple" xlink:href="#r31"><text:span text:style-name="Code2"><text:span text:style-name="T57">HttpContext</text:span></text:span></text:a></text:p>
        <text:p text:style-name="P89">ThreadSafe</text:p>
        <text:p text:style-name="P9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3"><text:span text:style-name="Summary_20_Heading_20_Font2"><text:span text:style-name="T23">Method Summary</text:span></text:span></text:p>
            </table:table-cell>
            <table:covered-table-cell/>
            <table:table-cell table:style-name="Tabelle16.A1" office:value-type="string">
              <text:p text:style-name="P94"><text:span text:style-name="Page_20_Reference_20_Font"><text:span text:style-name="T33">Page</text:span></text:span></text:p>
            </table:table-cell>
          </table:table-row>
          <table:table-row table:style-name="Tabelle16.1">
            <table:table-cell table:style-name="Tabelle16.A2" office:value-type="string">
              <text:p text:style-name="P97"><text:a xlink:type="simple" xlink:href="#r31"><text:span text:style-name="Code_20_Small1"><text:span text:style-name="T57">HttpContext</text:span></text:span></text:a></text:p>
            </table:table-cell>
            <table:table-cell table:style-name="Tabelle16.A2" office:value-type="string">
              <text:p text:style-name="P99"><text:a xlink:type="simple" xlink:href="#r35"><text:span text:style-name="Code2"><text:span text:style-name="T58">createDefaultHttpContext</text:span></text:span></text:a><text:span text:style-name="Code2"><text:span text:style-name="T23">()</text:span></text:span></text:p>
              <text:p text:style-name="P102"><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6"><text:span text:style-name="Page_20_Reference_20_Font"><text:span text:style-name="T23"><text:bookmark-ref text:reference-format="page" text:ref-name="r35"/></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1">Registers resources into the URI namespace.</text:p>
            </table:table-cell>
            <table:table-cell table:style-name="Tabelle16.C3" office:value-type="string">
              <text:p text:style-name="P96"><text:span text:style-name="Page_20_Reference_20_Font"><text:span text:style-name="T23"><text:bookmark-ref text:reference-format="page" text:ref-name="r33"/></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1">Registers a servlet into the URI namespace.</text:p>
            </table:table-cell>
            <table:table-cell table:style-name="Tabelle16.C3" office:value-type="string">
              <text:p text:style-name="P96"><text:span text:style-name="Page_20_Reference_20_Font"><text:span text:style-name="T23"><text:bookmark-ref text:reference-format="page" text:ref-name="r32"/></text:span></text:span></text:p>
            </table:table-cell>
          </table:table-row>
          <table:table-row table:style-name="Tabelle16.1">
            <table:table-cell table:style-name="Tabelle16.A3" office:value-type="string">
              <text:p text:style-name="P95"><text:span text:style-name="Code_20_Small1"><text:span text:style-name="T23">void</text:span></text:span></text:p>
            </table:table-cell>
            <table:table-cell table:style-name="Tabelle16.A3" office:value-type="string">
              <text:p text:style-name="P99"><text:a xlink:type="simple" xlink:href="#r34"><text:span text:style-name="Code2"><text:span text:style-name="T58">unregister</text:span></text:span></text:a><text:span text:style-name="Code2"><text:span text:style-name="T23">(String alias)</text:span></text:span></text:p>
              <text:p text:style-name="P102"><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6"><text:span text:style-name="Page_20_Reference_20_Font"><text:span text:style-name="T23"><text:bookmark-ref text:reference-format="page" text:ref-name="r34"/></text:span></text:span></text:p>
            </table:table-cell>
          </table:table-row>
        </table:table>
        <text:p text:style-name="P157">Method Detail</text:p>
        <text:p text:style-name="P160"><text:bookmark text:name="r32"/>registerServlet</text:p>
        <text:p text:style-name="P53"><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2">Registers a servlet into the URI namespace.</text:p>
        <text:p text:style-name="P82">The alias is the name in the URI namespace of the Http Service at which the registration will be mapped.</text:p>
        <text:p text:style-name="P82">An alias must begin with slash ('/') and must not end with slash ('/'), with the exception that an alias of the form "/" is used to denote the root alias. See the specification text for details on how HTTP requests are mapped to servlet and resource registrations.</text:p>
        <text:p text:style-name="P81"><text:span text:style-name="T39">The Http Service will call the servlet's </text:span><text:span text:style-name="Code2">init</text:span><text:span text:style-name="Default_20_Paragraph_20_Font"><text:span text:style-name="T39"> method before returning.</text:span></text:span></text:p>
        <text:p text:style-name="P83"> httpService.registerServlet("/myservlet", servlet, initparams, context);</text:p>
        <text:p text:style-name="P77"><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3"><text:span text:style-name="Code2">alias</text:span><text:span text:style-name="Default_20_Paragraph_20_Font"><text:span text:style-name="T39"> - name in the URI namespace at which the servlet is registered</text:span></text:span></text:p>
        <text:p text:style-name="P103"><text:soft-page-break/><text:span text:style-name="Code2">servlet</text:span><text:span text:style-name="Default_20_Paragraph_20_Font"><text:span text:style-name="T39"> - the servlet object to register</text:span></text:span></text:p>
        <text:p text:style-name="P103"><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3"><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3"><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3"><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3"><text:span text:style-name="Code2">IllegalArgumentException</text:span><text:span text:style-name="Default_20_Paragraph_20_Font"><text:span text:style-name="T39"> - if any of the arguments are invalid</text:span></text:span></text:p>
        <text:p text:style-name="P105"/>
        <text:p text:style-name="P159"><text:bookmark text:name="r33"/>registerResources</text:p>
        <text:p text:style-name="P53"><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2">Registers resources into the URI namespace.</text:p>
        <text:p text:style-name="P82">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2">For example, suppose the resource name /tmp is registered to the alias /files. A request for /files/foo.txt will map to the resource name /tmp/foo.txt.</text:p>
        <text:p text:style-name="P83"> httpservice.registerResources("/files", "/tmp", context);</text:p>
        <text:p text:style-name="P77"><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4">Parameters:</text:p>
        <text:p text:style-name="P103"><text:span text:style-name="Code2">alias</text:span><text:span text:style-name="Default_20_Paragraph_20_Font"><text:span text:style-name="T39"> - name in the URI namespace at which the resources are registered</text:span></text:span></text:p>
        <text:p text:style-name="P103"><text:span text:style-name="Code2">name</text:span><text:span text:style-name="Default_20_Paragraph_20_Font"><text:span text:style-name="T39"> - the base name of the resources that will be registered</text:span></text:span></text:p>
        <text:p text:style-name="P103"><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4">Throws:</text:p>
        <text:p text:style-name="P103"><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3"><text:span text:style-name="Code2">IllegalArgumentException</text:span><text:span text:style-name="Default_20_Paragraph_20_Font"><text:span text:style-name="T39"> - if any of the parameters are invalid</text:span></text:span></text:p>
        <text:p text:style-name="P105"/>
        <text:p text:style-name="P159"><text:bookmark text:name="r34"/>unregister</text:p>
        <text:p text:style-name="P53"><text:span text:style-name="Code2">void </text:span><text:span text:style-name="Code2"><text:span text:style-name="T63">unregister</text:span></text:span><text:span text:style-name="Code2">(String alias)</text:span></text:p>
        <text:p text:style-name="P81"><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1"><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7"><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4">Parameters:</text:p>
        <text:p text:style-name="P103"><text:span text:style-name="Code2">alias</text:span><text:span text:style-name="Default_20_Paragraph_20_Font"><text:span text:style-name="T39"> - name in the URI name-space of the registration to unregister</text:span></text:span></text:p>
        <text:p text:style-name="P84"><text:soft-page-break/>Throws:</text:p>
        <text:p text:style-name="P103"><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5"><text:soft-page-break/></text:p>
        <text:p text:style-name="P159"><text:bookmark text:name="r35"/>createDefaultHttpContext</text:p>
        <text:p text:style-name="P53"><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1"><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1"><text:span text:style-name="T39">The behavior of the methods on the default </text:span><text:span text:style-name="Code2">HttpContext</text:span><text:span text:style-name="Default_20_Paragraph_20_Font"><text:span text:style-name="T39"> is defined as follows:</text:span></text:span></text:p>
        <text:list xml:id="list6803230192787917405" text:style-name="RTF_5f_Num_20_3">
          <text:list-item>
            <text:p text:style-name="P47"><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7"><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4">Returns:</text:p>
        <text:p text:style-name="P103"><text:span text:style-name="T39">a default </text:span><text:span text:style-name="Code2">HttpContext</text:span><text:span text:style-name="Default_20_Paragraph_20_Font"><text:span text:style-name="T39"> object.</text:span></text:span></text:p>
        <text:p text:style-name="P84">Since:</text:p>
        <text:p text:style-name="P104">1.1</text:p>
        <text:p text:style-name="P146"><text:bookmark text:name="r42"/>Class NamespaceException</text:p>
        <text:p text:style-name="P88"><text:a xlink:type="simple" xlink:href="#r3"><text:span text:style-name="T56">org.osgi.service.http</text:span></text:a></text:p>
        <text:p text:style-name="P75"><text:span text:style-name="Code2">java.lang.Object</text:span></text:p>
        <text:p text:style-name="P90"><text:span text:style-name="Code2">  </text:span><text:span text:style-name="Code2"><draw:frame draw:style-name="fr3" draw:name="Grafik1" text:anchor-type="as-char" svg:width="0.1563in" svg:height="0.1457in" draw:z-index="25"><draw:image xlink:href="Pictures/100002000000000F0000000E443DCD33.png" xlink:type="simple" xlink:show="embed" xlink:actuate="onLoad"/></draw:frame></text:span><text:span text:style-name="Code2">java.lang.Throwable</text:span></text:p>
        <text:p text:style-name="P90"><text:span text:style-name="Code2">      </text:span><text:span text:style-name="Code2"><draw:frame draw:style-name="fr3" draw:name="Grafik2" text:anchor-type="as-char" svg:width="0.1563in" svg:height="0.1457in" draw:z-index="26"><draw:image xlink:href="Pictures/100002000000000F0000000E443DCD33.png" xlink:type="simple" xlink:show="embed" xlink:actuate="onLoad"/></draw:frame></text:span><text:span text:style-name="Code2">java.lang.Exception</text:span></text:p>
        <text:p text:style-name="P44"><text:span text:style-name="Code2">          </text:span><text:span text:style-name="Code2"><draw:frame draw:style-name="fr3" draw:name="Grafik3" text:anchor-type="as-char" svg:width="0.1563in" svg:height="0.1457in" draw:z-index="27"><draw:image xlink:href="Pictures/100002000000000F0000000E443DCD33.png" xlink:type="simple" xlink:show="embed" xlink:actuate="onLoad"/></draw:frame></text:span><text:span text:style-name="Code2"><text:span text:style-name="T63">org.osgi.service.http.NamespaceException</text:span></text:span></text:p>
        <text:p text:style-name="P156">All Implemented Interfaces:</text:p>
        <text:p text:style-name="P79">Serializable</text:p>
        <text:p text:style-name="P76"/>
        <text:p text:style-name="P91"><text:span text:style-name="Code2">public class </text:span><text:span text:style-name="Code2"><text:span text:style-name="T63">NamespaceException</text:span></text:span></text:p>
        <text:p text:style-name="P53"><text:span text:style-name="Code2">extends Exception</text:span></text:p>
        <text:p text:style-name="P55">Deprecated.</text:p>
        <text:p text:style-name="P45">A NamespaceException is thrown to indicate an error with the caller's request to register a servlet or resources into the URI namespace of the Http Service. This exception indicates that the requested alias already is in use.</text:p>
        <text:p text:style-name="P92"/>
        <table:table table:name="Tabelle17" table:style-name="Tabelle17">
          <table:table-column table:style-name="Tabelle17.A"/>
          <table:table-column table:style-name="Tabelle17.B"/>
          <table:table-row table:style-name="Tabelle17.1">
            <table:table-cell table:style-name="Tabelle17.A1" office:value-type="string">
              <text:p text:style-name="P93"><text:span text:style-name="Summary_20_Heading_20_Font2"><text:span text:style-name="T23">Constructor Summary</text:span></text:span></text:p>
            </table:table-cell>
            <table:table-cell table:style-name="Tabelle17.A1" office:value-type="string">
              <text:p text:style-name="P94"><text:span text:style-name="Page_20_Reference_20_Font"><text:span text:style-name="T33">Page</text:span></text:span></text:p>
            </table:table-cell>
          </table:table-row>
          <table:table-row table:style-name="Tabelle17.1">
            <table:table-cell table:style-name="Tabelle17.A2" office:value-type="string">
              <text:p text:style-name="P99"><text:a xlink:type="simple" xlink:href="#r37"><text:span text:style-name="Code2"><text:span text:style-name="T58">NamespaceException</text:span></text:span></text:a><text:span text:style-name="Code2"><text:span text:style-name="T23">(String messag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6"><text:span text:style-name="Page_20_Reference_20_Font"><text:span text:style-name="T23"><text:bookmark-ref text:reference-format="page" text:ref-name="r37"/></text:span></text:span></text:p>
            </table:table-cell>
          </table:table-row>
          <table:table-row table:style-name="Tabelle17.1">
            <table:table-cell table:style-name="Tabelle17.A3" office:value-type="string">
              <text:p text:style-name="P99"><text:a xlink:type="simple" xlink:href="#r38"><text:span text:style-name="Code2"><text:span text:style-name="T58">NamespaceException</text:span></text:span></text:a><text:span text:style-name="Code2"><text:span text:style-name="T23">(String message, Throwable cause)</text:span></text:span></text:p>
              <text:p text:style-name="P102"><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6"><text:span text:style-name="Page_20_Reference_20_Font"><text:span text:style-name="T23"><text:bookmark-ref text:reference-format="page" text:ref-name="r38"/></text:span></text:span></text:p>
            </table:table-cell>
          </table:table-row>
        </table:table>
        <text:p text:style-name="P42"/>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3"><text:span text:style-name="Summary_20_Heading_20_Font2"><text:span text:style-name="T23">Method Summary</text:span></text:span></text:p>
            </table:table-cell>
            <table:covered-table-cell/>
            <table:table-cell table:style-name="Tabelle19.A1" office:value-type="string">
              <text:p text:style-name="P94"><text:span text:style-name="Page_20_Reference_20_Font"><text:span text:style-name="T33">Page</text:span></text:span></text:p>
            </table:table-cell>
          </table:table-row>
          <table:table-row table:style-name="Tabelle19.1">
            <table:table-cell table:style-name="Tabelle19.A2" office:value-type="string">
              <text:p text:style-name="P95"><text:span text:style-name="Code_20_Small1"><text:span text:style-name="T23">Throwable</text:span></text:span></text:p>
            </table:table-cell>
            <table:table-cell table:style-name="Tabelle19.A2" office:value-type="string">
              <text:p text:style-name="P99"><text:a xlink:type="simple" xlink:href="#r40"><text:span text:style-name="Code2"><text:span text:style-name="T58">getCause</text:span></text:span></text:a><text:span text:style-name="Code2"><text:span text:style-name="T23">()</text:span></text:span></text:p>
              <text:p text:style-name="P102"><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6"><text:span text:style-name="Page_20_Reference_20_Font"><text:span text:style-name="T23"><text:bookmark-ref text:reference-format="page" text:ref-name="r40"/></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39"><text:span text:style-name="Code2"><text:span text:style-name="T58">getException</text:span></text:span></text:a><text:span text:style-name="Code2"><text:span text:style-name="T23">()</text:span></text:span></text:p>
              <text:p text:style-name="P101">Returns the nested exception.</text:p>
            </table:table-cell>
            <table:table-cell table:style-name="Tabelle19.C3" office:value-type="string">
              <text:p text:style-name="P96"><text:span text:style-name="Page_20_Reference_20_Font"><text:span text:style-name="T23"><text:bookmark-ref text:reference-format="page" text:ref-name="r39"/></text:span></text:span></text:p>
            </table:table-cell>
          </table:table-row>
          <table:table-row table:style-name="Tabelle19.1">
            <table:table-cell table:style-name="Tabelle19.A3" office:value-type="string">
              <text:p text:style-name="P95"><text:span text:style-name="Code_20_Small1"><text:span text:style-name="T23">Throwable</text:span></text:span></text:p>
            </table:table-cell>
            <table:table-cell table:style-name="Tabelle19.A3" office:value-type="string">
              <text:p text:style-name="P99"><text:a xlink:type="simple" xlink:href="#r41"><text:span text:style-name="Code2"><text:span text:style-name="T58">initCause</text:span></text:span></text:a><text:span text:style-name="Code2"><text:span text:style-name="T23">(Throwable cause)</text:span></text:span></text:p>
              <text:p text:style-name="P101">Initializes the cause of this exception to the specified value.</text:p>
            </table:table-cell>
            <table:table-cell table:style-name="Tabelle19.C3" office:value-type="string">
              <text:p text:style-name="P96"><text:span text:style-name="Page_20_Reference_20_Font"><text:span text:style-name="T23"><text:bookmark-ref text:reference-format="page" text:ref-name="r41"/></text:span></text:span></text:p>
            </table:table-cell>
          </table:table-row>
        </table:table>
        <text:p text:style-name="P157">Constructor Detail</text:p>
        <text:p text:style-name="P160"><text:bookmark text:name="r37"/>NamespaceException</text:p>
        <text:p text:style-name="P53"><text:span text:style-name="Code2">public </text:span><text:span text:style-name="Code2"><text:span text:style-name="T63">NamespaceException</text:span></text:span><text:span text:style-name="Code2">(String message)</text:span></text:p>
        <text:p text:style-name="P77"><text:span text:style-name="T39">Construct a </text:span><text:span text:style-name="Code2">NamespaceException</text:span><text:span text:style-name="Default_20_Paragraph_20_Font"><text:span text:style-name="T39"> object with a detail message.</text:span></text:span></text:p>
        <text:p text:style-name="P84">Parameters:</text:p>
        <text:p text:style-name="P103"><text:span text:style-name="Code2">message</text:span><text:span text:style-name="Default_20_Paragraph_20_Font"><text:span text:style-name="T39"> - the detail message</text:span></text:span></text:p>
        <text:p text:style-name="P105"/>
        <text:p text:style-name="P159"><text:bookmark text:name="r38"/>NamespaceException</text:p>
        <text:p text:style-name="P53"><text:span text:style-name="Code2">public </text:span><text:span text:style-name="Code2"><text:span text:style-name="T63">NamespaceException</text:span></text:span><text:span text:style-name="Code2">(String message,<text:line-break/>                          Throwable cause)</text:span></text:p>
        <text:p text:style-name="P77"><text:span text:style-name="T39">Construct a </text:span><text:span text:style-name="Code2">NamespaceException</text:span><text:span text:style-name="Default_20_Paragraph_20_Font"><text:span text:style-name="T39"> object with a detail message and a nested exception.</text:span></text:span></text:p>
        <text:p text:style-name="P84"><text:soft-page-break/>Parameters:</text:p>
        <text:p text:style-name="P103"><text:span text:style-name="Code2">message</text:span><text:span text:style-name="Default_20_Paragraph_20_Font"><text:span text:style-name="T39"> - The detail message.</text:span></text:span></text:p>
        <text:p text:style-name="P103"><text:span text:style-name="Code2">cause</text:span><text:span text:style-name="Default_20_Paragraph_20_Font"><text:span text:style-name="T39"> - The nested exception.</text:span></text:span></text:p>
        <text:p text:style-name="P157">Method Detail</text:p>
        <text:p text:style-name="P160"><text:bookmark text:name="r39"/>getException</text:p>
        <text:p text:style-name="P53"><text:span text:style-name="Code2">public Throwable </text:span><text:span text:style-name="Code2"><text:span text:style-name="T63">getException</text:span></text:span><text:span text:style-name="Code2">()</text:span></text:p>
        <text:p text:style-name="P82">Returns the nested exception.</text:p>
        <text:p text:style-name="P77"><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4">Returns:</text:p>
        <text:p text:style-name="P103"><text:span text:style-name="T39">The result of calling </text:span><text:span text:style-name="Code2">getCause()</text:span><text:span text:style-name="Default_20_Paragraph_20_Font"><text:span text:style-name="T39">.</text:span></text:span></text:p>
        <text:p text:style-name="P105"/>
        <text:p text:style-name="P159"><text:bookmark text:name="r40"/>getCause</text:p>
        <text:p text:style-name="P53"><text:span text:style-name="Code2">public Throwable </text:span><text:span text:style-name="Code2"><text:span text:style-name="T63">getCause</text:span></text:span><text:span text:style-name="Code2">()</text:span></text:p>
        <text:p text:style-name="P77"><text:span text:style-name="T39">Returns the cause of this exception or </text:span><text:span text:style-name="Code2">null</text:span><text:span text:style-name="Default_20_Paragraph_20_Font"><text:span text:style-name="T39"> if no cause was set.</text:span></text:span></text:p>
        <text:p text:style-name="P84">Overrides:</text:p>
        <text:p text:style-name="P103"><text:span text:style-name="Code2">getCause</text:span><text:span text:style-name="Default_20_Paragraph_20_Font"><text:span text:style-name="T39"> in class </text:span></text:span><text:span text:style-name="Code2">Throwable</text:span></text:p>
        <text:p text:style-name="P84">Returns:</text:p>
        <text:p text:style-name="P103"><text:span text:style-name="T39">The cause of this exception or </text:span><text:span text:style-name="Code2">null</text:span><text:span text:style-name="Default_20_Paragraph_20_Font"><text:span text:style-name="T39"> if no cause was set.</text:span></text:span></text:p>
        <text:p text:style-name="P84">Since:</text:p>
        <text:p text:style-name="P104">1.2</text:p>
        <text:p text:style-name="P105"/>
        <text:p text:style-name="P159"><text:bookmark text:name="r41"/>initCause</text:p>
        <text:p text:style-name="P53"><text:span text:style-name="Code2">public Throwable </text:span><text:span text:style-name="Code2"><text:span text:style-name="T63">initCause</text:span></text:span><text:span text:style-name="Code2">(Throwable cause)</text:span></text:p>
        <text:p text:style-name="P78">Initializes the cause of this exception to the specified value.</text:p>
        <text:p text:style-name="P84">Overrides:</text:p>
        <text:p text:style-name="P103"><text:span text:style-name="Code2">initCause</text:span><text:span text:style-name="Default_20_Paragraph_20_Font"><text:span text:style-name="T39"> in class </text:span></text:span><text:span text:style-name="Code2">Throwable</text:span></text:p>
        <text:p text:style-name="P84">Parameters:</text:p>
        <text:p text:style-name="P103"><text:span text:style-name="Code2">cause</text:span><text:span text:style-name="Default_20_Paragraph_20_Font"><text:span text:style-name="T39"> - The cause of this exception.</text:span></text:span></text:p>
        <text:p text:style-name="P84">Returns:</text:p>
        <text:p text:style-name="P104">This exception.</text:p>
        <text:p text:style-name="P84">Throws:</text:p>
        <text:p text:style-name="P103"><text:span text:style-name="Code2">IllegalArgumentException</text:span><text:span text:style-name="Default_20_Paragraph_20_Font"><text:span text:style-name="T39"> - If the specified cause is this exception.</text:span></text:span></text:p>
        <text:p text:style-name="P103"><text:span text:style-name="Code2">IllegalStateException</text:span><text:span text:style-name="Default_20_Paragraph_20_Font"><text:span text:style-name="T39"> - If the cause of this exception has already been set.</text:span></text:span></text:p>
        <text:p text:style-name="P84">Since:</text:p>
        <text:p text:style-name="P104">1.2</text:p>
        <text:p text:style-name="P147"><text:bookmark text:name="r52"/>Class ServletContextHelper</text:p>
        <text:p text:style-name="P88"><text:a xlink:type="simple" xlink:href="#r3"><text:span text:style-name="T56">org.osgi.service.http</text:span></text:a></text:p>
        <text:p text:style-name="P75"><text:span text:style-name="Code2">java.lang.Object</text:span></text:p>
        <text:p text:style-name="P44"><text:span text:style-name="Code2">  </text:span><text:span text:style-name="Code2"><draw:frame draw:style-name="fr3" draw:name="Grafik4" text:anchor-type="as-char" svg:width="0.1563in" svg:height="0.1457in" draw:z-index="24"><draw:image xlink:href="Pictures/100002000000000F0000000E443DCD33.png" xlink:type="simple" xlink:show="embed" xlink:actuate="onLoad"/></draw:frame></text:span><text:span text:style-name="Code2"><text:span text:style-name="T63">org.osgi.service.http.ServletContextHelper</text:span></text:span></text:p>
        <text:p text:style-name="P76"><text:soft-page-break/></text:p>
        <text:p text:style-name="P91"><text:span text:style-name="Code_20_Small1">@org.osgi.annotation.versioning.ConsumerType<text:line-break/></text:span><text:span text:style-name="Code2">abstract public class </text:span><text:span text:style-name="Code2"><text:span text:style-name="T63">ServletContextHelper</text:span></text:span></text:p>
        <text:p text:style-name="P53"><text:span text:style-name="Code2">extends Object</text:span></text:p>
        <text:p text:style-name="P86">Helper service for the servlet context used by whiteboard services for HTTP requests.</text:p>
        <text:p text:style-name="P86">This service defines methods that the Http Service implementation may call to get information for a request when dealing with whiteboard services.</text:p>
        <text:p text:style-name="P87"><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7"><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3109340820564899952" text:style-name="RTF_5f_Num_20_4">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48"><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48"><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1"><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56"><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89">Since:</text:p>
        <text:p text:style-name="P79">1.3</text:p>
        <text:p text:style-name="P89">See Also:</text:p>
        <text:p text:style-name="P80"><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89">ThreadSafe</text:p>
        <text:p text:style-name="P9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3"><text:span text:style-name="Summary_20_Heading_20_Font2"><text:span text:style-name="T23">Field Summary</text:span></text:span></text:p>
            </table:table-cell>
            <table:covered-table-cell/>
            <table:table-cell table:style-name="Tabelle21.A1" office:value-type="string">
              <text:p text:style-name="P94"><text:span text:style-name="Page_20_Reference_20_Font"><text:span text:style-name="T33">Page</text:span></text:span></text:p>
            </table:table-cell>
          </table:table-row>
          <table:table-row table:style-name="Tabelle21.1">
            <table:table-cell table:style-name="Tabelle21.A2" office:value-type="string">
              <text:p text:style-name="P95"><text:span text:style-name="Code_20_Small1"><text:span text:style-name="T23">static String</text:span></text:span></text:p>
            </table:table-cell>
            <table:table-cell table:style-name="Tabelle21.A2" office:value-type="string">
              <text:p text:style-name="P99"><text:a xlink:type="simple" xlink:href="#r44"><text:span text:style-name="Code2"><text:span text:style-name="T58">AUTHENTICATION_TYPE</text:span></text:span></text:a></text:p>
              <text:p text:style-name="P102"><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6"><text:span text:style-name="Page_20_Reference_20_Font"><text:span text:style-name="T23"><text:bookmark-ref text:reference-format="page" text:ref-name="r44"/></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5"><text:span text:style-name="Code2"><text:span text:style-name="T58">AUTHORIZATION</text:span></text:span></text:a></text:p>
              <text:p text:style-name="P102"><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6"><text:span text:style-name="Page_20_Reference_20_Font"><text:span text:style-name="T23"><text:bookmark-ref text:reference-format="page" text:ref-name="r45"/></text:span></text:span></text:p>
            </table:table-cell>
          </table:table-row>
          <table:table-row table:style-name="Tabelle21.1">
            <table:table-cell table:style-name="Tabelle21.A3" office:value-type="string">
              <text:p text:style-name="P95"><text:span text:style-name="Code_20_Small1"><text:span text:style-name="T23">static String</text:span></text:span></text:p>
            </table:table-cell>
            <table:table-cell table:style-name="Tabelle21.A3" office:value-type="string">
              <text:p text:style-name="P99"><text:a xlink:type="simple" xlink:href="#r43"><text:span text:style-name="Code2"><text:span text:style-name="T58">REMOTE_USER</text:span></text:span></text:a></text:p>
              <text:p text:style-name="P102"><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6"><text:span text:style-name="Page_20_Reference_20_Font"><text:span text:style-name="T23"><text:bookmark-ref text:reference-format="page" text:ref-name="r43"/></text:span></text:span></text:p>
            </table:table-cell>
          </table:table-row>
        </table:table>
        <text:p text:style-name="P42"/>
        <table:table table:name="Tabelle22" table:style-name="Tabelle22">
          <table:table-column table:style-name="Tabelle22.A"/>
          <table:table-column table:style-name="Tabelle22.B"/>
          <table:table-row table:style-name="Tabelle22.1">
            <table:table-cell table:style-name="Tabelle22.A1" office:value-type="string">
              <text:p text:style-name="P93"><text:span text:style-name="Summary_20_Heading_20_Font2"><text:span text:style-name="T23">Constructor Summary</text:span></text:span></text:p>
            </table:table-cell>
            <table:table-cell table:style-name="Tabelle22.A1" office:value-type="string">
              <text:p text:style-name="P94"><text:span text:style-name="Page_20_Reference_20_Font"><text:span text:style-name="T33">Page</text:span></text:span></text:p>
            </table:table-cell>
          </table:table-row>
          <table:table-row table:style-name="Tabelle22.1">
            <table:table-cell table:style-name="Tabelle22.A2" office:value-type="string">
              <text:p text:style-name="P98"><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96"><text:span text:style-name="Page_20_Reference_20_Font"><text:span text:style-name="T23"><text:bookmark-ref text:reference-format="page" text:ref-name="r46"/></text:span></text:span></text:p>
            </table:table-cell>
          </table:table-row>
        </table:table>
        <text:p text:style-name="P42"/>
        <table:table table:name="Tabelle24" table:style-name="Tabelle24">
          <table:table-column table:style-name="Tabelle24.A"/>
          <table:table-column table:style-name="Tabelle24.B"/>
          <table:table-column table:style-name="Tabelle24.C"/>
          <text:soft-page-break/>
          <table:table-row table:style-name="Tabelle24.1">
            <table:table-cell table:style-name="Tabelle24.A1" table:number-columns-spanned="2" office:value-type="string">
              <text:p text:style-name="P93"><text:span text:style-name="Summary_20_Heading_20_Font2"><text:span text:style-name="T23">Method Summary</text:span></text:span></text:p>
            </table:table-cell>
            <table:covered-table-cell/>
            <table:table-cell table:style-name="Tabelle24.A1" office:value-type="string">
              <text:p text:style-name="P94"><text:span text:style-name="Page_20_Reference_20_Font"><text:span text:style-name="T33">Page</text:span></text:span></text:p>
            </table:table-cell>
          </table:table-row>
          <table:table-row table:style-name="Tabelle24.1">
            <table:table-cell table:style-name="Tabelle24.A2" office:value-type="string">
              <text:p text:style-name="P95"><text:span text:style-name="Code_20_Small1"><text:span text:style-name="T23">String</text:span></text:span></text:p>
            </table:table-cell>
            <table:table-cell table:style-name="Tabelle24.A2" office:value-type="string">
              <text:p text:style-name="P99"><text:a xlink:type="simple" xlink:href="#r49"><text:span text:style-name="Code2"><text:span text:style-name="T58">getMimeType</text:span></text:span></text:a><text:span text:style-name="Code2"><text:span text:style-name="T23">(String name)</text:span></text:span></text:p>
              <text:p text:style-name="P101">Maps a name to a MIME type.</text:p>
            </table:table-cell>
            <table:table-cell table:style-name="Tabelle24.C2" office:value-type="string">
              <text:p text:style-name="P96"><text:span text:style-name="Page_20_Reference_20_Font"><text:span text:style-name="T23"><text:bookmark-ref text:reference-format="page" text:ref-name="r49"/></text:span></text:span></text:p>
            </table:table-cell>
          </table:table-row>
          <table:table-row table:style-name="Tabelle24.1">
            <table:table-cell table:style-name="Tabelle24.A3" office:value-type="string">
              <text:p text:style-name="P95"><text:span text:style-name="Code_20_Small1"><text:span text:style-name="T23">String</text:span></text:span></text:p>
            </table:table-cell>
            <table:table-cell table:style-name="Tabelle24.A3" office:value-type="string">
              <text:p text:style-name="P99"><text:a xlink:type="simple" xlink:href="#r51"><text:span text:style-name="Code2"><text:span text:style-name="T58">getRealPath</text:span></text:span></text:a><text:span text:style-name="Code2"><text:span text:style-name="T23">(String path)</text:span></text:span></text:p>
              <text:p text:style-name="P101">Gets the real path corresponding to the given virtual path.</text:p>
            </table:table-cell>
            <table:table-cell table:style-name="Tabelle24.C3" office:value-type="string">
              <text:p text:style-name="P96"><text:span text:style-name="Page_20_Reference_20_Font"><text:span text:style-name="T23"><text:bookmark-ref text:reference-format="page" text:ref-name="r51"/></text:span></text:span></text:p>
            </table:table-cell>
          </table:table-row>
          <table:table-row table:style-name="Tabelle24.1">
            <table:table-cell table:style-name="Tabelle24.A3" office:value-type="string">
              <text:p text:style-name="P95"><text:span text:style-name="Code_20_Small1"><text:span text:style-name="T23">URL</text:span></text:span></text:p>
            </table:table-cell>
            <table:table-cell table:style-name="Tabelle24.A3" office:value-type="string">
              <text:p text:style-name="P99"><text:a xlink:type="simple" xlink:href="#r48"><text:span text:style-name="Code2"><text:span text:style-name="T58">getResource</text:span></text:span></text:a><text:span text:style-name="Code2"><text:span text:style-name="T23">(String name)</text:span></text:span></text:p>
              <text:p text:style-name="P101">Maps a resource name to a URL.</text:p>
            </table:table-cell>
            <table:table-cell table:style-name="Tabelle24.C3" office:value-type="string">
              <text:p text:style-name="P96"><text:span text:style-name="Page_20_Reference_20_Font"><text:span text:style-name="T23"><text:bookmark-ref text:reference-format="page" text:ref-name="r48"/></text:span></text:span></text:p>
            </table:table-cell>
          </table:table-row>
          <table:table-row table:style-name="Tabelle24.1">
            <table:table-cell table:style-name="Tabelle24.A3" office:value-type="string">
              <text:p text:style-name="P95"><text:span text:style-name="Code_20_Small1"><text:span text:style-name="T23">Set&lt;String&gt;</text:span></text:span></text:p>
            </table:table-cell>
            <table:table-cell table:style-name="Tabelle24.A3" office:value-type="string">
              <text:p text:style-name="P99"><text:a xlink:type="simple" xlink:href="#r50"><text:span text:style-name="Code2"><text:span text:style-name="T58">getResourcePaths</text:span></text:span></text:a><text:span text:style-name="Code2"><text:span text:style-name="T23">(String path)</text:span></text:span></text:p>
              <text:p text:style-name="P101">Returns a directory-like listing of all the paths to resources within the web application whose longest sub-path matches the supplied path argument.</text:p>
            </table:table-cell>
            <table:table-cell table:style-name="Tabelle24.C3" office:value-type="string">
              <text:p text:style-name="P96"><text:span text:style-name="Page_20_Reference_20_Font"><text:span text:style-name="T23"><text:bookmark-ref text:reference-format="page" text:ref-name="r50"/></text:span></text:span></text:p>
            </table:table-cell>
          </table:table-row>
          <table:table-row table:style-name="Tabelle24.1">
            <table:table-cell table:style-name="Tabelle24.A3" office:value-type="string">
              <text:p text:style-name="P95"><text:span text:style-name="Code_20_Small1"><text:span text:style-name="T23">boolean</text:span></text:span></text:p>
            </table:table-cell>
            <table:table-cell table:style-name="Tabelle24.A3" office:value-type="string">
              <text:p text:style-name="P99"><text:a xlink:type="simple" xlink:href="#r47"><text:span text:style-name="Code2"><text:span text:style-name="T58">handleSecurity</text:span></text:span></text:a><text:span text:style-name="Code2"><text:span text:style-name="T23">(HttpServletRequest request, HttpServletResponse response)</text:span></text:span></text:p>
              <text:p text:style-name="P101">Handles security for the specified request.</text:p>
            </table:table-cell>
            <table:table-cell table:style-name="Tabelle24.C3" office:value-type="string">
              <text:p text:style-name="P96"><text:span text:style-name="Page_20_Reference_20_Font"><text:span text:style-name="T23"><text:bookmark-ref text:reference-format="page" text:ref-name="r47"/></text:span></text:span></text:p>
            </table:table-cell>
          </table:table-row>
        </table:table>
        <text:p text:style-name="P157">Field Detail</text:p>
        <text:p text:style-name="P160"><text:bookmark text:name="r43"/>REMOTE_USER</text:p>
        <text:p text:style-name="P53"><text:span text:style-name="Code2">public static final String </text:span><text:span text:style-name="Code2"><text:span text:style-name="T63">REMOTE_USER</text:span></text:span><text:span text:style-name="Code2"> = "org.osgi.service.http.authentication.remote.user"</text:span></text:p>
        <text:p text:style-name="P77"><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06"/>
        <text:p text:style-name="P159"><text:bookmark text:name="r44"/>AUTHENTICATION_TYPE</text:p>
        <text:p text:style-name="P53"><text:span text:style-name="Code2">public static final String </text:span><text:span text:style-name="Code2"><text:span text:style-name="T63">AUTHENTICATION_TYPE</text:span></text:span><text:span text:style-name="Code2"> = "org.osgi.service.http.authentication.type"</text:span></text:p>
        <text:p text:style-name="P77"><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06"/>
        <text:p text:style-name="P159"><text:bookmark text:name="r45"/>AUTHORIZATION</text:p>
        <text:p text:style-name="P53"><text:span text:style-name="Code2">public static final String </text:span><text:span text:style-name="Code2"><text:span text:style-name="T63">AUTHORIZATION</text:span></text:span><text:span text:style-name="Code2"> = "org.osgi.service.useradmin.authorization"</text:span></text:p>
        <text:p text:style-name="P77"><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58">Constructor Detail</text:p>
        <text:p text:style-name="P160"><text:bookmark text:name="r46"/>ServletContextHelper</text:p>
        <text:p text:style-name="P53"><text:span text:style-name="Code2">public </text:span><text:span text:style-name="Code2"><text:span text:style-name="T63">ServletContextHelper</text:span></text:span><text:span text:style-name="Code2">()</text:span></text:p>
        <text:p text:style-name="P158">Method Detail</text:p>
        <text:p text:style-name="P160"><text:bookmark text:name="r47"/>handleSecurity</text:p>
        <text:p text:style-name="P53"><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2"><text:soft-page-break/>Handles security for the specified request.</text:p>
        <text:p text:style-name="P82"><text:soft-page-break/>The Http Service calls this method prior to servicing the specified request. This method controls whether the request is processed in the normal manner or an error is returned.</text:p>
        <text:p text:style-name="P81"><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1"><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1"><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1"><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1"><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7"><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4">Parameters:</text:p>
        <text:p text:style-name="P103"><text:span text:style-name="Code2">request</text:span><text:span text:style-name="Default_20_Paragraph_20_Font"><text:span text:style-name="T39"> - The HTTP request.</text:span></text:span></text:p>
        <text:p text:style-name="P103"><text:span text:style-name="Code2">response</text:span><text:span text:style-name="Default_20_Paragraph_20_Font"><text:span text:style-name="T39"> - The HTTP response.</text:span></text:span></text:p>
        <text:p text:style-name="P84">Returns:</text:p>
        <text:p text:style-name="P103"><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4">Throws:</text:p>
        <text:p text:style-name="P103"><text:span text:style-name="Code2">IOException</text:span><text:span text:style-name="Default_20_Paragraph_20_Font"><text:span text:style-name="T39"> - may be thrown by this method. If this occurs, the Http Service will terminate the request and close the socket.</text:span></text:span></text:p>
        <text:p text:style-name="P105"/>
        <text:p text:style-name="P159"><text:bookmark text:name="r48"/>getResource</text:p>
        <text:p text:style-name="P53"><text:span text:style-name="Code2">public URL </text:span><text:span text:style-name="Code2"><text:span text:style-name="T63">getResource</text:span></text:span><text:span text:style-name="Code2">(String name)</text:span></text:p>
        <text:p text:style-name="P82">Maps a resource name to a URL.</text:p>
        <text:p text:style-name="P81"><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7"><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4">Parameters:</text:p>
        <text:p text:style-name="P103"><text:span text:style-name="Code2">name</text:span><text:span text:style-name="Default_20_Paragraph_20_Font"><text:span text:style-name="T39"> - The name of the requested resource.</text:span></text:span></text:p>
        <text:p text:style-name="P84">Returns:</text:p>
        <text:p text:style-name="P103"><text:span text:style-name="T39">A URL that Http Service can use to read the resource or </text:span><text:span text:style-name="Code2">null</text:span><text:span text:style-name="Default_20_Paragraph_20_Font"><text:span text:style-name="T39"> if the resource does not exist.</text:span></text:span></text:p>
        <text:p text:style-name="P105"/>
        <text:p text:style-name="P159"><text:bookmark text:name="r49"/>getMimeType</text:p>
        <text:p text:style-name="P53"><text:span text:style-name="Code2">public String </text:span><text:span text:style-name="Code2"><text:span text:style-name="T63">getMimeType</text:span></text:span><text:span text:style-name="Code2">(String name)</text:span></text:p>
        <text:p text:style-name="P82"><text:soft-page-break/>Maps a name to a MIME type.</text:p>
        <text:p text:style-name="P77"><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4">Parameters:</text:p>
        <text:p text:style-name="P103"><text:span text:style-name="Code2">name</text:span><text:span text:style-name="Default_20_Paragraph_20_Font"><text:span text:style-name="T39"> - The name for which to determine the MIME type.</text:span></text:span></text:p>
        <text:p text:style-name="P84">Returns:</text:p>
        <text:p text:style-name="P103"><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5"/>
        <text:p text:style-name="P159"><text:bookmark text:name="r50"/>getResourcePaths</text:p>
        <text:p text:style-name="P53"><text:span text:style-name="Code2">public Set&lt;String&gt; </text:span><text:span text:style-name="Code2"><text:span text:style-name="T63">getResourcePaths</text:span></text:span><text:span text:style-name="Code2">(String path)</text:span></text:p>
        <text:p text:style-name="P82">Returns a directory-like listing of all the paths to resources within the web application whose longest sub-path matches the supplied path argument.</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4">Parameters:</text:p>
        <text:p text:style-name="P103"><text:span text:style-name="Code2">path</text:span><text:span text:style-name="Default_20_Paragraph_20_Font"><text:span text:style-name="T39"> - the partial path used to match the resources, which must start with a /</text:span></text:span></text:p>
        <text:p text:style-name="P84">Returns:</text:p>
        <text:p text:style-name="P104">a Set containing the directory listing, or null if there are no resources in the web application whose path begins with the supplied path.</text:p>
        <text:p text:style-name="P105"/>
        <text:p text:style-name="P159"><text:bookmark text:name="r51"/>getRealPath</text:p>
        <text:p text:style-name="P53"><text:span text:style-name="Code2">public String </text:span><text:span text:style-name="Code2"><text:span text:style-name="T63">getRealPath</text:span></text:span><text:span text:style-name="Code2">(String path)</text:span></text:p>
        <text:p text:style-name="P82">Gets the real path corresponding to the given virtual path.</text:p>
        <text:p text:style-name="P77"><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4">Parameters:</text:p>
        <text:p text:style-name="P103"><text:span text:style-name="Code2">path</text:span><text:span text:style-name="Default_20_Paragraph_20_Font"><text:span text:style-name="T39"> - the virtual path to be translated to a real path</text:span></text:span></text:p>
        <text:p text:style-name="P84">Returns:</text:p>
        <text:p text:style-name="P104">the real path, or null if the translation cannot be performed</text:p>
        <text:p text:style-name="P142"><text:bookmark text:name="r54"/>Package org.osgi.service.http.runtime</text:p>
        <text:p text:style-name="P72"><text:span text:style-name="Code_20_Small">@org.osgi.annotation.versioning.Version(value="1.3")</text:span></text:p>
        <text:p text:style-name="P73"><text:soft-page-break/>Http Service Runtime Package Version 1.3.</text:p>
        <text:p text:style-name="P74">See:</text:p>
        <text:p text:style-name="P77"><text:a xlink:type="simple" xlink:href="#r53"><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6"><text:span text:style-name="Summary_20_Heading_20_Font1">Interface Summary</text:span></text:p>
            </table:table-cell>
            <table:covered-table-cell/>
            <table:table-cell table:style-name="Tabelle25.A1" office:value-type="string">
              <text:p text:style-name="P67"><text:span text:style-name="Page_20_Reference_20_Font">Page</text:span></text:p>
            </table:table-cell>
          </table:table-row>
          <table:table-row table:style-name="Tabelle25.1">
            <table:table-cell table:style-name="Tabelle25.A2" office:value-type="string">
              <text:p text:style-name="P59"><text:a xlink:type="simple" xlink:href="#r82"><text:span text:style-name="T54">HttpServiceRuntime</text:span></text:a></text:p>
            </table:table-cell>
            <table:table-cell table:style-name="Tabelle25.A2" office:value-type="string">
              <text:p text:style-name="P61"><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2"><text:span text:style-name="Page_20_Reference_20_Font"><text:span text:style-name="T64"><text:bookmark-ref text:reference-format="page" text:ref-name="r82"/></text:span></text:span></text:p>
            </table:table-cell>
          </table:table-row>
        </table:table>
        <text:p text:style-name="P4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8"><text:span text:style-name="Summary_20_Heading_20_Font1"><text:span text:style-name="T23">Class Summary</text:span></text:span></text:p>
            </table:table-cell>
            <table:covered-table-cell/>
            <table:table-cell table:style-name="Tabelle26.A1" office:value-type="string">
              <text:p text:style-name="P69"><text:span text:style-name="Page_20_Reference_20_Font"><text:span text:style-name="T33">Page</text:span></text:span></text:p>
            </table:table-cell>
          </table:table-row>
          <table:table-row table:style-name="Tabelle26.1">
            <table:table-cell table:style-name="Tabelle26.A2" office:value-type="string">
              <text:p text:style-name="P59"><text:a xlink:type="simple" xlink:href="#r61"><text:span text:style-name="T52">BaseServletDTO</text:span></text:a></text:p>
            </table:table-cell>
            <table:table-cell table:style-name="Tabelle26.A2" office:value-type="string">
              <text:p text:style-name="P65"><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4"><text:span text:style-name="Page_20_Reference_20_Font"><text:span text:style-name="T23"><text:bookmark-ref text:reference-format="page" text:ref-name="r61"/></text:span></text:span></text:p>
            </table:table-cell>
          </table:table-row>
          <table:table-row table:style-name="Tabelle26.1">
            <table:table-cell table:style-name="Tabelle26.A3" office:value-type="string">
              <text:p text:style-name="P59"><text:a xlink:type="simple" xlink:href="#r65"><text:span text:style-name="T52">ErrorPage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65"/></text:span></text:span></text:p>
            </table:table-cell>
          </table:table-row>
          <table:table-row table:style-name="Tabelle26.1">
            <table:table-cell table:style-name="Tabelle26.A3" office:value-type="string">
              <text:p text:style-name="P59"><text:a xlink:type="simple" xlink:href="#r74"><text:span text:style-name="T52">FilterDTO</text:span></text:a></text:p>
            </table:table-cell>
            <table:table-cell table:style-name="Tabelle26.A3" office:value-type="string">
              <text:p text:style-name="P65"><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74"/></text:span></text:span></text:p>
            </table:table-cell>
          </table:table-row>
          <table:table-row table:style-name="Tabelle26.1">
            <table:table-cell table:style-name="Tabelle26.A3" office:value-type="string">
              <text:p text:style-name="P59"><text:a xlink:type="simple" xlink:href="#r87"><text:span text:style-name="T52">ListenerDTO</text:span></text:a></text:p>
            </table:table-cell>
            <table:table-cell table:style-name="Tabelle26.A3" office:value-type="string">
              <text:p text:style-name="P63">Represents a listener service used by the Http Service runtime.</text:p>
            </table:table-cell>
            <table:table-cell table:style-name="Tabelle26.A3" office:value-type="string">
              <text:p text:style-name="P64"><text:span text:style-name="Page_20_Reference_20_Font"><text:span text:style-name="T23"><text:bookmark-ref text:reference-format="page" text:ref-name="r87"/></text:span></text:span></text:p>
            </table:table-cell>
          </table:table-row>
          <table:table-row table:style-name="Tabelle26.1">
            <table:table-cell table:style-name="Tabelle26.A3" office:value-type="string">
              <text:p text:style-name="P59"><text:a xlink:type="simple" xlink:href="#r94"><text:span text:style-name="T52">ResourceServletDTO</text:span></text:a></text:p>
            </table:table-cell>
            <table:table-cell table:style-name="Tabelle26.A3" office:value-type="string">
              <text:p text:style-name="P63">Represents a <text:s/>servlet service used by the Http Service runtime.</text:p>
            </table:table-cell>
            <table:table-cell table:style-name="Tabelle26.A3" office:value-type="string">
              <text:p text:style-name="P64"><text:span text:style-name="Page_20_Reference_20_Font"><text:span text:style-name="T23"><text:bookmark-ref text:reference-format="page" text:ref-name="r94"/></text:span></text:span></text:p>
            </table:table-cell>
          </table:table-row>
          <table:table-row table:style-name="Tabelle26.1">
            <table:table-cell table:style-name="Tabelle26.A3" office:value-type="string">
              <text:p text:style-name="P59"><text:a xlink:type="simple" xlink:href="#r101"><text:span text:style-name="T52">ServletContextDTO</text:span></text:a></text:p>
            </table:table-cell>
            <table:table-cell table:style-name="Tabelle26.A3" office:value-type="string">
              <text:p text:style-name="P59"><text:span text:style-name="T34">Represents a </text:span><text:span text:style-name="Code1"><text:span text:style-name="T23">ServletContext</text:span></text:span><text:span text:style-name="Default_20_Paragraph_20_Font"><text:span text:style-name="T34"> created for registered servlets and servlet filters backed by a </text:span></text:span><text:a xlink:type="simple" xlink:href="#r52"><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4"><text:span text:style-name="Page_20_Reference_20_Font"><text:span text:style-name="T23"><text:bookmark-ref text:reference-format="page" text:ref-name="r101"/></text:span></text:span></text:p>
            </table:table-cell>
          </table:table-row>
          <table:table-row table:style-name="Tabelle26.1">
            <table:table-cell table:style-name="Tabelle26.A3" office:value-type="string">
              <text:p text:style-name="P59"><text:a xlink:type="simple" xlink:href="#r104"><text:span text:style-name="T52">ServletDTO</text:span></text:a></text:p>
            </table:table-cell>
            <table:table-cell table:style-name="Tabelle26.A3" office:value-type="string">
              <text:p text:style-name="P65"><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4"><text:span text:style-name="Page_20_Reference_20_Font"><text:span text:style-name="T23"><text:bookmark-ref text:reference-format="page" text:ref-name="r104"/></text:span></text:span></text:p>
            </table:table-cell>
          </table:table-row>
        </table:table>
        <text:p text:style-name="P85"><text:bookmark text:name="r53"/>Package org.osgi.service.http.runtime Description</text:p>
        <text:p text:style-name="P86">Http Service Runtime Package Version 1.3.</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7"><text:span text:style-name="Code1">Import-Package: org.osgi.service.http.runtime; version="[1.3,2.0)"</text:span></text:p>
        <text:p text:style-name="P86">Example import for providers implementing the API in this package:</text:p>
        <text:p text:style-name="P43"><text:soft-page-break/><text:span text:style-name="Code1">Import-Package: org.osgi.service.http.runtime; version="[1.3,1.4)"</text:span></text:p>
        <text:p text:style-name="P148"><text:bookmark text:name="r61"/>Class BaseServletDTO</text:p>
        <text:p text:style-name="P88"><text:a xlink:type="simple" xlink:href="#r54"><text:span text:style-name="T56">org.osgi.service.http.runtime</text:span></text:a></text:p>
        <text:p text:style-name="P75"><text:span text:style-name="Code2">java.lang.Object</text:span></text:p>
        <text:p text:style-name="P90"><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156">Direct Known Subclasses:</text:p>
        <text:p text:style-name="P80"><text:a xlink:type="simple" xlink:href="#r65"><text:span text:style-name="T53">ErrorPageDTO</text:span></text:a><text:span text:style-name="Default_20_Paragraph_20_Font"><text:span text:style-name="T39">, </text:span></text:span><text:a xlink:type="simple" xlink:href="#r104"><text:span text:style-name="Default_20_Paragraph_20_Font"><text:span text:style-name="T53">ServletDTO</text:span></text:span></text:a></text:p>
        <text:p text:style-name="P76"/>
        <text:p text:style-name="P91"><text:span text:style-name="Code2">abstract public class </text:span><text:span text:style-name="Code2"><text:span text:style-name="T63">BaseServletDTO</text:span></text:span></text:p>
        <text:p text:style-name="P53"><text:span text:style-name="Code2">extends org.osgi.dto.DTO</text:span></text:p>
        <text:p text:style-name="P56"><text:span text:style-name="T39">Represents common information about </text:span><text:span text:style-name="Code2">Servlet</text:span><text:span text:style-name="Default_20_Paragraph_20_Font"><text:span text:style-name="T39"> a service used by the Http Service runtime.</text:span></text:span></text:p>
        <text:p text:style-name="P89">Since:</text:p>
        <text:p text:style-name="P79">1.3</text:p>
        <text:p text:style-name="P89">NotThreadSafe</text:p>
        <text:p text:style-name="P92"/>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3"><text:span text:style-name="Summary_20_Heading_20_Font2"><text:span text:style-name="T23">Field Summary</text:span></text:span></text:p>
            </table:table-cell>
            <table:covered-table-cell/>
            <table:table-cell table:style-name="Tabelle28.A1" office:value-type="string">
              <text:p text:style-name="P94"><text:span text:style-name="Page_20_Reference_20_Font"><text:span text:style-name="T33">Page</text:span></text:span></text:p>
            </table:table-cell>
          </table:table-row>
          <table:table-row table:style-name="Tabelle28.1">
            <table:table-cell table:style-name="Tabelle28.A2" office:value-type="string">
              <text:p text:style-name="P95"><text:span text:style-name="Code_20_Small1"><text:span text:style-name="T23">boolean</text:span></text:span></text:p>
            </table:table-cell>
            <table:table-cell table:style-name="Tabelle28.A2" office:value-type="string">
              <text:p text:style-name="P99"><text:a xlink:type="simple" xlink:href="#r57"><text:span text:style-name="Code2"><text:span text:style-name="T58">asyncSupported</text:span></text:span></text:a></text:p>
              <text:p text:style-name="P101">Specifies whether the servlet supports asynchronous processing.</text:p>
            </table:table-cell>
            <table:table-cell table:style-name="Tabelle28.C2" office:value-type="string">
              <text:p text:style-name="P96"><text:span text:style-name="Page_20_Reference_20_Font"><text:span text:style-name="T23"><text:bookmark-ref text:reference-format="page" text:ref-name="r57"/></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5"><text:span text:style-name="Code2"><text:span text:style-name="T58">name</text:span></text:span></text:a></text:p>
              <text:p text:style-name="P101">The name of the servlet.</text:p>
            </table:table-cell>
            <table:table-cell table:style-name="Tabelle28.C3" office:value-type="string">
              <text:p text:style-name="P96"><text:span text:style-name="Page_20_Reference_20_Font"><text:span text:style-name="T23"><text:bookmark-ref text:reference-format="page" text:ref-name="r55"/></text:span></text:span></text:p>
            </table:table-cell>
          </table:table-row>
          <table:table-row table:style-name="Tabelle28.1">
            <table:table-cell table:style-name="Tabelle28.A3" office:value-type="string">
              <text:p text:style-name="P95"><text:span text:style-name="Code_20_Small1"><text:span text:style-name="T23">Long</text:span></text:span></text:p>
            </table:table-cell>
            <table:table-cell table:style-name="Tabelle28.A3" office:value-type="string">
              <text:p text:style-name="P99"><text:a xlink:type="simple" xlink:href="#r59"><text:span text:style-name="Code2"><text:span text:style-name="T58">serviceId</text:span></text:span></text:a></text:p>
              <text:p text:style-name="P101">Service property identifying the whiteboard service's registration number.</text:p>
            </table:table-cell>
            <table:table-cell table:style-name="Tabelle28.C3" office:value-type="string">
              <text:p text:style-name="P96"><text:span text:style-name="Page_20_Reference_20_Font"><text:span text:style-name="T23"><text:bookmark-ref text:reference-format="page" text:ref-name="r59"/></text:span></text:span></text:p>
            </table:table-cell>
          </table:table-row>
          <table:table-row table:style-name="Tabelle28.1">
            <table:table-cell table:style-name="Tabelle28.A3" office:value-type="string">
              <text:p text:style-name="P97"><text:a xlink:type="simple" xlink:href="#r101"><text:span text:style-name="Code_20_Small1"><text:span text:style-name="T57">ServletContextDTO</text:span></text:span></text:a></text:p>
            </table:table-cell>
            <table:table-cell table:style-name="Tabelle28.A3" office:value-type="string">
              <text:p text:style-name="P99"><text:a xlink:type="simple" xlink:href="#r58"><text:span text:style-name="Code2"><text:span text:style-name="T58">servletContext</text:span></text:span></text:a></text:p>
              <text:p text:style-name="P100"><text:span text:style-name="T34">The </text:span><text:a xlink:type="simple" xlink:href="#r101"><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6"><text:span text:style-name="Page_20_Reference_20_Font"><text:span text:style-name="T23"><text:bookmark-ref text:reference-format="page" text:ref-name="r58"/></text:span></text:span></text:p>
            </table:table-cell>
          </table:table-row>
          <table:table-row table:style-name="Tabelle28.1">
            <table:table-cell table:style-name="Tabelle28.A3" office:value-type="string">
              <text:p text:style-name="P95"><text:span text:style-name="Code_20_Small1"><text:span text:style-name="T23">String</text:span></text:span></text:p>
            </table:table-cell>
            <table:table-cell table:style-name="Tabelle28.A3" office:value-type="string">
              <text:p text:style-name="P99"><text:a xlink:type="simple" xlink:href="#r56"><text:span text:style-name="Code2"><text:span text:style-name="T58">servletInfo</text:span></text:span></text:a></text:p>
              <text:p text:style-name="P101">The information string from the servlet.</text:p>
            </table:table-cell>
            <table:table-cell table:style-name="Tabelle28.C3" office:value-type="string">
              <text:p text:style-name="P96"><text:span text:style-name="Page_20_Reference_20_Font"><text:span text:style-name="T23"><text:bookmark-ref text:reference-format="page" text:ref-name="r56"/></text:span></text:span></text:p>
            </table:table-cell>
          </table:table-row>
        </table:table>
        <text:p text:style-name="P42"/>
        <table:table table:name="Tabelle29" table:style-name="Tabelle29">
          <table:table-column table:style-name="Tabelle29.A"/>
          <table:table-column table:style-name="Tabelle29.B"/>
          <table:table-row table:style-name="Tabelle29.1">
            <table:table-cell table:style-name="Tabelle29.A1" office:value-type="string">
              <text:p text:style-name="P93"><text:span text:style-name="Summary_20_Heading_20_Font2"><text:span text:style-name="T23">Constructor Summary</text:span></text:span></text:p>
            </table:table-cell>
            <table:table-cell table:style-name="Tabelle29.A1" office:value-type="string">
              <text:p text:style-name="P94"><text:span text:style-name="Page_20_Reference_20_Font"><text:span text:style-name="T33">Page</text:span></text:span></text:p>
            </table:table-cell>
          </table:table-row>
          <table:table-row table:style-name="Tabelle29.1">
            <table:table-cell table:style-name="Tabelle29.A2" office:value-type="string">
              <text:p text:style-name="P98"><text:a xlink:type="simple" xlink:href="#r60"><text:span text:style-name="Code2"><text:span text:style-name="T58">BaseServletDTO</text:span></text:span></text:a><text:span text:style-name="Code2"><text:span text:style-name="T23">()</text:span></text:span></text:p>
            </table:table-cell>
            <table:table-cell table:style-name="Tabelle29.B2" office:value-type="string">
              <text:p text:style-name="P96"><text:span text:style-name="Page_20_Reference_20_Font"><text:span text:style-name="T23"><text:bookmark-ref text:reference-format="page" text:ref-name="r60"/></text:span></text:span></text:p>
            </table:table-cell>
          </table:table-row>
        </table:table>
        <text:p text:style-name="P42"/>
        <table:table table:name="Tabelle31" table:style-name="Tabelle31">
          <table:table-column table:style-name="Tabelle31.A"/>
          <table:table-row table:style-name="Tabelle31.1">
            <table:table-cell table:style-name="Tabelle31.A1" office:value-type="string">
              <text:p text:style-name="P70">Methods inherited from class org.osgi.dto.DTO</text:p>
            </table:table-cell>
          </table:table-row>
          <table:table-row table:style-name="Tabelle31.2">
            <table:table-cell table:style-name="Tabelle31.A2" office:value-type="string">
              <text:p text:style-name="P65"><text:span text:style-name="Code2"><text:span text:style-name="T23">toString</text:span></text:span></text:p>
            </table:table-cell>
          </table:table-row>
        </table:table>
        <text:p text:style-name="P157">Field Detail</text:p>
        <text:p text:style-name="P160"><text:bookmark text:name="r55"/>name</text:p>
        <text:p text:style-name="P53"><text:span text:style-name="Code2">public String </text:span><text:span text:style-name="Code2"><text:span text:style-name="T63">name</text:span></text:span></text:p>
        <text:p text:style-name="P78">The name of the servlet.</text:p>
        <text:p text:style-name="P84">See Also:</text:p>
        <text:p text:style-name="P103"><text:a xlink:type="simple" xlink:href="#r7"><text:span text:style-name="Code2"><text:span text:style-name="T57">HttpConstants.HTTP_WHITEBOARD_SERVLET_NAME</text:span></text:span></text:a></text:p>
        <text:p text:style-name="P105"/>
        <text:p text:style-name="P159"><text:bookmark text:name="r56"/>servletInfo</text:p>
        <text:p text:style-name="P53"><text:soft-page-break/><text:span text:style-name="Code2">public String </text:span><text:span text:style-name="Code2"><text:span text:style-name="T63">servletInfo</text:span></text:span></text:p>
        <text:p text:style-name="P82">The information string from the servlet.</text:p>
        <text:p text:style-name="P77"><text:span text:style-name="T39">This is the value returned by the </text:span><text:span text:style-name="Code2">Servlet.getServletInfo()</text:span><text:span text:style-name="Default_20_Paragraph_20_Font"><text:span text:style-name="T39"> method.</text:span></text:span></text:p>
        <text:p text:style-name="P106"/>
        <text:p text:style-name="P159"><text:bookmark text:name="r57"/>asyncSupported</text:p>
        <text:p text:style-name="P53"><text:span text:style-name="Code2">public boolean </text:span><text:span text:style-name="Code2"><text:span text:style-name="T63">asyncSupported</text:span></text:span></text:p>
        <text:p text:style-name="P78">Specifies whether the servlet supports asynchronous processing.</text:p>
        <text:p text:style-name="P84">See Also:</text:p>
        <text:p text:style-name="P103"><text:a xlink:type="simple" xlink:href="#r10"><text:span text:style-name="Code2"><text:span text:style-name="T57">HttpConstants.HTTP_WHITEBOARD_SERVLET_ASYNC_SUPPORTED</text:span></text:span></text:a></text:p>
        <text:p text:style-name="P105"/>
        <text:p text:style-name="P159"><text:bookmark text:name="r58"/>servletContext</text:p>
        <text:p text:style-name="P53"><text:span text:style-name="Code2">public </text:span><text:a xlink:type="simple" xlink:href="#r101"><text:span text:style-name="Code2"><text:span text:style-name="T57">ServletContextDTO</text:span></text:span></text:a><text:span text:style-name="Code2"> </text:span><text:span text:style-name="Code2"><text:span text:style-name="T63">servletContext</text:span></text:span></text:p>
        <text:p text:style-name="P77"><text:span text:style-name="T39">The </text:span><text:a xlink:type="simple" xlink:href="#r101"><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text:span></text:span></text:p>
        <text:p text:style-name="P106"/>
        <text:p text:style-name="P159"><text:bookmark text:name="r59"/>serviceId</text:p>
        <text:p text:style-name="P53"><text:span text:style-name="Code2">public Long </text:span><text:span text:style-name="Code2"><text:span text:style-name="T63">serviceId</text:span></text:span></text:p>
        <text:p text:style-name="P77"><text:span text:style-name="T39">Service property identifying the whiteboard service's registration number. The corresponding service registration can be looked up from the service by querying for the service registration with the </text:span><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158">Constructor Detail</text:p>
        <text:p text:style-name="P160"><text:bookmark text:name="r60"/>BaseServletDTO</text:p>
        <text:p text:style-name="P53"><text:soft-page-break/><text:span text:style-name="Code2">public </text:span><text:span text:style-name="Code2"><text:span text:style-name="T63">BaseServletDTO</text:span></text:span><text:span text:style-name="Code2">()</text:span></text:p>
        <text:p text:style-name="P149"><text:bookmark text:name="r65"/>Class ErrorPageDTO</text:p>
        <text:p text:style-name="P88"><text:a xlink:type="simple" xlink:href="#r54"><text:span text:style-name="T56">org.osgi.service.http.runtime</text:span></text:a></text:p>
        <text:p text:style-name="P75"><text:span text:style-name="Code2">java.lang.Object</text:span></text:p>
        <text:p text:style-name="P90"><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1"><text:span text:style-name="Code2"><text:span text:style-name="T57">org.osgi.service.http.runtime.BaseServletDTO</text:span></text:span></text:a></text:p>
        <text:p text:style-name="P44"><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76"/>
        <text:p text:style-name="P91"><text:span text:style-name="Code2">public class </text:span><text:span text:style-name="Code2"><text:span text:style-name="T63">ErrorPageDTO</text:span></text:span></text:p>
        <text:p text:style-name="P53"><text:span text:style-name="Code2">extends </text:span><text:a xlink:type="simple" xlink:href="#r61"><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registered as an error page used by the Http Service runtime.</text:span></text:span></text:p>
        <text:p text:style-name="P89">Since:</text:p>
        <text:p text:style-name="P79">1.3</text:p>
        <text:p text:style-name="P89">NotThreadSafe</text:p>
        <text:p text:style-name="P9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3"><text:span text:style-name="Summary_20_Heading_20_Font2"><text:span text:style-name="T23">Field Summary</text:span></text:span></text:p>
            </table:table-cell>
            <table:covered-table-cell/>
            <table:table-cell table:style-name="Tabelle32.A1" office:value-type="string">
              <text:p text:style-name="P94"><text:span text:style-name="Page_20_Reference_20_Font"><text:span text:style-name="T33">Page</text:span></text:span></text:p>
            </table:table-cell>
          </table:table-row>
          <table:table-row table:style-name="Tabelle32.1">
            <table:table-cell table:style-name="Tabelle32.A2" office:value-type="string">
              <text:p text:style-name="P95"><text:span text:style-name="Code_20_Small1"><text:span text:style-name="T23">long[]</text:span></text:span></text:p>
            </table:table-cell>
            <table:table-cell table:style-name="Tabelle32.A2" office:value-type="string">
              <text:p text:style-name="P99"><text:a xlink:type="simple" xlink:href="#r63"><text:span text:style-name="Code2"><text:span text:style-name="T58">errorCodes</text:span></text:span></text:a></text:p>
              <text:p text:style-name="P101">The error codes this error page is registered for.</text:p>
            </table:table-cell>
            <table:table-cell table:style-name="Tabelle32.C2" office:value-type="string">
              <text:p text:style-name="P96"><text:span text:style-name="Page_20_Reference_20_Font"><text:span text:style-name="T23"><text:bookmark-ref text:reference-format="page" text:ref-name="r63"/></text:span></text:span></text:p>
            </table:table-cell>
          </table:table-row>
          <table:table-row table:style-name="Tabelle32.1">
            <table:table-cell table:style-name="Tabelle32.A3" office:value-type="string">
              <text:p text:style-name="P95"><text:span text:style-name="Code_20_Small1"><text:span text:style-name="T23">String[]</text:span></text:span></text:p>
            </table:table-cell>
            <table:table-cell table:style-name="Tabelle32.A3" office:value-type="string">
              <text:p text:style-name="P99"><text:a xlink:type="simple" xlink:href="#r62"><text:span text:style-name="Code2"><text:span text:style-name="T58">exceptions</text:span></text:span></text:a></text:p>
              <text:p text:style-name="P101">The exceptions this error page is registered for.</text:p>
            </table:table-cell>
            <table:table-cell table:style-name="Tabelle32.C3" office:value-type="string">
              <text:p text:style-name="P96"><text:span text:style-name="Page_20_Reference_20_Font"><text:span text:style-name="T23"><text:bookmark-ref text:reference-format="page" text:ref-name="r62"/></text:span></text:span></text:p>
            </table:table-cell>
          </table:table-row>
        </table:table>
        <text:p text:style-name="P42"/>
        <table:table table:name="Tabelle34" table:style-name="Tabelle34">
          <table:table-column table:style-name="Tabelle34.A"/>
          <table:table-row table:style-name="Tabelle34.1">
            <table:table-cell table:style-name="Tabelle34.A1" office:value-type="string">
              <text:p text:style-name="P71"><text:span text:style-name="T35">Fields inherited from class org.osgi.service.http.runtime.</text:span><text:a xlink:type="simple" xlink:href="#r61"><text:span text:style-name="T52">BaseServletDTO</text:span></text:a></text:p>
            </table:table-cell>
          </table:table-row>
          <table:table-row table:style-name="Tabelle34.2">
            <table:table-cell table:style-name="Tabelle34.A2" office:value-type="string">
              <text:p text:style-name="P59"><text:a xlink:type="simple" xlink:href="#r57"><text:span text:style-name="Code2"><text:span text:style-name="T57">asyncSupported</text:span></text:span></text:a><text:span text:style-name="Code2"><text:span text:style-name="T23">, </text:span></text:span><text:a xlink:type="simple" xlink:href="#r55"><text:span text:style-name="Code2"><text:span text:style-name="T57">name</text:span></text:span></text:a><text:span text:style-name="Code2"><text:span text:style-name="T23">, </text:span></text:span><text:a xlink:type="simple" xlink:href="#r59"><text:span text:style-name="Code2"><text:span text:style-name="T57">serviceId</text:span></text:span></text:a><text:span text:style-name="Code2"><text:span text:style-name="T23">, </text:span></text:span><text:a xlink:type="simple" xlink:href="#r58"><text:span text:style-name="Code2"><text:span text:style-name="T57">servletContext</text:span></text:span></text:a><text:span text:style-name="Code2"><text:span text:style-name="T23">, </text:span></text:span><text:a xlink:type="simple" xlink:href="#r56"><text:span text:style-name="Code2"><text:span text:style-name="T57">servletInfo</text:span></text:span></text:a></text:p>
            </table:table-cell>
          </table:table-row>
        </table:table>
        <text:p text:style-name="P42"/>
        <table:table table:name="Tabelle35" table:style-name="Tabelle35">
          <table:table-column table:style-name="Tabelle35.A"/>
          <table:table-column table:style-name="Tabelle35.B"/>
          <table:table-row table:style-name="Tabelle35.1">
            <table:table-cell table:style-name="Tabelle35.A1" office:value-type="string">
              <text:p text:style-name="P93"><text:span text:style-name="Summary_20_Heading_20_Font2"><text:span text:style-name="T23">Constructor Summary</text:span></text:span></text:p>
            </table:table-cell>
            <table:table-cell table:style-name="Tabelle35.A1" office:value-type="string">
              <text:p text:style-name="P94"><text:span text:style-name="Page_20_Reference_20_Font"><text:span text:style-name="T33">Page</text:span></text:span></text:p>
            </table:table-cell>
          </table:table-row>
          <table:table-row table:style-name="Tabelle35.1">
            <table:table-cell table:style-name="Tabelle35.A2" office:value-type="string">
              <text:p text:style-name="P98"><text:a xlink:type="simple" xlink:href="#r64"><text:span text:style-name="Code2"><text:span text:style-name="T58">ErrorPageDTO</text:span></text:span></text:a><text:span text:style-name="Code2"><text:span text:style-name="T23">()</text:span></text:span></text:p>
            </table:table-cell>
            <table:table-cell table:style-name="Tabelle35.B2" office:value-type="string">
              <text:p text:style-name="P96"><text:span text:style-name="Page_20_Reference_20_Font"><text:span text:style-name="T23"><text:bookmark-ref text:reference-format="page" text:ref-name="r64"/></text:span></text:span></text:p>
            </table:table-cell>
          </table:table-row>
        </table:table>
        <text:p text:style-name="P42"/>
        <table:table table:name="Tabelle38" table:style-name="Tabelle38">
          <table:table-column table:style-name="Tabelle38.A"/>
          <table:table-row table:style-name="Tabelle38.1">
            <table:table-cell table:style-name="Tabelle38.A1" office:value-type="string">
              <text:p text:style-name="P70">Methods inherited from class org.osgi.dto.DTO</text:p>
            </table:table-cell>
          </table:table-row>
          <table:table-row table:style-name="Tabelle38.2">
            <table:table-cell table:style-name="Tabelle38.A2" office:value-type="string">
              <text:p text:style-name="P65"><text:span text:style-name="Code2"><text:span text:style-name="T23">toString</text:span></text:span></text:p>
            </table:table-cell>
          </table:table-row>
        </table:table>
        <text:p text:style-name="P157">Field Detail</text:p>
        <text:p text:style-name="P160"><text:bookmark text:name="r62"/>exceptions</text:p>
        <text:p text:style-name="P53"><text:span text:style-name="Code2">public String[] </text:span><text:span text:style-name="Code2"><text:span text:style-name="T63">exceptions</text:span></text:span></text:p>
        <text:p text:style-name="P78">The exceptions this error page is registered for. This error might be empty.</text:p>
        <text:p text:style-name="P84">See Also:</text:p>
        <text:p text:style-name="P103"><text:a xlink:type="simple" xlink:href="#r9"><text:span text:style-name="Code2"><text:span text:style-name="T57">HttpConstants.HTTP_WHITEBOARD_SERVLET_ERROR_PAGE</text:span></text:span></text:a></text:p>
        <text:p text:style-name="P105"/>
        <text:p text:style-name="P159"><text:bookmark text:name="r63"/>errorCodes</text:p>
        <text:p text:style-name="P53"><text:span text:style-name="Code2">public long[] </text:span><text:span text:style-name="Code2"><text:span text:style-name="T63">errorCodes</text:span></text:span></text:p>
        <text:p text:style-name="P78">The error codes this error page is registered for. This error might be empty.</text:p>
        <text:p text:style-name="P84">See Also:</text:p>
        <text:p text:style-name="P103"><text:soft-page-break/><text:a xlink:type="simple" xlink:href="#r9"><text:span text:style-name="Code2"><text:span text:style-name="T57">HttpConstants.HTTP_WHITEBOARD_SERVLET_ERROR_PAGE</text:span></text:span></text:a></text:p>
        <text:p text:style-name="P157">Constructor Detail</text:p>
        <text:p text:style-name="P160"><text:bookmark text:name="r64"/>ErrorPageDTO</text:p>
        <text:p text:style-name="P53"><text:soft-page-break/><text:span text:style-name="Code2">public </text:span><text:span text:style-name="Code2"><text:span text:style-name="T63">ErrorPageDTO</text:span></text:span><text:span text:style-name="Code2">()</text:span></text:p>
        <text:p text:style-name="P150"><text:bookmark text:name="r74"/>Class FilterDTO</text:p>
        <text:p text:style-name="P88"><text:a xlink:type="simple" xlink:href="#r54"><text:span text:style-name="T56">org.osgi.service.http.runtime</text:span></text:a></text:p>
        <text:p text:style-name="P75"><text:span text:style-name="Code2">java.lang.Object</text:span></text:p>
        <text:p text:style-name="P90"><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76"/>
        <text:p text:style-name="P91"><text:span text:style-name="Code2">public class </text:span><text:span text:style-name="Code2"><text:span text:style-name="T63">FilterDTO</text:span></text:span></text:p>
        <text:p text:style-name="P53"><text:span text:style-name="Code2">extends org.osgi.dto.DTO</text:span></text:p>
        <text:p text:style-name="P56"><text:span text:style-name="T39">Represents a servlet </text:span><text:span text:style-name="Code2">Filter</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3"><text:span text:style-name="Summary_20_Heading_20_Font2"><text:span text:style-name="T23">Field Summary</text:span></text:span></text:p>
            </table:table-cell>
            <table:covered-table-cell/>
            <table:table-cell table:style-name="Tabelle39.A1" office:value-type="string">
              <text:p text:style-name="P94"><text:span text:style-name="Page_20_Reference_20_Font"><text:span text:style-name="T33">Page</text:span></text:span></text:p>
            </table:table-cell>
          </table:table-row>
          <table:table-row table:style-name="Tabelle39.1">
            <table:table-cell table:style-name="Tabelle39.A2" office:value-type="string">
              <text:p text:style-name="P95"><text:span text:style-name="Code_20_Small1"><text:span text:style-name="T23">boolean</text:span></text:span></text:p>
            </table:table-cell>
            <table:table-cell table:style-name="Tabelle39.A2" office:value-type="string">
              <text:p text:style-name="P99"><text:a xlink:type="simple" xlink:href="#r69"><text:span text:style-name="Code2"><text:span text:style-name="T58">asyncSupported</text:span></text:span></text:a></text:p>
              <text:p text:style-name="P101">Specifies whether the servlet filter supports asynchronous processing.</text:p>
            </table:table-cell>
            <table:table-cell table:style-name="Tabelle39.C2" office:value-type="string">
              <text:p text:style-name="P96"><text:span text:style-name="Page_20_Reference_20_Font"><text:span text:style-name="T23"><text:bookmark-ref text:reference-format="page" text:ref-name="r69"/></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70"><text:span text:style-name="Code2"><text:span text:style-name="T58">dispatcher</text:span></text:span></text:a></text:p>
              <text:p text:style-name="P101">The dispatcher associations for the servlet filter.</text:p>
            </table:table-cell>
            <table:table-cell table:style-name="Tabelle39.C3" office:value-type="string">
              <text:p text:style-name="P96"><text:span text:style-name="Page_20_Reference_20_Font"><text:span text:style-name="T23"><text:bookmark-ref text:reference-format="page" text:ref-name="r70"/></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6"><text:span text:style-name="Code2"><text:span text:style-name="T58">name</text:span></text:span></text:a></text:p>
              <text:p text:style-name="P101">The name of the servlet filter.</text:p>
            </table:table-cell>
            <table:table-cell table:style-name="Tabelle39.C3" office:value-type="string">
              <text:p text:style-name="P96"><text:span text:style-name="Page_20_Reference_20_Font"><text:span text:style-name="T23"><text:bookmark-ref text:reference-format="page" text:ref-name="r66"/></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7"><text:span text:style-name="Code2"><text:span text:style-name="T58">patterns</text:span></text:span></text:a></text:p>
              <text:p text:style-name="P101">The request mappings for the servlet filter.</text:p>
            </table:table-cell>
            <table:table-cell table:style-name="Tabelle39.C3" office:value-type="string">
              <text:p text:style-name="P96"><text:span text:style-name="Page_20_Reference_20_Font"><text:span text:style-name="T23"><text:bookmark-ref text:reference-format="page" text:ref-name="r67"/></text:span></text:span></text:p>
            </table:table-cell>
          </table:table-row>
          <table:table-row table:style-name="Tabelle39.1">
            <table:table-cell table:style-name="Tabelle39.A3" office:value-type="string">
              <text:p text:style-name="P95"><text:span text:style-name="Code_20_Small1"><text:span text:style-name="T23">Long</text:span></text:span></text:p>
            </table:table-cell>
            <table:table-cell table:style-name="Tabelle39.A3" office:value-type="string">
              <text:p text:style-name="P99"><text:a xlink:type="simple" xlink:href="#r72"><text:span text:style-name="Code2"><text:span text:style-name="T58">serviceId</text:span></text:span></text:a></text:p>
              <text:p text:style-name="P101">Service property identifying the whiteboard service's registration number.</text:p>
            </table:table-cell>
            <table:table-cell table:style-name="Tabelle39.C3" office:value-type="string">
              <text:p text:style-name="P96"><text:span text:style-name="Page_20_Reference_20_Font"><text:span text:style-name="T23"><text:bookmark-ref text:reference-format="page" text:ref-name="r72"/></text:span></text:span></text:p>
            </table:table-cell>
          </table:table-row>
          <table:table-row table:style-name="Tabelle39.1">
            <table:table-cell table:style-name="Tabelle39.A3" office:value-type="string">
              <text:p text:style-name="P97"><text:a xlink:type="simple" xlink:href="#r101"><text:span text:style-name="Code_20_Small1"><text:span text:style-name="T57">ServletContextDTO</text:span></text:span></text:a></text:p>
            </table:table-cell>
            <table:table-cell table:style-name="Tabelle39.A3" office:value-type="string">
              <text:p text:style-name="P99"><text:a xlink:type="simple" xlink:href="#r71"><text:span text:style-name="Code2"><text:span text:style-name="T58">servletContext</text:span></text:span></text:a></text:p>
              <text:p text:style-name="P100"><text:span text:style-name="T34">The </text:span><text:a xlink:type="simple" xlink:href="#r101"><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6"><text:span text:style-name="Page_20_Reference_20_Font"><text:span text:style-name="T23"><text:bookmark-ref text:reference-format="page" text:ref-name="r71"/></text:span></text:span></text:p>
            </table:table-cell>
          </table:table-row>
          <table:table-row table:style-name="Tabelle39.1">
            <table:table-cell table:style-name="Tabelle39.A3" office:value-type="string">
              <text:p text:style-name="P95"><text:span text:style-name="Code_20_Small1"><text:span text:style-name="T23">String[]</text:span></text:span></text:p>
            </table:table-cell>
            <table:table-cell table:style-name="Tabelle39.A3" office:value-type="string">
              <text:p text:style-name="P99"><text:a xlink:type="simple" xlink:href="#r68"><text:span text:style-name="Code2"><text:span text:style-name="T58">servletNames</text:span></text:span></text:a></text:p>
              <text:p text:style-name="P101">The servlet names for the servlet filter.</text:p>
            </table:table-cell>
            <table:table-cell table:style-name="Tabelle39.C3" office:value-type="string">
              <text:p text:style-name="P96"><text:span text:style-name="Page_20_Reference_20_Font"><text:span text:style-name="T23"><text:bookmark-ref text:reference-format="page" text:ref-name="r68"/></text:span></text:span></text:p>
            </table:table-cell>
          </table:table-row>
        </table:table>
        <text:p text:style-name="P42"/>
        <table:table table:name="Tabelle41" table:style-name="Tabelle41">
          <table:table-column table:style-name="Tabelle41.A"/>
          <table:table-column table:style-name="Tabelle41.B"/>
          <table:table-row table:style-name="Tabelle41.1">
            <table:table-cell table:style-name="Tabelle41.A1" office:value-type="string">
              <text:p text:style-name="P93"><text:span text:style-name="Summary_20_Heading_20_Font2"><text:span text:style-name="T23">Constructor Summary</text:span></text:span></text:p>
            </table:table-cell>
            <table:table-cell table:style-name="Tabelle41.A1" office:value-type="string">
              <text:p text:style-name="P94"><text:span text:style-name="Page_20_Reference_20_Font"><text:span text:style-name="T33">Page</text:span></text:span></text:p>
            </table:table-cell>
          </table:table-row>
          <table:table-row table:style-name="Tabelle41.1">
            <table:table-cell table:style-name="Tabelle41.A2" office:value-type="string">
              <text:p text:style-name="P98"><text:a xlink:type="simple" xlink:href="#r73"><text:span text:style-name="Code2"><text:span text:style-name="T58">FilterDTO</text:span></text:span></text:a><text:span text:style-name="Code2"><text:span text:style-name="T23">()</text:span></text:span></text:p>
            </table:table-cell>
            <table:table-cell table:style-name="Tabelle41.B2" office:value-type="string">
              <text:p text:style-name="P96"><text:span text:style-name="Page_20_Reference_20_Font"><text:span text:style-name="T23"><text:bookmark-ref text:reference-format="page" text:ref-name="r73"/></text:span></text:span></text:p>
            </table:table-cell>
          </table:table-row>
        </table:table>
        <text:p text:style-name="P42"/>
        <table:table table:name="Tabelle48" table:style-name="Tabelle48">
          <table:table-column table:style-name="Tabelle48.A"/>
          <table:table-row table:style-name="Tabelle48.1">
            <table:table-cell table:style-name="Tabelle48.A1" office:value-type="string">
              <text:p text:style-name="P70">Methods inherited from class org.osgi.dto.DTO</text:p>
            </table:table-cell>
          </table:table-row>
          <table:table-row table:style-name="Tabelle48.2">
            <table:table-cell table:style-name="Tabelle48.A2" office:value-type="string">
              <text:p text:style-name="P65"><text:span text:style-name="Code2"><text:span text:style-name="T23">toString</text:span></text:span></text:p>
            </table:table-cell>
          </table:table-row>
        </table:table>
        <text:p text:style-name="P157">Field Detail</text:p>
        <text:p text:style-name="P160"><text:bookmark text:name="r66"/>name</text:p>
        <text:p text:style-name="P53"><text:span text:style-name="Code2">public String </text:span><text:span text:style-name="Code2"><text:span text:style-name="T63">name</text:span></text:span></text:p>
        <text:p text:style-name="P78">The name of the servlet filter.</text:p>
        <text:p text:style-name="P84">See Also:</text:p>
        <text:p text:style-name="P103"><text:a xlink:type="simple" xlink:href="#r11"><text:span text:style-name="Code2"><text:span text:style-name="T57">HttpConstants.HTTP_WHITEBOARD_FILTER_NAME</text:span></text:span></text:a></text:p>
        <text:p text:style-name="P105"/>
        <text:p text:style-name="P159"><text:bookmark text:name="r67"/>patterns</text:p>
        <text:p text:style-name="P53"><text:span text:style-name="Code2">public String[] </text:span><text:span text:style-name="Code2"><text:span text:style-name="T63">patterns</text:span></text:span></text:p>
        <text:p text:style-name="P82">The request mappings for the servlet filter.</text:p>
        <text:p text:style-name="P78">The specified patterns are used to determine whether a request should be mapped to the servlet filter.</text:p>
        <text:p text:style-name="P84">See Also:</text:p>
        <text:p text:style-name="P103"><text:a xlink:type="simple" xlink:href="#r12"><text:span text:style-name="Code2"><text:span text:style-name="T57">HttpConstants.HTTP_WHITEBOARD_FILTER_PATTERN</text:span></text:span></text:a></text:p>
        <text:p text:style-name="P105"/>
        <text:p text:style-name="P159"><text:bookmark text:name="r68"/><text:soft-page-break/>servletNames</text:p>
        <text:p text:style-name="P53"><text:span text:style-name="Code2">public String[] </text:span><text:span text:style-name="Code2"><text:span text:style-name="T63">servletNames</text:span></text:span></text:p>
        <text:p text:style-name="P82">The servlet names for the servlet filter.</text:p>
        <text:p text:style-name="P78">The specified names are used to determine the servlets whose requests should be mapped to the servlet filter.</text:p>
        <text:p text:style-name="P84">See Also:</text:p>
        <text:p text:style-name="P103"><text:a xlink:type="simple" xlink:href="#r11"><text:span text:style-name="Code2"><text:span text:style-name="T57">HttpConstants.HTTP_WHITEBOARD_FILTER_NAME</text:span></text:span></text:a></text:p>
        <text:p text:style-name="P105"/>
        <text:p text:style-name="P159"><text:bookmark text:name="r69"/>asyncSupported</text:p>
        <text:p text:style-name="P53"><text:span text:style-name="Code2">public boolean </text:span><text:span text:style-name="Code2"><text:span text:style-name="T63">asyncSupported</text:span></text:span></text:p>
        <text:p text:style-name="P78">Specifies whether the servlet filter supports asynchronous processing.</text:p>
        <text:p text:style-name="P84">See Also:</text:p>
        <text:p text:style-name="P103"><text:a xlink:type="simple" xlink:href="#r14"><text:span text:style-name="Code2"><text:span text:style-name="T57">HttpConstants.HTTP_WHITEBOARD_FILTER_ASYNC_SUPPORTED</text:span></text:span></text:a></text:p>
        <text:p text:style-name="P105"/>
        <text:p text:style-name="P159"><text:bookmark text:name="r70"/>dispatcher</text:p>
        <text:p text:style-name="P53"><text:span text:style-name="Code2">public String[] </text:span><text:span text:style-name="Code2"><text:span text:style-name="T63">dispatcher</text:span></text:span></text:p>
        <text:p text:style-name="P82">The dispatcher associations for the servlet filter.</text:p>
        <text:p text:style-name="P78">The specified names are used to determine in what occasions the servlet filter is called</text:p>
        <text:p text:style-name="P84">See Also:</text:p>
        <text:p text:style-name="P103"><text:a xlink:type="simple" xlink:href="#r15"><text:span text:style-name="Code2"><text:span text:style-name="T57">HttpConstants.HTTP_WHITEBOARD_FILTER_DISPATCHER</text:span></text:span></text:a></text:p>
        <text:p text:style-name="P105"/>
        <text:p text:style-name="P159"><text:bookmark text:name="r71"/>servletContext</text:p>
        <text:p text:style-name="P53"><text:span text:style-name="Code2">public </text:span><text:a xlink:type="simple" xlink:href="#r101"><text:span text:style-name="Code2"><text:span text:style-name="T57">ServletContextDTO</text:span></text:span></text:a><text:span text:style-name="Code2"> </text:span><text:span text:style-name="Code2"><text:span text:style-name="T63">servletContext</text:span></text:span></text:p>
        <text:p text:style-name="P77"><text:span text:style-name="T39">The </text:span><text:a xlink:type="simple" xlink:href="#r101"><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servlet filter.</text:span></text:span></text:p>
        <text:p text:style-name="P106"/>
        <text:p text:style-name="P159"><text:bookmark text:name="r72"/>serviceId</text:p>
        <text:p text:style-name="P53"><text:span text:style-name="Code2">public Long </text:span><text:span text:style-name="Code2"><text:span text:style-name="T63">serviceId</text:span></text:span></text:p>
        <text:p text:style-name="P77"><text:span text:style-name="T39">Service property identifying the whiteboard service's registration number. The corresponding service registration can be looked up from the service by querying for the service registration with the </text:span><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158">Constructor Detail</text:p>
        <text:p text:style-name="P160"><text:bookmark text:name="r73"/>FilterDTO</text:p>
        <text:p text:style-name="P53"><text:soft-page-break/><text:span text:style-name="Code2">public </text:span><text:span text:style-name="Code2"><text:span text:style-name="T63">FilterDTO</text:span></text:span><text:span text:style-name="Code2">()</text:span></text:p>
        <text:p text:style-name="P151"><text:bookmark text:name="r82"/>Interface HttpServiceRuntime</text:p>
        <text:p text:style-name="P88"><text:a xlink:type="simple" xlink:href="#r54"><text:span text:style-name="T56">org.osgi.service.http.runtime</text:span></text:a></text:p>
        <text:p text:style-name="P76"/>
        <text:p text:style-name="P107"><text:span text:style-name="Code_20_Small1">@org.osgi.annotation.versioning.ProviderType<text:line-break/></text:span><text:span text:style-name="Code2">public interface </text:span><text:span text:style-name="Code2"><text:span text:style-name="T63">HttpServiceRuntime</text:span></text:span></text:p>
        <text:p text:style-name="P87"><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4">It provides access to the servlet, listener, servlet filter, or resource servlet services used by the Http Service runtime.</text:p>
        <text:p text:style-name="P89">Since:</text:p>
        <text:p text:style-name="P79">1.3</text:p>
        <text:p text:style-name="P89">ThreadSafe</text:p>
        <text:p text:style-name="P92"/>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3"><text:span text:style-name="Summary_20_Heading_20_Font2"><text:span text:style-name="T23">Method Summary</text:span></text:span></text:p>
            </table:table-cell>
            <table:covered-table-cell/>
            <table:table-cell table:style-name="Tabelle49.A1" office:value-type="string">
              <text:p text:style-name="P94"><text:span text:style-name="Page_20_Reference_20_Font"><text:span text:style-name="T33">Page</text:span></text:span></text:p>
            </table:table-cell>
          </table:table-row>
          <table:table-row table:style-name="Tabelle49.1">
            <table:table-cell table:style-name="Tabelle49.A2" office:value-type="string">
              <text:p text:style-name="P95"><text:span text:style-name="Code_20_Small1"><text:span text:style-name="T23">Map&lt;String,Object&gt;</text:span></text:span></text:p>
            </table:table-cell>
            <table:table-cell table:style-name="Tabelle49.A2" office:value-type="string">
              <text:p text:style-name="P99"><text:a xlink:type="simple" xlink:href="#r75"><text:span text:style-name="Code2"><text:span text:style-name="T58">getAttributes</text:span></text:span></text:a><text:span text:style-name="Code2"><text:span text:style-name="T23">()</text:span></text:span></text:p>
              <text:p text:style-name="P101">Returns the attributes of this Http Service runtime.</text:p>
            </table:table-cell>
            <table:table-cell table:style-name="Tabelle49.C2" office:value-type="string">
              <text:p text:style-name="P96"><text:span text:style-name="Page_20_Reference_20_Font"><text:span text:style-name="T23"><text:bookmark-ref text:reference-format="page" text:ref-name="r75"/></text:span></text:span></text:p>
            </table:table-cell>
          </table:table-row>
          <table:table-row table:style-name="Tabelle49.1">
            <table:table-cell table:style-name="Tabelle49.A3" office:value-type="string">
              <text:p text:style-name="P97"><text:a xlink:type="simple" xlink:href="#r65"><text:span text:style-name="Code_20_Small1"><text:span text:style-name="T57">ErrorPageDTO</text:span></text:span></text:a><text:span text:style-name="Code_20_Small1"><text:span text:style-name="T23">[]</text:span></text:span></text:p>
            </table:table-cell>
            <table:table-cell table:style-name="Tabelle49.A3" office:value-type="string">
              <text:p text:style-name="P99"><text:a xlink:type="simple" xlink:href="#r79"><text:span text:style-name="Code2"><text:span text:style-name="T58">getErrorPageDTOs</text:span></text:span></text:a><text:span text:style-name="Code2"><text:span text:style-name="T23">()</text:span></text:span></text:p>
              <text:p text:style-name="P102"><text:span text:style-name="T34">Returns the representations of the servlet </text:span><text:span text:style-name="Code2"><text:span text:style-name="T23">Servlet</text:span></text:span><text:span text:style-name="Default_20_Paragraph_20_Font"><text:span text:style-name="T34"> services used by this Http Service runtime as error pages.</text:span></text:span></text:p>
            </table:table-cell>
            <table:table-cell table:style-name="Tabelle49.C3" office:value-type="string">
              <text:p text:style-name="P96"><text:span text:style-name="Page_20_Reference_20_Font"><text:span text:style-name="T23"><text:bookmark-ref text:reference-format="page" text:ref-name="r79"/></text:span></text:span></text:p>
            </table:table-cell>
          </table:table-row>
          <table:table-row table:style-name="Tabelle49.1">
            <table:table-cell table:style-name="Tabelle49.A3" office:value-type="string">
              <text:p text:style-name="P97"><text:a xlink:type="simple" xlink:href="#r74"><text:span text:style-name="Code_20_Small1"><text:span text:style-name="T57">FilterDTO</text:span></text:span></text:a><text:span text:style-name="Code_20_Small1"><text:span text:style-name="T23">[]</text:span></text:span></text:p>
            </table:table-cell>
            <table:table-cell table:style-name="Tabelle49.A3" office:value-type="string">
              <text:p text:style-name="P99"><text:a xlink:type="simple" xlink:href="#r78"><text:span text:style-name="Code2"><text:span text:style-name="T58">getFilterDTOs</text:span></text:span></text:a><text:span text:style-name="Code2"><text:span text:style-name="T23">()</text:span></text:span></text:p>
              <text:p text:style-name="P102"><text:span text:style-name="T34">Returns the representations of the servlet </text:span><text:span text:style-name="Code2"><text:span text:style-name="T23">Filter</text:span></text:span><text:span text:style-name="Default_20_Paragraph_20_Font"><text:span text:style-name="T34"> services used by this Http Service runtime.</text:span></text:span></text:p>
            </table:table-cell>
            <table:table-cell table:style-name="Tabelle49.C3" office:value-type="string">
              <text:p text:style-name="P96"><text:span text:style-name="Page_20_Reference_20_Font"><text:span text:style-name="T23"><text:bookmark-ref text:reference-format="page" text:ref-name="r78"/></text:span></text:span></text:p>
            </table:table-cell>
          </table:table-row>
          <table:table-row table:style-name="Tabelle49.1">
            <table:table-cell table:style-name="Tabelle49.A3" office:value-type="string">
              <text:p text:style-name="P97"><text:a xlink:type="simple" xlink:href="#r87"><text:span text:style-name="Code_20_Small1"><text:span text:style-name="T57">ListenerDTO</text:span></text:span></text:a><text:span text:style-name="Code_20_Small1"><text:span text:style-name="T23">[]</text:span></text:span></text:p>
            </table:table-cell>
            <table:table-cell table:style-name="Tabelle49.A3" office:value-type="string">
              <text:p text:style-name="P99"><text:a xlink:type="simple" xlink:href="#r81"><text:span text:style-name="Code2"><text:span text:style-name="T58">getListenerDTOs</text:span></text:span></text:a><text:span text:style-name="Code2"><text:span text:style-name="T23">()</text:span></text:span></text:p>
              <text:p text:style-name="P101">Returns the representations of the listener services used by this Http Service runtime.</text:p>
            </table:table-cell>
            <table:table-cell table:style-name="Tabelle49.C3" office:value-type="string">
              <text:p text:style-name="P96"><text:span text:style-name="Page_20_Reference_20_Font"><text:span text:style-name="T23"><text:bookmark-ref text:reference-format="page" text:ref-name="r81"/></text:span></text:span></text:p>
            </table:table-cell>
          </table:table-row>
          <table:table-row table:style-name="Tabelle49.1">
            <table:table-cell table:style-name="Tabelle49.A3" office:value-type="string">
              <text:p text:style-name="P97"><text:a xlink:type="simple" xlink:href="#r94"><text:span text:style-name="Code_20_Small1"><text:span text:style-name="T57">ResourceServletDTO</text:span></text:span></text:a><text:span text:style-name="Code_20_Small1"><text:span text:style-name="T23">[]</text:span></text:span></text:p>
            </table:table-cell>
            <table:table-cell table:style-name="Tabelle49.A3" office:value-type="string">
              <text:p text:style-name="P99"><text:a xlink:type="simple" xlink:href="#r77"><text:span text:style-name="Code2"><text:span text:style-name="T58">getResourceServletDTOs</text:span></text:span></text:a><text:span text:style-name="Code2"><text:span text:style-name="T23">()</text:span></text:span></text:p>
              <text:p text:style-name="P101">Returns the representations of the resource servlet services used by this Http Service runtime.</text:p>
            </table:table-cell>
            <table:table-cell table:style-name="Tabelle49.C3" office:value-type="string">
              <text:p text:style-name="P96"><text:span text:style-name="Page_20_Reference_20_Font"><text:span text:style-name="T23"><text:bookmark-ref text:reference-format="page" text:ref-name="r77"/></text:span></text:span></text:p>
            </table:table-cell>
          </table:table-row>
          <table:table-row table:style-name="Tabelle49.1">
            <table:table-cell table:style-name="Tabelle49.A3" office:value-type="string">
              <text:p text:style-name="P97"><text:a xlink:type="simple" xlink:href="#r101"><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99"><text:a xlink:type="simple" xlink:href="#r80"><text:span text:style-name="Code2"><text:span text:style-name="T58">getServletContextDTOs</text:span></text:span></text:a><text:span text:style-name="Code2"><text:span text:style-name="T23">()</text:span></text:span></text:p>
              <text:p text:style-name="P102"><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96"><text:span text:style-name="Page_20_Reference_20_Font"><text:span text:style-name="T23"><text:bookmark-ref text:reference-format="page" text:ref-name="r80"/></text:span></text:span></text:p>
            </table:table-cell>
          </table:table-row>
          <table:table-row table:style-name="Tabelle49.1">
            <table:table-cell table:style-name="Tabelle49.A3" office:value-type="string">
              <text:p text:style-name="P97"><text:a xlink:type="simple" xlink:href="#r104"><text:span text:style-name="Code_20_Small1"><text:span text:style-name="T57">ServletDTO</text:span></text:span></text:a><text:span text:style-name="Code_20_Small1"><text:span text:style-name="T23">[]</text:span></text:span></text:p>
            </table:table-cell>
            <table:table-cell table:style-name="Tabelle49.A3" office:value-type="string">
              <text:p text:style-name="P99"><text:a xlink:type="simple" xlink:href="#r76"><text:span text:style-name="Code2"><text:span text:style-name="T58">getServletDTOs</text:span></text:span></text:a><text:span text:style-name="Code2"><text:span text:style-name="T23">()</text:span></text:span></text:p>
              <text:p text:style-name="P102"><text:span text:style-name="T34">Returns the representations of the </text:span><text:span text:style-name="Code2"><text:span text:style-name="T23">Servlet</text:span></text:span><text:span text:style-name="Default_20_Paragraph_20_Font"><text:span text:style-name="T34"> services used by this Http Service runtime.</text:span></text:span></text:p>
            </table:table-cell>
            <table:table-cell table:style-name="Tabelle49.C3" office:value-type="string">
              <text:p text:style-name="P96"><text:span text:style-name="Page_20_Reference_20_Font"><text:span text:style-name="T23"><text:bookmark-ref text:reference-format="page" text:ref-name="r76"/></text:span></text:span></text:p>
            </table:table-cell>
          </table:table-row>
        </table:table>
        <text:p text:style-name="P157">Method Detail</text:p>
        <text:p text:style-name="P160"><text:bookmark text:name="r75"/>getAttributes</text:p>
        <text:p text:style-name="P53"><text:span text:style-name="Code2">Map&lt;String,Object&gt; </text:span><text:span text:style-name="Code2"><text:span text:style-name="T63">getAttributes</text:span></text:span><text:span text:style-name="Code2">()</text:span></text:p>
        <text:p text:style-name="P82">Returns the attributes of this Http Service runtime.</text:p>
        <text:p text:style-name="P77"><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84">Returns:</text:p>
        <text:p text:style-name="P104">The attributes of this Http Service runtime.</text:p>
        <text:p text:style-name="P105"/>
        <text:p text:style-name="P159"><text:bookmark text:name="r76"/>getServletDTOs</text:p>
        <text:p text:style-name="P53"><text:a xlink:type="simple" xlink:href="#r104"><text:span text:style-name="Code2"><text:span text:style-name="T57">ServletDTO</text:span></text:span></text:a><text:span text:style-name="Code2">[] </text:span><text:span text:style-name="Code2"><text:span text:style-name="T63">getServletDTOs</text:span></text:span><text:span text:style-name="Code2">()</text:span></text:p>
        <text:p text:style-name="P77"><text:span text:style-name="T39">Returns the representations of the </text:span><text:span text:style-name="Code2">Servlet</text:span><text:span text:style-name="Default_20_Paragraph_20_Font"><text:span text:style-name="T39"> services used by this Http Service runtime.</text:span></text:span></text:p>
        <text:p text:style-name="P84"><text:soft-page-break/>Returns:</text:p>
        <text:p text:style-name="P103"><text:span text:style-name="T39">The representations of the </text:span><text:span text:style-name="Code2">Servlet</text:span><text:span text:style-name="Default_20_Paragraph_20_Font"><text:span text:style-name="T39"> services used by this Http Service runtime. The returned array may be empty if this Http Service runtime is currently not using any </text:span></text:span><text:span text:style-name="Code2">Servlet</text:span><text:span text:style-name="Default_20_Paragraph_20_Font"><text:span text:style-name="T39"> services.</text:span></text:span></text:p>
        <text:p text:style-name="P105"><text:soft-page-break/></text:p>
        <text:p text:style-name="P159"><text:bookmark text:name="r77"/>getResourceServletDTOs</text:p>
        <text:p text:style-name="P53"><text:a xlink:type="simple" xlink:href="#r94"><text:span text:style-name="Code2"><text:span text:style-name="T57">ResourceServletDTO</text:span></text:span></text:a><text:span text:style-name="Code2">[] </text:span><text:span text:style-name="Code2"><text:span text:style-name="T63">getResourceServletDTOs</text:span></text:span><text:span text:style-name="Code2">()</text:span></text:p>
        <text:p text:style-name="P78">Returns the representations of the resource servlet services used by this Http Service runtime.</text:p>
        <text:p text:style-name="P84">Returns:</text:p>
        <text:p text:style-name="P104">The representations of the resource servlet services used by this Http Service runtime. The returned array may be empty if this Http Service runtime is currently not using any resource servlet services.</text:p>
        <text:p text:style-name="P105"/>
        <text:p text:style-name="P159"><text:bookmark text:name="r78"/>getFilterDTOs</text:p>
        <text:p text:style-name="P53"><text:a xlink:type="simple" xlink:href="#r74"><text:span text:style-name="Code2"><text:span text:style-name="T57">FilterDTO</text:span></text:span></text:a><text:span text:style-name="Code2">[] </text:span><text:span text:style-name="Code2"><text:span text:style-name="T63">getFilterDTOs</text:span></text:span><text:span text:style-name="Code2">()</text:span></text:p>
        <text:p text:style-name="P77"><text:span text:style-name="T39">Returns the representations of the servlet </text:span><text:span text:style-name="Code2">Filter</text:span><text:span text:style-name="Default_20_Paragraph_20_Font"><text:span text:style-name="T39"> services used by this Http Service runtime.</text:span></text:span></text:p>
        <text:p text:style-name="P84">Returns:</text:p>
        <text:p text:style-name="P103"><text:span text:style-name="T39">The representations of the servlet </text:span><text:span text:style-name="Code2">Filter</text:span><text:span text:style-name="Default_20_Paragraph_20_Font"><text:span text:style-name="T39"> services used by this Http Service runtime. The returned array may be empty if this Http Service runtime is currently not using any servlet </text:span></text:span><text:span text:style-name="Code2">Filter</text:span><text:span text:style-name="Default_20_Paragraph_20_Font"><text:span text:style-name="T39"> services.</text:span></text:span></text:p>
        <text:p text:style-name="P105"/>
        <text:p text:style-name="P159"><text:bookmark text:name="r79"/>getErrorPageDTOs</text:p>
        <text:p text:style-name="P53"><text:a xlink:type="simple" xlink:href="#r65"><text:span text:style-name="Code2"><text:span text:style-name="T57">ErrorPageDTO</text:span></text:span></text:a><text:span text:style-name="Code2">[] </text:span><text:span text:style-name="Code2"><text:span text:style-name="T63">getErrorPageDTOs</text:span></text:span><text:span text:style-name="Code2">()</text:span></text:p>
        <text:p text:style-name="P77"><text:span text:style-name="T39">Returns the representations of the servlet </text:span><text:span text:style-name="Code2">Servlet</text:span><text:span text:style-name="Default_20_Paragraph_20_Font"><text:span text:style-name="T39"> services used by this Http Service runtime as error pages.</text:span></text:span></text:p>
        <text:p text:style-name="P84">Returns:</text:p>
        <text:p text:style-name="P103"><text:span text:style-name="T39">The representations of the servlet </text:span><text:span text:style-name="Code2">Servlet</text:span><text:span text:style-name="Default_20_Paragraph_20_Font"><text:span text:style-name="T39"> services used by this Http Service runtime as error pages. The returned array may be empty if this Http Service runtime is currently not using any error pages.</text:span></text:span></text:p>
        <text:p text:style-name="P105"/>
        <text:p text:style-name="P159"><text:bookmark text:name="r80"/>getServletContextDTOs</text:p>
        <text:p text:style-name="P53"><text:a xlink:type="simple" xlink:href="#r101"><text:span text:style-name="Code2"><text:span text:style-name="T57">ServletContextDTO</text:span></text:span></text:a><text:span text:style-name="Code2">[] </text:span><text:span text:style-name="Code2"><text:span text:style-name="T63">getServletContextDTOs</text:span></text:span><text:span text:style-name="Code2">()</text:span></text:p>
        <text:p text:style-name="P77"><text:span text:style-name="T39">Returns the representations of the </text:span><text:span text:style-name="Code2">ServletContext</text:span><text:span text:style-name="Default_20_Paragraph_20_Font"><text:span text:style-name="T39"> objects used by this Http Service runtime.</text:span></text:span></text:p>
        <text:p text:style-name="P84">Returns:</text:p>
        <text:p text:style-name="P103"><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05"/>
        <text:p text:style-name="P159"><text:bookmark text:name="r81"/>getListenerDTOs</text:p>
        <text:p text:style-name="P53"><text:a xlink:type="simple" xlink:href="#r87"><text:span text:style-name="Code2"><text:span text:style-name="T57">ListenerDTO</text:span></text:span></text:a><text:span text:style-name="Code2">[] </text:span><text:span text:style-name="Code2"><text:span text:style-name="T63">getListenerDTOs</text:span></text:span><text:span text:style-name="Code2">()</text:span></text:p>
        <text:p text:style-name="P78">Returns the representations of the listener services used by this Http Service runtime.</text:p>
        <text:p text:style-name="P84">Returns:</text:p>
        <text:p text:style-name="P104"><text:soft-page-break/>The representations of the listener services used by this Http Service runtime. The returned array may be empty if this Http Service runtime is currently not using any listener services.</text:p>
        <text:p text:style-name="P152"><text:bookmark text:name="r87"/>Class ListenerDTO</text:p>
        <text:p text:style-name="P88"><text:a xlink:type="simple" xlink:href="#r54"><text:span text:style-name="T56">org.osgi.service.http.runtime</text:span></text:a></text:p>
        <text:p text:style-name="P75"><text:span text:style-name="Code2">java.lang.Object</text:span></text:p>
        <text:p text:style-name="P90"><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76"/>
        <text:p text:style-name="P91"><text:span text:style-name="Code2">public class </text:span><text:span text:style-name="Code2"><text:span text:style-name="T63">ListenerDTO</text:span></text:span></text:p>
        <text:p text:style-name="P53"><text:span text:style-name="Code2">extends org.osgi.dto.DTO</text:span></text:p>
        <text:p text:style-name="P54">Represents a listener service used by the Http Service runtime.</text:p>
        <text:p text:style-name="P89">Since:</text:p>
        <text:p text:style-name="P79">1.3</text:p>
        <text:p text:style-name="P89">NotThreadSafe</text:p>
        <text:p text:style-name="P92"/>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3"><text:span text:style-name="Summary_20_Heading_20_Font2"><text:span text:style-name="T23">Field Summary</text:span></text:span></text:p>
            </table:table-cell>
            <table:covered-table-cell/>
            <table:table-cell table:style-name="Tabelle50.A1" office:value-type="string">
              <text:p text:style-name="P94"><text:span text:style-name="Page_20_Reference_20_Font"><text:span text:style-name="T33">Page</text:span></text:span></text:p>
            </table:table-cell>
          </table:table-row>
          <table:table-row table:style-name="Tabelle50.1">
            <table:table-cell table:style-name="Tabelle50.A2" office:value-type="string">
              <text:p text:style-name="P95"><text:span text:style-name="Code_20_Small1"><text:span text:style-name="T23">Long</text:span></text:span></text:p>
            </table:table-cell>
            <table:table-cell table:style-name="Tabelle50.A2" office:value-type="string">
              <text:p text:style-name="P99"><text:a xlink:type="simple" xlink:href="#r85"><text:span text:style-name="Code2"><text:span text:style-name="T58">serviceId</text:span></text:span></text:a></text:p>
              <text:p text:style-name="P101">Service property identifying the whiteboard service's registration number.</text:p>
            </table:table-cell>
            <table:table-cell table:style-name="Tabelle50.C2" office:value-type="string">
              <text:p text:style-name="P96"><text:span text:style-name="Page_20_Reference_20_Font"><text:span text:style-name="T23"><text:bookmark-ref text:reference-format="page" text:ref-name="r85"/></text:span></text:span></text:p>
            </table:table-cell>
          </table:table-row>
          <table:table-row table:style-name="Tabelle50.1">
            <table:table-cell table:style-name="Tabelle50.A3" office:value-type="string">
              <text:p text:style-name="P97"><text:a xlink:type="simple" xlink:href="#r101"><text:span text:style-name="Code_20_Small1"><text:span text:style-name="T57">ServletContextDTO</text:span></text:span></text:a></text:p>
            </table:table-cell>
            <table:table-cell table:style-name="Tabelle50.A3" office:value-type="string">
              <text:p text:style-name="P99"><text:a xlink:type="simple" xlink:href="#r84"><text:span text:style-name="Code2"><text:span text:style-name="T58">servletContext</text:span></text:span></text:a></text:p>
              <text:p text:style-name="P100"><text:span text:style-name="T34">The </text:span><text:a xlink:type="simple" xlink:href="#r101"><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6"><text:span text:style-name="Page_20_Reference_20_Font"><text:span text:style-name="T23"><text:bookmark-ref text:reference-format="page" text:ref-name="r84"/></text:span></text:span></text:p>
            </table:table-cell>
          </table:table-row>
          <table:table-row table:style-name="Tabelle50.1">
            <table:table-cell table:style-name="Tabelle50.A3" office:value-type="string">
              <text:p text:style-name="P95"><text:span text:style-name="Code_20_Small1"><text:span text:style-name="T23">String</text:span></text:span></text:p>
            </table:table-cell>
            <table:table-cell table:style-name="Tabelle50.A3" office:value-type="string">
              <text:p text:style-name="P99"><text:a xlink:type="simple" xlink:href="#r83"><text:span text:style-name="Code2"><text:span text:style-name="T58">type</text:span></text:span></text:a></text:p>
              <text:p text:style-name="P101">The fully qualified type name the listener.</text:p>
            </table:table-cell>
            <table:table-cell table:style-name="Tabelle50.C3" office:value-type="string">
              <text:p text:style-name="P96"><text:span text:style-name="Page_20_Reference_20_Font"><text:span text:style-name="T23"><text:bookmark-ref text:reference-format="page" text:ref-name="r83"/></text:span></text:span></text:p>
            </table:table-cell>
          </table:table-row>
        </table:table>
        <text:p text:style-name="P42"/>
        <table:table table:name="Tabelle52" table:style-name="Tabelle52">
          <table:table-column table:style-name="Tabelle52.A"/>
          <table:table-column table:style-name="Tabelle52.B"/>
          <table:table-row table:style-name="Tabelle52.1">
            <table:table-cell table:style-name="Tabelle52.A1" office:value-type="string">
              <text:p text:style-name="P93"><text:span text:style-name="Summary_20_Heading_20_Font2"><text:span text:style-name="T23">Constructor Summary</text:span></text:span></text:p>
            </table:table-cell>
            <table:table-cell table:style-name="Tabelle52.A1" office:value-type="string">
              <text:p text:style-name="P94"><text:span text:style-name="Page_20_Reference_20_Font"><text:span text:style-name="T33">Page</text:span></text:span></text:p>
            </table:table-cell>
          </table:table-row>
          <table:table-row table:style-name="Tabelle52.1">
            <table:table-cell table:style-name="Tabelle52.A2" office:value-type="string">
              <text:p text:style-name="P98"><text:a xlink:type="simple" xlink:href="#r86"><text:span text:style-name="Code2"><text:span text:style-name="T58">ListenerDTO</text:span></text:span></text:a><text:span text:style-name="Code2"><text:span text:style-name="T23">()</text:span></text:span></text:p>
            </table:table-cell>
            <table:table-cell table:style-name="Tabelle52.B2" office:value-type="string">
              <text:p text:style-name="P96"><text:span text:style-name="Page_20_Reference_20_Font"><text:span text:style-name="T23"><text:bookmark-ref text:reference-format="page" text:ref-name="r86"/></text:span></text:span></text:p>
            </table:table-cell>
          </table:table-row>
        </table:table>
        <text:p text:style-name="P42"/>
        <table:table table:name="Tabelle54" table:style-name="Tabelle54">
          <table:table-column table:style-name="Tabelle54.A"/>
          <table:table-row table:style-name="Tabelle54.1">
            <table:table-cell table:style-name="Tabelle54.A1" office:value-type="string">
              <text:p text:style-name="P70">Methods inherited from class org.osgi.dto.DTO</text:p>
            </table:table-cell>
          </table:table-row>
          <table:table-row table:style-name="Tabelle54.2">
            <table:table-cell table:style-name="Tabelle54.A2" office:value-type="string">
              <text:p text:style-name="P65"><text:span text:style-name="Code2"><text:span text:style-name="T23">toString</text:span></text:span></text:p>
            </table:table-cell>
          </table:table-row>
        </table:table>
        <text:p text:style-name="P157">Field Detail</text:p>
        <text:p text:style-name="P160"><text:bookmark text:name="r83"/>type</text:p>
        <text:p text:style-name="P53"><text:span text:style-name="Code2">public String </text:span><text:span text:style-name="Code2"><text:span text:style-name="T63">type</text:span></text:span></text:p>
        <text:p text:style-name="P78">The fully qualified type name the listener.</text:p>
        <text:p text:style-name="P106"/>
        <text:p text:style-name="P159"><text:bookmark text:name="r84"/>servletContext</text:p>
        <text:p text:style-name="P53"><text:span text:style-name="Code2">public </text:span><text:a xlink:type="simple" xlink:href="#r101"><text:span text:style-name="Code2"><text:span text:style-name="T57">ServletContextDTO</text:span></text:span></text:a><text:span text:style-name="Code2"> </text:span><text:span text:style-name="Code2"><text:span text:style-name="T63">servletContext</text:span></text:span></text:p>
        <text:p text:style-name="P77"><text:span text:style-name="T39">The </text:span><text:a xlink:type="simple" xlink:href="#r101"><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listener.</text:span></text:span></text:p>
        <text:p text:style-name="P106"/>
        <text:p text:style-name="P159"><text:bookmark text:name="r85"/>serviceId</text:p>
        <text:p text:style-name="P53"><text:span text:style-name="Code2">public Long </text:span><text:span text:style-name="Code2"><text:span text:style-name="T63">serviceId</text:span></text:span></text:p>
        <text:p text:style-name="P77"><text:span text:style-name="T39">Service property identifying the whiteboard service's registration number. The corresponding service registration can be looked up from the service by querying for the service registration with the </text:span><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158">Constructor Detail</text:p>
        <text:p text:style-name="P160"><text:bookmark text:name="r86"/>ListenerDTO</text:p>
        <text:p text:style-name="P53"><text:soft-page-break/><text:span text:style-name="Code2">public </text:span><text:span text:style-name="Code2"><text:span text:style-name="T63">ListenerDTO</text:span></text:span><text:span text:style-name="Code2">()</text:span></text:p>
        <text:p text:style-name="P153"><text:bookmark text:name="r94"/>Class ResourceServletDTO</text:p>
        <text:p text:style-name="P88"><text:a xlink:type="simple" xlink:href="#r54"><text:span text:style-name="T56">org.osgi.service.http.runtime</text:span></text:a></text:p>
        <text:p text:style-name="P75"><text:span text:style-name="Code2">java.lang.Object</text:span></text:p>
        <text:p text:style-name="P90"><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ServletDTO</text:span></text:span></text:p>
        <text:p text:style-name="P76"/>
        <text:p text:style-name="P91"><text:span text:style-name="Code2">public class </text:span><text:span text:style-name="Code2"><text:span text:style-name="T63">ResourceServletDTO</text:span></text:span></text:p>
        <text:p text:style-name="P53"><text:span text:style-name="Code2">extends org.osgi.dto.DTO</text:span></text:p>
        <text:p text:style-name="P54">Represents a <text:s/>servlet service used by the Http Service runtime.</text:p>
        <text:p text:style-name="P89">Since:</text:p>
        <text:p text:style-name="P79">1.3</text:p>
        <text:p text:style-name="P89">NotThreadSafe</text:p>
        <text:p text:style-name="P92"/>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3"><text:span text:style-name="Summary_20_Heading_20_Font2"><text:span text:style-name="T23">Field Summary</text:span></text:span></text:p>
            </table:table-cell>
            <table:covered-table-cell/>
            <table:table-cell table:style-name="Tabelle55.A1" office:value-type="string">
              <text:p text:style-name="P94"><text:span text:style-name="Page_20_Reference_20_Font"><text:span text:style-name="T33">Page</text:span></text:span></text:p>
            </table:table-cell>
          </table:table-row>
          <table:table-row table:style-name="Tabelle55.1">
            <table:table-cell table:style-name="Tabelle55.A2" office:value-type="string">
              <text:p text:style-name="P95"><text:span text:style-name="Code_20_Small1"><text:span text:style-name="T23">String</text:span></text:span></text:p>
            </table:table-cell>
            <table:table-cell table:style-name="Tabelle55.A2" office:value-type="string">
              <text:p text:style-name="P99"><text:a xlink:type="simple" xlink:href="#r88"><text:span text:style-name="Code2"><text:span text:style-name="T58">name</text:span></text:span></text:a></text:p>
              <text:p text:style-name="P101">The name of the resource servlet.</text:p>
            </table:table-cell>
            <table:table-cell table:style-name="Tabelle55.C2" office:value-type="string">
              <text:p text:style-name="P96"><text:span text:style-name="Page_20_Reference_20_Font"><text:span text:style-name="T23"><text:bookmark-ref text:reference-format="page" text:ref-name="r88"/></text:span></text:span></text:p>
            </table:table-cell>
          </table:table-row>
          <table:table-row table:style-name="Tabelle55.1">
            <table:table-cell table:style-name="Tabelle55.A3" office:value-type="string">
              <text:p text:style-name="P95"><text:span text:style-name="Code_20_Small1"><text:span text:style-name="T23">String[]</text:span></text:span></text:p>
            </table:table-cell>
            <table:table-cell table:style-name="Tabelle55.A3" office:value-type="string">
              <text:p text:style-name="P99"><text:a xlink:type="simple" xlink:href="#r89"><text:span text:style-name="Code2"><text:span text:style-name="T58">patterns</text:span></text:span></text:a></text:p>
              <text:p text:style-name="P101">The request mappings for the resource servlet.</text:p>
            </table:table-cell>
            <table:table-cell table:style-name="Tabelle55.C3" office:value-type="string">
              <text:p text:style-name="P96"><text:span text:style-name="Page_20_Reference_20_Font"><text:span text:style-name="T23"><text:bookmark-ref text:reference-format="page" text:ref-name="r89"/></text:span></text:span></text:p>
            </table:table-cell>
          </table:table-row>
          <table:table-row table:style-name="Tabelle55.1">
            <table:table-cell table:style-name="Tabelle55.A3" office:value-type="string">
              <text:p text:style-name="P95"><text:span text:style-name="Code_20_Small1"><text:span text:style-name="T23">String</text:span></text:span></text:p>
            </table:table-cell>
            <table:table-cell table:style-name="Tabelle55.A3" office:value-type="string">
              <text:p text:style-name="P99"><text:a xlink:type="simple" xlink:href="#r90"><text:span text:style-name="Code2"><text:span text:style-name="T58">prefix</text:span></text:span></text:a></text:p>
              <text:p text:style-name="P101">The prefix of the resource servlet.</text:p>
            </table:table-cell>
            <table:table-cell table:style-name="Tabelle55.C3" office:value-type="string">
              <text:p text:style-name="P96"><text:span text:style-name="Page_20_Reference_20_Font"><text:span text:style-name="T23"><text:bookmark-ref text:reference-format="page" text:ref-name="r90"/></text:span></text:span></text:p>
            </table:table-cell>
          </table:table-row>
          <table:table-row table:style-name="Tabelle55.1">
            <table:table-cell table:style-name="Tabelle55.A3" office:value-type="string">
              <text:p text:style-name="P95"><text:span text:style-name="Code_20_Small1"><text:span text:style-name="T23">Long</text:span></text:span></text:p>
            </table:table-cell>
            <table:table-cell table:style-name="Tabelle55.A3" office:value-type="string">
              <text:p text:style-name="P99"><text:a xlink:type="simple" xlink:href="#r92"><text:span text:style-name="Code2"><text:span text:style-name="T58">serviceId</text:span></text:span></text:a></text:p>
              <text:p text:style-name="P101">Service property identifying the whiteboard service's registration number.</text:p>
            </table:table-cell>
            <table:table-cell table:style-name="Tabelle55.C3" office:value-type="string">
              <text:p text:style-name="P96"><text:span text:style-name="Page_20_Reference_20_Font"><text:span text:style-name="T23"><text:bookmark-ref text:reference-format="page" text:ref-name="r92"/></text:span></text:span></text:p>
            </table:table-cell>
          </table:table-row>
          <table:table-row table:style-name="Tabelle55.1">
            <table:table-cell table:style-name="Tabelle55.A3" office:value-type="string">
              <text:p text:style-name="P97"><text:a xlink:type="simple" xlink:href="#r101"><text:span text:style-name="Code_20_Small1"><text:span text:style-name="T57">ServletContextDTO</text:span></text:span></text:a></text:p>
            </table:table-cell>
            <table:table-cell table:style-name="Tabelle55.A3" office:value-type="string">
              <text:p text:style-name="P99"><text:a xlink:type="simple" xlink:href="#r91"><text:span text:style-name="Code2"><text:span text:style-name="T58">servletContext</text:span></text:span></text:a></text:p>
              <text:p text:style-name="P100"><text:span text:style-name="T34">The </text:span><text:a xlink:type="simple" xlink:href="#r101"><text:span text:style-name="Code2"><text:span text:style-name="T57">ServletContextDTO</text:span></text:span></text:a><text:span text:style-name="Default_20_Paragraph_20_Font"><text:span text:style-name="T34"> representing the </text:span></text:span><text:span text:style-name="Code2"><text:span text:style-name="T23">ServletContext</text:span></text:span><text:span text:style-name="Default_20_Paragraph_20_Font"><text:span text:style-name="T34"> for the resource servlet.</text:span></text:span></text:p>
            </table:table-cell>
            <table:table-cell table:style-name="Tabelle55.C3" office:value-type="string">
              <text:p text:style-name="P96"><text:span text:style-name="Page_20_Reference_20_Font"><text:span text:style-name="T23"><text:bookmark-ref text:reference-format="page" text:ref-name="r91"/></text:span></text:span></text:p>
            </table:table-cell>
          </table:table-row>
        </table:table>
        <text:p text:style-name="P42"/>
        <table:table table:name="Tabelle57" table:style-name="Tabelle57">
          <table:table-column table:style-name="Tabelle57.A"/>
          <table:table-column table:style-name="Tabelle57.B"/>
          <table:table-row table:style-name="Tabelle57.1">
            <table:table-cell table:style-name="Tabelle57.A1" office:value-type="string">
              <text:p text:style-name="P93"><text:span text:style-name="Summary_20_Heading_20_Font2"><text:span text:style-name="T23">Constructor Summary</text:span></text:span></text:p>
            </table:table-cell>
            <table:table-cell table:style-name="Tabelle57.A1" office:value-type="string">
              <text:p text:style-name="P94"><text:span text:style-name="Page_20_Reference_20_Font"><text:span text:style-name="T33">Page</text:span></text:span></text:p>
            </table:table-cell>
          </table:table-row>
          <table:table-row table:style-name="Tabelle57.1">
            <table:table-cell table:style-name="Tabelle57.A2" office:value-type="string">
              <text:p text:style-name="P98"><text:a xlink:type="simple" xlink:href="#r93"><text:span text:style-name="Code2"><text:span text:style-name="T58">ResourceServletDTO</text:span></text:span></text:a><text:span text:style-name="Code2"><text:span text:style-name="T23">()</text:span></text:span></text:p>
            </table:table-cell>
            <table:table-cell table:style-name="Tabelle57.B2" office:value-type="string">
              <text:p text:style-name="P96"><text:span text:style-name="Page_20_Reference_20_Font"><text:span text:style-name="T23"><text:bookmark-ref text:reference-format="page" text:ref-name="r93"/></text:span></text:span></text:p>
            </table:table-cell>
          </table:table-row>
        </table:table>
        <text:p text:style-name="P42"/>
        <table:table table:name="Tabelle58" table:style-name="Tabelle58">
          <table:table-column table:style-name="Tabelle58.A"/>
          <table:table-row table:style-name="Tabelle58.1">
            <table:table-cell table:style-name="Tabelle58.A1" office:value-type="string">
              <text:p text:style-name="P70">Methods inherited from class org.osgi.dto.DTO</text:p>
            </table:table-cell>
          </table:table-row>
          <table:table-row table:style-name="Tabelle58.2">
            <table:table-cell table:style-name="Tabelle58.A2" office:value-type="string">
              <text:p text:style-name="P65"><text:span text:style-name="Code2"><text:span text:style-name="T23">toString</text:span></text:span></text:p>
            </table:table-cell>
          </table:table-row>
        </table:table>
        <text:p text:style-name="P157">Field Detail</text:p>
        <text:p text:style-name="P160"><text:bookmark text:name="r88"/>name</text:p>
        <text:p text:style-name="P53"><text:span text:style-name="Code2">public String </text:span><text:span text:style-name="Code2"><text:span text:style-name="T63">name</text:span></text:span></text:p>
        <text:p text:style-name="P78">The name of the resource servlet.</text:p>
        <text:p text:style-name="P84">See Also:</text:p>
        <text:p text:style-name="P103"><text:a xlink:type="simple" xlink:href="#r7"><text:span text:style-name="Code2"><text:span text:style-name="T57">HttpConstants.HTTP_WHITEBOARD_SERVLET_NAME</text:span></text:span></text:a></text:p>
        <text:p text:style-name="P105"/>
        <text:p text:style-name="P159"><text:bookmark text:name="r89"/>patterns</text:p>
        <text:p text:style-name="P53"><text:span text:style-name="Code2">public String[] </text:span><text:span text:style-name="Code2"><text:span text:style-name="T63">patterns</text:span></text:span></text:p>
        <text:p text:style-name="P82">The request mappings for the resource servlet.</text:p>
        <text:p text:style-name="P78">The specified patterns are used to determine whether a request should be mapped to the resource servlet.</text:p>
        <text:p text:style-name="P84">See Also:</text:p>
        <text:p text:style-name="P103"><text:a xlink:type="simple" xlink:href="#r8"><text:span text:style-name="Code2"><text:span text:style-name="T57">HttpConstants.HTTP_WHITEBOARD_SERVLET_PATTERN</text:span></text:span></text:a></text:p>
        <text:p text:style-name="P105"/>
        <text:p text:style-name="P159"><text:bookmark text:name="r90"/>prefix</text:p>
        <text:p text:style-name="P53"><text:span text:style-name="Code2">public String </text:span><text:span text:style-name="Code2"><text:span text:style-name="T63">prefix</text:span></text:span></text:p>
        <text:p text:style-name="P78">The prefix of the resource servlet.</text:p>
        <text:p text:style-name="P84">See Also:</text:p>
        <text:p text:style-name="P103"><text:a xlink:type="simple" xlink:href="#r21"><text:span text:style-name="Code2"><text:span text:style-name="T57">HttpConstants.HTTP_WHITEBOARD_RESOURCE_PREFIX</text:span></text:span></text:a></text:p>
        <text:p text:style-name="P105"/>
        <text:p text:style-name="P159"><text:bookmark text:name="r91"/>servletContext</text:p>
        <text:p text:style-name="P53"><text:span text:style-name="Code2">public </text:span><text:a xlink:type="simple" xlink:href="#r101"><text:span text:style-name="Code2"><text:span text:style-name="T57">ServletContextDTO</text:span></text:span></text:a><text:span text:style-name="Code2"> </text:span><text:span text:style-name="Code2"><text:span text:style-name="T63">servletContext</text:span></text:span></text:p>
        <text:p text:style-name="P77"><text:span text:style-name="T39">The </text:span><text:a xlink:type="simple" xlink:href="#r101"><text:span text:style-name="Code2"><text:span text:style-name="T57">ServletContextDTO</text:span></text:span></text:a><text:span text:style-name="Default_20_Paragraph_20_Font"><text:span text:style-name="T39"> representing the </text:span></text:span><text:span text:style-name="Code2">ServletContext</text:span><text:span text:style-name="Default_20_Paragraph_20_Font"><text:span text:style-name="T39"> for the resource servlet.</text:span></text:span></text:p>
        <text:p text:style-name="P106"/>
        <text:p text:style-name="P159"><text:bookmark text:name="r92"/>serviceId</text:p>
        <text:p text:style-name="P53"><text:span text:style-name="Code2">public Long </text:span><text:span text:style-name="Code2"><text:span text:style-name="T63">serviceId</text:span></text:span></text:p>
        <text:p text:style-name="P77"><text:span text:style-name="T39">Service property identifying the whiteboard service's registration number. The corresponding service registration can be looked up from the service by querying for the service registration with the </text:span><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158">Constructor Detail</text:p>
        <text:p text:style-name="P160"><text:bookmark text:name="r93"/>ResourceServletDTO</text:p>
        <text:p text:style-name="P53"><text:soft-page-break/><text:span text:style-name="Code2">public </text:span><text:span text:style-name="Code2"><text:span text:style-name="T63">ResourceServletDTO</text:span></text:span><text:span text:style-name="Code2">()</text:span></text:p>
        <text:p text:style-name="P154"><text:bookmark text:name="r101"/>Class ServletContextDTO</text:p>
        <text:p text:style-name="P88"><text:a xlink:type="simple" xlink:href="#r54"><text:span text:style-name="T56">org.osgi.service.http.runtime</text:span></text:a></text:p>
        <text:p text:style-name="P75"><text:span text:style-name="Code2">java.lang.Object</text:span></text:p>
        <text:p text:style-name="P90"><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4"><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76"/>
        <text:p text:style-name="P91"><text:span text:style-name="Code2">public class </text:span><text:span text:style-name="Code2"><text:span text:style-name="T63">ServletContextDTO</text:span></text:span></text:p>
        <text:p text:style-name="P53"><text:span text:style-name="Code2">extends org.osgi.dto.DTO</text:span></text:p>
        <text:p text:style-name="P56"><text:span text:style-name="T39">Represents a </text:span><text:span text:style-name="Code2">ServletContext</text:span><text:span text:style-name="Default_20_Paragraph_20_Font"><text:span text:style-name="T39"> created for registered servlets and servlet filters backed by a </text:span></text:span><text:a xlink:type="simple" xlink:href="#r52"><text:span text:style-name="Code2"><text:span text:style-name="T57">ServletContextHelper</text:span></text:span></text:a><text:span text:style-name="Default_20_Paragraph_20_Font"><text:span text:style-name="T39"> service.</text:span></text:span></text:p>
        <text:p text:style-name="P89">Since:</text:p>
        <text:p text:style-name="P79">1.3</text:p>
        <text:p text:style-name="P89">NotThreadSafe</text:p>
        <text:p text:style-name="P92"/>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3"><text:span text:style-name="Summary_20_Heading_20_Font2"><text:span text:style-name="T23">Field Summary</text:span></text:span></text:p>
            </table:table-cell>
            <table:covered-table-cell/>
            <table:table-cell table:style-name="Tabelle59.A1" office:value-type="string">
              <text:p text:style-name="P94"><text:span text:style-name="Page_20_Reference_20_Font"><text:span text:style-name="T33">Page</text:span></text:span></text:p>
            </table:table-cell>
          </table:table-row>
          <table:table-row table:style-name="Tabelle59.1">
            <table:table-cell table:style-name="Tabelle59.A2" office:value-type="string">
              <text:p text:style-name="P95"><text:span text:style-name="Code_20_Small1"><text:span text:style-name="T23">Map&lt;String,Object&gt;</text:span></text:span></text:p>
            </table:table-cell>
            <table:table-cell table:style-name="Tabelle59.A2" office:value-type="string">
              <text:p text:style-name="P99"><text:a xlink:type="simple" xlink:href="#r98"><text:span text:style-name="Code2"><text:span text:style-name="T58">attributes</text:span></text:span></text:a></text:p>
              <text:p text:style-name="P101">The servlet context attributes.</text:p>
            </table:table-cell>
            <table:table-cell table:style-name="Tabelle59.C2" office:value-type="string">
              <text:p text:style-name="P96"><text:span text:style-name="Page_20_Reference_20_Font"><text:span text:style-name="T23"><text:bookmark-ref text:reference-format="page" text:ref-name="r98"/></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6"><text:span text:style-name="Code2"><text:span text:style-name="T58">contextPath</text:span></text:span></text:a></text:p>
              <text:p text:style-name="P101">The servlet context path.</text:p>
            </table:table-cell>
            <table:table-cell table:style-name="Tabelle59.C3" office:value-type="string">
              <text:p text:style-name="P96"><text:span text:style-name="Page_20_Reference_20_Font"><text:span text:style-name="T23"><text:bookmark-ref text:reference-format="page" text:ref-name="r96"/></text:span></text:span></text:p>
            </table:table-cell>
          </table:table-row>
          <table:table-row table:style-name="Tabelle59.1">
            <table:table-cell table:style-name="Tabelle59.A3" office:value-type="string">
              <text:p text:style-name="P95"><text:span text:style-name="Code_20_Small1"><text:span text:style-name="T23">Map&lt;String,String&gt;</text:span></text:span></text:p>
            </table:table-cell>
            <table:table-cell table:style-name="Tabelle59.A3" office:value-type="string">
              <text:p text:style-name="P99"><text:a xlink:type="simple" xlink:href="#r97"><text:span text:style-name="Code2"><text:span text:style-name="T58">initParams</text:span></text:span></text:a></text:p>
              <text:p text:style-name="P101">The servlet context initialization parameters.</text:p>
            </table:table-cell>
            <table:table-cell table:style-name="Tabelle59.C3" office:value-type="string">
              <text:p text:style-name="P96"><text:span text:style-name="Page_20_Reference_20_Font"><text:span text:style-name="T23"><text:bookmark-ref text:reference-format="page" text:ref-name="r97"/></text:span></text:span></text:p>
            </table:table-cell>
          </table:table-row>
          <table:table-row table:style-name="Tabelle59.1">
            <table:table-cell table:style-name="Tabelle59.A3" office:value-type="string">
              <text:p text:style-name="P95"><text:span text:style-name="Code_20_Small1"><text:span text:style-name="T23">String</text:span></text:span></text:p>
            </table:table-cell>
            <table:table-cell table:style-name="Tabelle59.A3" office:value-type="string">
              <text:p text:style-name="P99"><text:a xlink:type="simple" xlink:href="#r95"><text:span text:style-name="Code2"><text:span text:style-name="T58">name</text:span></text:span></text:a></text:p>
              <text:p text:style-name="P101">The name of the servlet context.</text:p>
            </table:table-cell>
            <table:table-cell table:style-name="Tabelle59.C3" office:value-type="string">
              <text:p text:style-name="P96"><text:span text:style-name="Page_20_Reference_20_Font"><text:span text:style-name="T23"><text:bookmark-ref text:reference-format="page" text:ref-name="r95"/></text:span></text:span></text:p>
            </table:table-cell>
          </table:table-row>
          <table:table-row table:style-name="Tabelle59.1">
            <table:table-cell table:style-name="Tabelle59.A3" office:value-type="string">
              <text:p text:style-name="P95"><text:span text:style-name="Code_20_Small1"><text:span text:style-name="T23">Long</text:span></text:span></text:p>
            </table:table-cell>
            <table:table-cell table:style-name="Tabelle59.A3" office:value-type="string">
              <text:p text:style-name="P99"><text:a xlink:type="simple" xlink:href="#r99"><text:span text:style-name="Code2"><text:span text:style-name="T58">serviceId</text:span></text:span></text:a></text:p>
              <text:p text:style-name="P102"><text:span text:style-name="T34">Service property identifying the </text:span><text:span text:style-name="Code2"><text:span text:style-name="T23">ServletContextHelper</text:span></text:span><text:span text:style-name="Default_20_Paragraph_20_Font"><text:span text:style-name="T34"> service's registration number.</text:span></text:span></text:p>
            </table:table-cell>
            <table:table-cell table:style-name="Tabelle59.C3" office:value-type="string">
              <text:p text:style-name="P96"><text:span text:style-name="Page_20_Reference_20_Font"><text:span text:style-name="T23"><text:bookmark-ref text:reference-format="page" text:ref-name="r99"/></text:span></text:span></text:p>
            </table:table-cell>
          </table:table-row>
        </table:table>
        <text:p text:style-name="P42"/>
        <table:table table:name="Tabelle60" table:style-name="Tabelle60">
          <table:table-column table:style-name="Tabelle60.A"/>
          <table:table-column table:style-name="Tabelle60.B"/>
          <table:table-row table:style-name="Tabelle60.1">
            <table:table-cell table:style-name="Tabelle60.A1" office:value-type="string">
              <text:p text:style-name="P93"><text:span text:style-name="Summary_20_Heading_20_Font2"><text:span text:style-name="T23">Constructor Summary</text:span></text:span></text:p>
            </table:table-cell>
            <table:table-cell table:style-name="Tabelle60.A1" office:value-type="string">
              <text:p text:style-name="P94"><text:span text:style-name="Page_20_Reference_20_Font"><text:span text:style-name="T33">Page</text:span></text:span></text:p>
            </table:table-cell>
          </table:table-row>
          <table:table-row table:style-name="Tabelle60.1">
            <table:table-cell table:style-name="Tabelle60.A2" office:value-type="string">
              <text:p text:style-name="P98"><text:a xlink:type="simple" xlink:href="#r100"><text:span text:style-name="Code2"><text:span text:style-name="T58">ServletContextDTO</text:span></text:span></text:a><text:span text:style-name="Code2"><text:span text:style-name="T23">()</text:span></text:span></text:p>
            </table:table-cell>
            <table:table-cell table:style-name="Tabelle60.B2" office:value-type="string">
              <text:p text:style-name="P96"><text:span text:style-name="Page_20_Reference_20_Font"><text:span text:style-name="T23"><text:bookmark-ref text:reference-format="page" text:ref-name="r100"/></text:span></text:span></text:p>
            </table:table-cell>
          </table:table-row>
        </table:table>
        <text:p text:style-name="P42"/>
        <table:table table:name="Tabelle61" table:style-name="Tabelle61">
          <table:table-column table:style-name="Tabelle61.A"/>
          <table:table-row table:style-name="Tabelle61.1">
            <table:table-cell table:style-name="Tabelle61.A1" office:value-type="string">
              <text:p text:style-name="P70">Methods inherited from class org.osgi.dto.DTO</text:p>
            </table:table-cell>
          </table:table-row>
          <table:table-row table:style-name="Tabelle61.2">
            <table:table-cell table:style-name="Tabelle61.A2" office:value-type="string">
              <text:p text:style-name="P65"><text:span text:style-name="Code2"><text:span text:style-name="T23">toString</text:span></text:span></text:p>
            </table:table-cell>
          </table:table-row>
        </table:table>
        <text:p text:style-name="P157">Field Detail</text:p>
        <text:p text:style-name="P160"><text:bookmark text:name="r95"/>name</text:p>
        <text:p text:style-name="P53"><text:span text:style-name="Code2">public String </text:span><text:span text:style-name="Code2"><text:span text:style-name="T63">name</text:span></text:span></text:p>
        <text:p text:style-name="P82">The name of the servlet context.</text:p>
        <text:p text:style-name="P77"><text:span text:style-name="T39">This is the value returned by the </text:span><text:span text:style-name="Code2">ServletContext.getServletContextName()</text:span><text:span text:style-name="Default_20_Paragraph_20_Font"><text:span text:style-name="T39"> method.</text:span></text:span></text:p>
        <text:p text:style-name="P106"/>
        <text:p text:style-name="P159"><text:bookmark text:name="r96"/>contextPath</text:p>
        <text:p text:style-name="P53"><text:span text:style-name="Code2">public String </text:span><text:span text:style-name="Code2"><text:span text:style-name="T63">contextPath</text:span></text:span></text:p>
        <text:p text:style-name="P77"><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06"/>
        <text:p text:style-name="P159"><text:bookmark text:name="r97"/>initParams</text:p>
        <text:p text:style-name="P53"><text:span text:style-name="Code2">public Map&lt;String,String&gt; </text:span><text:span text:style-name="Code2"><text:span text:style-name="T63">initParams</text:span></text:span></text:p>
        <text:p text:style-name="P78">The servlet context initialization parameters.</text:p>
        <text:p text:style-name="P106"/>
        <text:p text:style-name="P159"><text:bookmark text:name="r98"/>attributes</text:p>
        <text:p text:style-name="P53"><text:span text:style-name="Code2">public Map&lt;String,Object&gt; </text:span><text:span text:style-name="Code2"><text:span text:style-name="T63">attributes</text:span></text:span></text:p>
        <text:p text:style-name="P82">The servlet context attributes.</text:p>
        <text:p text:style-name="P78">The value type must be a numerical type, Boolean, String, DTO or an array of any of the former. Therefore this method will only return the attributes of the servlet context conforming to this constraint.</text:p>
        <text:p text:style-name="P106"/>
        <text:p text:style-name="P159"><text:bookmark text:name="r99"/>serviceId</text:p>
        <text:p text:style-name="P53"><text:span text:style-name="Code2">public Long </text:span><text:span text:style-name="Code2"><text:span text:style-name="T63">serviceId</text:span></text:span></text:p>
        <text:p text:style-name="P77"><text:span text:style-name="T39">Service property identifying the </text:span><text:span text:style-name="Code2">ServletContextHelper</text:span><text:span text:style-name="Default_20_Paragraph_20_Font"><text:span text:style-name="T39"> service's registration number. The corresponding service registration can be looked up from the service by querying for the service registration with the </text:span></text:span><text:span text:style-name="Code2">org.osgi.framework.Constants.SERVICE_ID</text:span><text:span text:style-name="Default_20_Paragraph_20_Font"><text:span text:style-name="T39"> set to this value. If this service has not been registered through the whiteboard service the value will be </text:span></text:span><text:span text:style-name="Code2">null</text:span><text:span text:style-name="Default_20_Paragraph_20_Font"><text:span text:style-name="T39">.</text:span></text:span></text:p>
        <text:p text:style-name="P158">Constructor Detail</text:p>
        <text:p text:style-name="P160"><text:bookmark text:name="r100"/>ServletContextDTO</text:p>
        <text:p text:style-name="P53"><text:soft-page-break/><text:span text:style-name="Code2">public </text:span><text:span text:style-name="Code2"><text:span text:style-name="T63">ServletContextDTO</text:span></text:span><text:span text:style-name="Code2">()</text:span></text:p>
        <text:p text:style-name="P155"><text:bookmark text:name="r104"/>Class ServletDTO</text:p>
        <text:p text:style-name="P88"><text:a xlink:type="simple" xlink:href="#r54"><text:span text:style-name="T56">org.osgi.service.http.runtime</text:span></text:a></text:p>
        <text:p text:style-name="P75"><text:span text:style-name="Code2">java.lang.Object</text:span></text:p>
        <text:p text:style-name="P90"><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0"><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1"><text:span text:style-name="Code2"><text:span text:style-name="T57">org.osgi.service.http.runtime.BaseServletDTO</text:span></text:span></text:a></text:p>
        <text:p text:style-name="P44"><text:soft-page-break/><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76"/>
        <text:p text:style-name="P91"><text:span text:style-name="Code2">public class </text:span><text:span text:style-name="Code2"><text:span text:style-name="T63">ServletDTO</text:span></text:span></text:p>
        <text:p text:style-name="P53"><text:span text:style-name="Code2">extends </text:span><text:a xlink:type="simple" xlink:href="#r61"><text:span text:style-name="Code2"><text:span text:style-name="T57">BaseServletDTO</text:span></text:span></text:a></text:p>
        <text:p text:style-name="P56"><text:span text:style-name="T39">Represents a </text:span><text:span text:style-name="Code2">Servlet</text:span><text:span text:style-name="Default_20_Paragraph_20_Font"><text:span text:style-name="T39"> service used by the Http Service runtime.</text:span></text:span></text:p>
        <text:p text:style-name="P89">Since:</text:p>
        <text:p text:style-name="P79">1.3</text:p>
        <text:p text:style-name="P89">NotThreadSafe</text:p>
        <text:p text:style-name="P92"/>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3"><text:span text:style-name="Summary_20_Heading_20_Font2"><text:span text:style-name="T23">Field Summary</text:span></text:span></text:p>
            </table:table-cell>
            <table:covered-table-cell/>
            <table:table-cell table:style-name="Tabelle62.A1" office:value-type="string">
              <text:p text:style-name="P94"><text:span text:style-name="Page_20_Reference_20_Font"><text:span text:style-name="T33">Page</text:span></text:span></text:p>
            </table:table-cell>
          </table:table-row>
          <table:table-row table:style-name="Tabelle62.1">
            <table:table-cell table:style-name="Tabelle62.A2" office:value-type="string">
              <text:p text:style-name="P95"><text:span text:style-name="Code_20_Small1"><text:span text:style-name="T23">String[]</text:span></text:span></text:p>
            </table:table-cell>
            <table:table-cell table:style-name="Tabelle62.A2" office:value-type="string">
              <text:p text:style-name="P99"><text:a xlink:type="simple" xlink:href="#r102"><text:span text:style-name="Code2"><text:span text:style-name="T58">patterns</text:span></text:span></text:a></text:p>
              <text:p text:style-name="P101">The request mappings for the servlet.</text:p>
            </table:table-cell>
            <table:table-cell table:style-name="Tabelle62.C2" office:value-type="string">
              <text:p text:style-name="P96"><text:span text:style-name="Page_20_Reference_20_Font"><text:span text:style-name="T23"><text:bookmark-ref text:reference-format="page" text:ref-name="r102"/></text:span></text:span></text:p>
            </table:table-cell>
          </table:table-row>
        </table:table>
        <text:p text:style-name="P42"/>
        <table:table table:name="Tabelle63" table:style-name="Tabelle63">
          <table:table-column table:style-name="Tabelle63.A"/>
          <table:table-row table:style-name="Tabelle63.1">
            <table:table-cell table:style-name="Tabelle63.A1" office:value-type="string">
              <text:p text:style-name="P71"><text:span text:style-name="T35">Fields inherited from class org.osgi.service.http.runtime.</text:span><text:a xlink:type="simple" xlink:href="#r61"><text:span text:style-name="T52">BaseServletDTO</text:span></text:a></text:p>
            </table:table-cell>
          </table:table-row>
          <table:table-row table:style-name="Tabelle63.2">
            <table:table-cell table:style-name="Tabelle63.A2" office:value-type="string">
              <text:p text:style-name="P59"><text:a xlink:type="simple" xlink:href="#r57"><text:span text:style-name="Code2"><text:span text:style-name="T57">asyncSupported</text:span></text:span></text:a><text:span text:style-name="Code2"><text:span text:style-name="T23">, </text:span></text:span><text:a xlink:type="simple" xlink:href="#r55"><text:span text:style-name="Code2"><text:span text:style-name="T57">name</text:span></text:span></text:a><text:span text:style-name="Code2"><text:span text:style-name="T23">, </text:span></text:span><text:a xlink:type="simple" xlink:href="#r59"><text:span text:style-name="Code2"><text:span text:style-name="T57">serviceId</text:span></text:span></text:a><text:span text:style-name="Code2"><text:span text:style-name="T23">, </text:span></text:span><text:a xlink:type="simple" xlink:href="#r58"><text:span text:style-name="Code2"><text:span text:style-name="T57">servletContext</text:span></text:span></text:a><text:span text:style-name="Code2"><text:span text:style-name="T23">, </text:span></text:span><text:a xlink:type="simple" xlink:href="#r56"><text:span text:style-name="Code2"><text:span text:style-name="T57">servletInfo</text:span></text:span></text:a></text:p>
            </table:table-cell>
          </table:table-row>
        </table:table>
        <text:p text:style-name="P42"/>
        <table:table table:name="Tabelle64" table:style-name="Tabelle64">
          <table:table-column table:style-name="Tabelle64.A"/>
          <table:table-column table:style-name="Tabelle64.B"/>
          <table:table-row table:style-name="Tabelle64.1">
            <table:table-cell table:style-name="Tabelle64.A1" office:value-type="string">
              <text:p text:style-name="P93"><text:span text:style-name="Summary_20_Heading_20_Font2"><text:span text:style-name="T23">Constructor Summary</text:span></text:span></text:p>
            </table:table-cell>
            <table:table-cell table:style-name="Tabelle64.A1" office:value-type="string">
              <text:p text:style-name="P94"><text:span text:style-name="Page_20_Reference_20_Font"><text:span text:style-name="T33">Page</text:span></text:span></text:p>
            </table:table-cell>
          </table:table-row>
          <table:table-row table:style-name="Tabelle64.1">
            <table:table-cell table:style-name="Tabelle64.A2" office:value-type="string">
              <text:p text:style-name="P98"><text:a xlink:type="simple" xlink:href="#r103"><text:span text:style-name="Code2"><text:span text:style-name="T58">ServletDTO</text:span></text:span></text:a><text:span text:style-name="Code2"><text:span text:style-name="T23">()</text:span></text:span></text:p>
            </table:table-cell>
            <table:table-cell table:style-name="Tabelle64.B2" office:value-type="string">
              <text:p text:style-name="P96"><text:span text:style-name="Page_20_Reference_20_Font"><text:span text:style-name="T23"><text:bookmark-ref text:reference-format="page" text:ref-name="r103"/></text:span></text:span></text:p>
            </table:table-cell>
          </table:table-row>
        </table:table>
        <text:p text:style-name="P42"/>
        <table:table table:name="Tabelle65" table:style-name="Tabelle65">
          <table:table-column table:style-name="Tabelle65.A"/>
          <table:table-row table:style-name="Tabelle65.1">
            <table:table-cell table:style-name="Tabelle65.A1" office:value-type="string">
              <text:p text:style-name="P70">Methods inherited from class org.osgi.dto.DTO</text:p>
            </table:table-cell>
          </table:table-row>
          <table:table-row table:style-name="Tabelle65.2">
            <table:table-cell table:style-name="Tabelle65.A2" office:value-type="string">
              <text:p text:style-name="P65"><text:span text:style-name="Code2"><text:span text:style-name="T23">toString</text:span></text:span></text:p>
            </table:table-cell>
          </table:table-row>
        </table:table>
        <text:p text:style-name="P157">Field Detail</text:p>
        <text:p text:style-name="P160"><text:bookmark text:name="r102"/>patterns</text:p>
        <text:p text:style-name="P53"><text:span text:style-name="Code2">public String[] </text:span><text:span text:style-name="Code2"><text:span text:style-name="T63">patterns</text:span></text:span></text:p>
        <text:p text:style-name="P82">The request mappings for the servlet.</text:p>
        <text:p text:style-name="P78">The specified patterns are used to determine whether a request should be mapped to the servlet.</text:p>
        <text:p text:style-name="P84">See Also:</text:p>
        <text:p text:style-name="P103"><text:a xlink:type="simple" xlink:href="#r8"><text:span text:style-name="Code2"><text:span text:style-name="T57">HttpConstants.HTTP_WHITEBOARD_SERVLET_PATTERN</text:span></text:span></text:a></text:p>
        <text:p text:style-name="P157">Constructor Detail</text:p>
        <text:p text:style-name="P160"><text:bookmark text:name="r103"/>ServletDTO</text:p>
        <text:p text:style-name="P53"><text:span text:style-name="Code2">public </text:span><text:span text:style-name="Code2"><text:span text:style-name="T63">ServletDTO</text:span></text:span><text:span text:style-name="Code2">()</text:span></text:p>
        <text:section text:style-name="Sect2" text:name="Bereich1">
          <text:p text:style-name="P108"><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3"><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0">Bundles that need to register a servlet, listener, resource filter, or http context must be granted ServicePermission[Interface Name, REGISTER] where interface name is the whiteboard interface the service is registered for.</text:p>
      <text:p text:style-name="P20">Bundles that need to iterate the servlets, listeners, resources, filters, or http contexts registered with the system must be granted ServicePermission[interface name, GET] to retrieve the services from the service registry.</text:p>
      <text:p text:style-name="P20">In addition if a whiteboard service wants to be associated with a shared http context registered by another bundle, the bundle registering the whiteboard service must be granted ServicePermission[org.osgi.service.http.HttpContext, GET].</text:p>
      <text:p text:style-name="P21">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320926984771430683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8">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9</text:page-number> of <text:page-count style:num-format="1">80</text:page-count></text:p>
        <text:p text:style-name="Header"/>
        <text:p text:style-name="Header"><text:tab/>Draft<text:tab/> <text:modification-date style:data-style-name="N76">January 21,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4</text:page-number> of <text:page-count style:num-format="1">80</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80</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7</text:page-number> of <text:page-count style:num-format="1">80</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9</text:page-number> of <text:page-count style:num-format="1">80</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44</text:page-number> of <text:page-count style:num-format="1">80</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8</text:page-number> of <text:page-count style:num-format="1">80</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80</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80</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80</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80</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80</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80</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80</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80</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80</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80</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80</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80</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80</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80</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80</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80</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80</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80</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80</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80</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80</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80</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80</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8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31</meta:editing-cycles>
    <meta:editing-duration>P9DT16H9M42S</meta:editing-duration>
    <meta:initial-creator>Felix Meschberger</meta:initial-creator>
    <dc:date>2014-01-21T21:11:28</dc:date>
    <dc:creator>Carsten Ziegeler</dc:creator>
    <meta:document-statistic meta:table-count="80" meta:image-count="23" meta:object-count="0" meta:page-count="80" meta:paragraph-count="1864" meta:word-count="15548" meta:character-count="113466"/>
    <meta:user-defined meta:name="Company">Adobe Systems Incorporated</meta:user-defined>
    <meta:user-defined meta:name="Info 3"/>
    <meta:user-defined meta:name="Info 4"/>
    <meta:user-defined meta:name="RFC Title">RFC 189 Http Service Updates</meta:user-defined>
  </office:meta>
</office:document-meta>
</file>